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6.6839in" svg:height="3.786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paragraph" svg:width="6.498in" svg:height="3.7134in" draw:z-index="1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thony Ruiz</meta:initial-creator>
    <meta:creation-date>2011-10-25T11:25:44</meta:creation-date>
    <meta:document-statistic meta:table-count="0" meta:image-count="0" meta:object-count="2" meta:page-count="1" meta:paragraph-count="0" meta:word-count="0" meta:character-count="0"/>
    <dc:date>2011-10-25T11:28:07.31</dc:date>
    <dc:creator>Anthony Ruiz</dc:creator>
    <meta:editing-duration>PT2M24S</meta:editing-duration>
    <meta:editing-cycles>1</meta:editing-cycles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977cm" svg:height="9.618cm" xlink:href="." xlink:type="simple" chart:class="chart:scatter" chart:style-name="ch1">
        <chart:title svg:x="6.103cm" svg:y="0.328cm" chart:style-name="ch2">
          <text:p>1000W vs 600W supply</text:p>
        </chart:title>
        <chart:subtitle svg:x="6.777cm" svg:y="1.299cm" chart:style-name="ch3">
          <text:p>1000W Imax = 19A
600W Imax = 11A</text:p>
        </chart:subtitle>
        <chart:legend chart:legend-position="end" svg:x="13.787cm" svg:y="3.787cm" chart:style-name="ch4"/>
        <chart:plot-area chart:style-name="ch5" chart:data-source-has-labels="both" svg:x="2.13cm" svg:y="2.542cm" svg:width="10.918cm" svg:height="6.18cm">
          <chartooo:coordinate-region svg:x="2.937cm" svg:y="2.754cm" svg:width="9.831cm" svg:height="5.295cm"/>
          <chart:axis chart:dimension="x" chart:name="primary-x" chart:style-name="ch6">
            <chart:title svg:x="6.844cm" svg:y="8.915cm" chart:style-name="ch7">
              <text:p>Temp (C)</text:p>
            </chart:title>
            <chart:categories table:cell-range-address="local-table.$A$2:.$A$611"/>
          </chart:axis>
          <chart:axis chart:dimension="y" chart:name="primary-y" chart:style-name="ch6">
            <chart:title svg:x="1.204cm" svg:y="6.298cm" chart:style-name="ch8">
              <text:p>Time (s)</text:p>
            </chart:title>
            <chart:grid chart:style-name="ch9" chart:class="major"/>
          </chart:axis>
          <chart:series chart:style-name="ch10" chart:values-cell-range-address="local-table.$C$2:.$C$611" chart:label-cell-address="local-table.$C$1" chart:class="chart:scatter">
            <chart:domain table:cell-range-address="local-table.$B$2:.$B$611"/>
            <chart:data-point chart:repeated="610"/>
          </chart:series>
          <chart:series chart:style-name="ch11" chart:values-cell-range-address="local-table.$D$2:.$D$611" chart:label-cell-address="local-table.$D$1" chart:class="chart:scatter">
            <chart:data-point chart:repeated="610"/>
          </chart:series>
          <chart:series chart:style-name="ch12" chart:values-cell-range-address="local-table.$E$2:.$E$611" chart:label-cell-address="local-table.$E$1" chart:class="chart:scatter">
            <chart:data-point chart:repeated="610"/>
          </chart:series>
          <chart:series chart:style-name="ch13" chart:values-cell-range-address="local-table.$F$2:.$F$611" chart:label-cell-address="local-table.$F$1" chart:class="chart:scatter">
            <chart:data-point chart:repeated="6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600W</text:p>
              </table:table-cell>
              <table:table-cell office:value-type="string">
                <text:p>600W HEATER</text:p>
              </table:table-cell>
              <table:table-cell office:value-type="string">
                <text:p>1000W</text:p>
              </table:table-cell>
              <table:table-cell office:value-type="string">
                <text:p>1000W Hea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.1">
                <text:p>25.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25.1">
                <text:p>25.1</text:p>
              </table:table-cell>
              <table:table-cell office:value-type="float" office:value="25.6">
                <text:p>25.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.8">
                <text:p>25.8</text:p>
              </table:table-cell>
              <table:table-cell office:value-type="float" office:value="25.3">
                <text:p>25.3</text:p>
              </table:table-cell>
              <table:table-cell office:value-type="float" office:value="26.1">
                <text:p>26.1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5.9">
                <text:p>25.9</text:p>
              </table:table-cell>
              <table:table-cell office:value-type="float" office:value="25.7">
                <text:p>25.7</text:p>
              </table:table-cell>
              <table:table-cell office:value-type="float" office:value="26.9">
                <text:p>26.9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.4">
                <text:p>26.4</text:p>
              </table:table-cell>
              <table:table-cell office:value-type="float" office:value="26.3">
                <text:p>26.3</text:p>
              </table:table-cell>
              <table:table-cell office:value-type="float" office:value="28.1">
                <text:p>28.1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.2">
                <text:p>27.2</text:p>
              </table:table-cell>
              <table:table-cell office:value-type="float" office:value="26.9">
                <text:p>26.9</text:p>
              </table:table-cell>
              <table:table-cell office:value-type="float" office:value="29.4">
                <text:p>29.4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8.1">
                <text:p>28.1</text:p>
              </table:table-cell>
              <table:table-cell office:value-type="float" office:value="27.8">
                <text:p>27.8</text:p>
              </table:table-cell>
              <table:table-cell office:value-type="float" office:value="30.9">
                <text:p>30.9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.2">
                <text:p>29.2</text:p>
              </table:table-cell>
              <table:table-cell office:value-type="float" office:value="28.8">
                <text:p>28.8</text:p>
              </table:table-cell>
              <table:table-cell office:value-type="float" office:value="32.6">
                <text:p>32.6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.3">
                <text:p>30.3</text:p>
              </table:table-cell>
              <table:table-cell office:value-type="float" office:value="29.8">
                <text:p>29.8</text:p>
              </table:table-cell>
              <table:table-cell office:value-type="float" office:value="34.2">
                <text:p>34.2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1.4">
                <text:p>31.4</text:p>
              </table:table-cell>
              <table:table-cell office:value-type="float" office:value="30.9">
                <text:p>30.9</text:p>
              </table:table-cell>
              <table:table-cell office:value-type="float" office:value="36.2">
                <text:p>36.2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2.6">
                <text:p>32.6</text:p>
              </table:table-cell>
              <table:table-cell office:value-type="float" office:value="32">
                <text:p>32</text:p>
              </table:table-cell>
              <table:table-cell office:value-type="float" office:value="38">
                <text:p>38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3.9">
                <text:p>33.9</text:p>
              </table:table-cell>
              <table:table-cell office:value-type="float" office:value="33.2">
                <text:p>33.2</text:p>
              </table:table-cell>
              <table:table-cell office:value-type="float" office:value="39.9">
                <text:p>39.9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34.3">
                <text:p>34.3</text:p>
              </table:table-cell>
              <table:table-cell office:value-type="float" office:value="41.7">
                <text:p>41.7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6.2">
                <text:p>36.2</text:p>
              </table:table-cell>
              <table:table-cell office:value-type="float" office:value="35.5">
                <text:p>35.5</text:p>
              </table:table-cell>
              <table:table-cell office:value-type="float" office:value="43.6">
                <text:p>43.6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7.4">
                <text:p>37.4</text:p>
              </table:table-cell>
              <table:table-cell office:value-type="float" office:value="36.6">
                <text:p>36.6</text:p>
              </table:table-cell>
              <table:table-cell office:value-type="float" office:value="45.3">
                <text:p>45.3</text:p>
              </table:table-cell>
              <table:table-cell office:value-type="float" office:value="45.3">
                <text:p>45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8.6">
                <text:p>38.6</text:p>
              </table:table-cell>
              <table:table-cell office:value-type="float" office:value="37.7">
                <text:p>37.7</text:p>
              </table:table-cell>
              <table:table-cell office:value-type="float" office:value="47.1">
                <text:p>47.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9.7">
                <text:p>39.7</text:p>
              </table:table-cell>
              <table:table-cell office:value-type="float" office:value="38.8">
                <text:p>38.8</text:p>
              </table:table-cell>
              <table:table-cell office:value-type="float" office:value="48.7">
                <text:p>48.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0.9">
                <text:p>40.9</text:p>
              </table:table-cell>
              <table:table-cell office:value-type="float" office:value="39.9">
                <text:p>39.9</text:p>
              </table:table-cell>
              <table:table-cell office:value-type="float" office:value="50.3">
                <text:p>50.3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1.9">
                <text:p>41.9</text:p>
              </table:table-cell>
              <table:table-cell office:value-type="float" office:value="40.9">
                <text:p>40.9</text:p>
              </table:table-cell>
              <table:table-cell office:value-type="float" office:value="52">
                <text:p>52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  <table:table-cell office:value-type="float" office:value="41.9">
                <text:p>41.9</text:p>
              </table:table-cell>
              <table:table-cell office:value-type="float" office:value="53.6">
                <text:p>53.6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3.9">
                <text:p>43.9</text:p>
              </table:table-cell>
              <table:table-cell office:value-type="float" office:value="42.9">
                <text:p>42.9</text:p>
              </table:table-cell>
              <table:table-cell office:value-type="float" office:value="55.1">
                <text:p>55.1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4.9">
                <text:p>44.9</text:p>
              </table:table-cell>
              <table:table-cell office:value-type="float" office:value="43.9">
                <text:p>43.9</text:p>
              </table:table-cell>
              <table:table-cell office:value-type="float" office:value="56.5">
                <text:p>56.5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5.9">
                <text:p>45.9</text:p>
              </table:table-cell>
              <table:table-cell office:value-type="float" office:value="44.8">
                <text:p>44.8</text:p>
              </table:table-cell>
              <table:table-cell office:value-type="float" office:value="57.9">
                <text:p>57.9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6.8">
                <text:p>46.8</text:p>
              </table:table-cell>
              <table:table-cell office:value-type="float" office:value="45.7">
                <text:p>45.7</text:p>
              </table:table-cell>
              <table:table-cell office:value-type="float" office:value="59.6">
                <text:p>59.6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7.7">
                <text:p>47.7</text:p>
              </table:table-cell>
              <table:table-cell office:value-type="float" office:value="46.6">
                <text:p>46.6</text:p>
              </table:table-cell>
              <table:table-cell office:value-type="float" office:value="60.8">
                <text:p>60.8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8.6">
                <text:p>48.6</text:p>
              </table:table-cell>
              <table:table-cell office:value-type="float" office:value="47.5">
                <text:p>47.5</text:p>
              </table:table-cell>
              <table:table-cell office:value-type="float" office:value="62.1">
                <text:p>62.1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9.4">
                <text:p>49.4</text:p>
              </table:table-cell>
              <table:table-cell office:value-type="float" office:value="48.4">
                <text:p>48.4</text:p>
              </table:table-cell>
              <table:table-cell office:value-type="float" office:value="63.4">
                <text:p>63.4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0.3">
                <text:p>50.3</text:p>
              </table:table-cell>
              <table:table-cell office:value-type="float" office:value="49.2">
                <text:p>49.2</text:p>
              </table:table-cell>
              <table:table-cell office:value-type="float" office:value="64.7">
                <text:p>64.7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1.1">
                <text:p>51.1</text:p>
              </table:table-cell>
              <table:table-cell office:value-type="float" office:value="50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1.9">
                <text:p>51.9</text:p>
              </table:table-cell>
              <table:table-cell office:value-type="float" office:value="50.8">
                <text:p>50.8</text:p>
              </table:table-cell>
              <table:table-cell office:value-type="float" office:value="67.2">
                <text:p>67.2</text:p>
              </table:table-cell>
              <table:table-cell office:value-type="float" office:value="66.9">
                <text:p>66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2.6">
                <text:p>52.6</text:p>
              </table:table-cell>
              <table:table-cell office:value-type="float" office:value="51.7">
                <text:p>51.7</text:p>
              </table:table-cell>
              <table:table-cell office:value-type="float" office:value="68.4">
                <text:p>68.4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3.5">
                <text:p>53.5</text:p>
              </table:table-cell>
              <table:table-cell office:value-type="float" office:value="52.5">
                <text:p>52.5</text:p>
              </table:table-cell>
              <table:table-cell office:value-type="float" office:value="69.4">
                <text:p>69.4</text:p>
              </table:table-cell>
              <table:table-cell office:value-type="float" office:value="69.1">
                <text:p>69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4.3">
                <text:p>54.3</text:p>
              </table:table-cell>
              <table:table-cell office:value-type="float" office:value="53.2">
                <text:p>53.2</text:p>
              </table:table-cell>
              <table:table-cell office:value-type="float" office:value="70.7">
                <text:p>70.7</text:p>
              </table:table-cell>
              <table:table-cell office:value-type="float" office:value="70.3">
                <text:p>70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53.9">
                <text:p>53.9</text:p>
              </table:table-cell>
              <table:table-cell office:value-type="float" office:value="71.8">
                <text:p>71.8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5.7">
                <text:p>55.7</text:p>
              </table:table-cell>
              <table:table-cell office:value-type="float" office:value="54.7">
                <text:p>54.7</text:p>
              </table:table-cell>
              <table:table-cell office:value-type="float" office:value="73">
                <text:p>73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6.5">
                <text:p>56.5</text:p>
              </table:table-cell>
              <table:table-cell office:value-type="float" office:value="55.4">
                <text:p>55.4</text:p>
              </table:table-cell>
              <table:table-cell office:value-type="float" office:value="74.1">
                <text:p>74.1</text:p>
              </table:table-cell>
              <table:table-cell office:value-type="float" office:value="73.7">
                <text:p>73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7.2">
                <text:p>57.2</text:p>
              </table:table-cell>
              <table:table-cell office:value-type="float" office:value="56.1">
                <text:p>56.1</text:p>
              </table:table-cell>
              <table:table-cell office:value-type="float" office:value="75.2">
                <text:p>75.2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7.9">
                <text:p>57.9</text:p>
              </table:table-cell>
              <table:table-cell office:value-type="float" office:value="56.8">
                <text:p>56.8</text:p>
              </table:table-cell>
              <table:table-cell office:value-type="float" office:value="76.3">
                <text:p>76.3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8.6">
                <text:p>58.6</text:p>
              </table:table-cell>
              <table:table-cell office:value-type="float" office:value="57.4">
                <text:p>57.4</text:p>
              </table:table-cell>
              <table:table-cell office:value-type="float" office:value="77.4">
                <text:p>77.4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9.2">
                <text:p>59.2</text:p>
              </table:table-cell>
              <table:table-cell office:value-type="float" office:value="58.1">
                <text:p>58.1</text:p>
              </table:table-cell>
              <table:table-cell office:value-type="float" office:value="78.4">
                <text:p>78.4</text:p>
              </table:table-cell>
              <table:table-cell office:value-type="float" office:value="77.9">
                <text:p>77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9.9">
                <text:p>59.9</text:p>
              </table:table-cell>
              <table:table-cell office:value-type="float" office:value="58.8">
                <text:p>58.8</text:p>
              </table:table-cell>
              <table:table-cell office:value-type="float" office:value="79.5">
                <text:p>79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0.6">
                <text:p>60.6</text:p>
              </table:table-cell>
              <table:table-cell office:value-type="float" office:value="59.5">
                <text:p>59.5</text:p>
              </table:table-cell>
              <table:table-cell office:value-type="float" office:value="80.5">
                <text:p>80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1.2">
                <text:p>61.2</text:p>
              </table:table-cell>
              <table:table-cell office:value-type="float" office:value="60.1">
                <text:p>60.1</text:p>
              </table:table-cell>
              <table:table-cell office:value-type="float" office:value="81.5">
                <text:p>81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1.9">
                <text:p>61.9</text:p>
              </table:table-cell>
              <table:table-cell office:value-type="float" office:value="60.8">
                <text:p>60.8</text:p>
              </table:table-cell>
              <table:table-cell office:value-type="float" office:value="82.5">
                <text:p>82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2.5">
                <text:p>62.5</text:p>
              </table:table-cell>
              <table:table-cell office:value-type="float" office:value="61.5">
                <text:p>61.5</text:p>
              </table:table-cell>
              <table:table-cell office:value-type="float" office:value="83.5">
                <text:p>83.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3.1">
                <text:p>63.1</text:p>
              </table:table-cell>
              <table:table-cell office:value-type="float" office:value="62">
                <text:p>62</text:p>
              </table:table-cell>
              <table:table-cell office:value-type="float" office:value="84.5">
                <text:p>84.5</text:p>
              </table:table-cell>
              <table:table-cell office:value-type="float" office:value="83.9">
                <text:p>83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3.7">
                <text:p>63.7</text:p>
              </table:table-cell>
              <table:table-cell office:value-type="float" office:value="62.7">
                <text:p>62.7</text:p>
              </table:table-cell>
              <table:table-cell office:value-type="float" office:value="85.5">
                <text:p>85.5</text:p>
              </table:table-cell>
              <table:table-cell office:value-type="float" office:value="84.9">
                <text:p>84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4.4">
                <text:p>64.4</text:p>
              </table:table-cell>
              <table:table-cell office:value-type="float" office:value="63.2">
                <text:p>63.2</text:p>
              </table:table-cell>
              <table:table-cell office:value-type="float" office:value="86.4">
                <text:p>86.4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65">
                <text:p>65</text:p>
              </table:table-cell>
              <table:table-cell office:value-type="float" office:value="63.9">
                <text:p>63.9</text:p>
              </table:table-cell>
              <table:table-cell office:value-type="float" office:value="87.3">
                <text:p>87.3</text:p>
              </table:table-cell>
              <table:table-cell office:value-type="float" office:value="86.8">
                <text:p>86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65.6">
                <text:p>65.6</text:p>
              </table:table-cell>
              <table:table-cell office:value-type="float" office:value="64.5">
                <text:p>64.5</text:p>
              </table:table-cell>
              <table:table-cell office:value-type="float" office:value="88.3">
                <text:p>88.3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66.2">
                <text:p>66.2</text:p>
              </table:table-cell>
              <table:table-cell office:value-type="float" office:value="65.1">
                <text:p>65.1</text:p>
              </table:table-cell>
              <table:table-cell office:value-type="float" office:value="89.1">
                <text:p>89.1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66.8">
                <text:p>66.8</text:p>
              </table:table-cell>
              <table:table-cell office:value-type="float" office:value="65.7">
                <text:p>65.7</text:p>
              </table:table-cell>
              <table:table-cell office:value-type="float" office:value="90.1">
                <text:p>90.1</text:p>
              </table:table-cell>
              <table:table-cell office:value-type="float" office:value="89.6">
                <text:p>89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67.4">
                <text:p>67.4</text:p>
              </table:table-cell>
              <table:table-cell office:value-type="float" office:value="66.2">
                <text:p>66.2</text:p>
              </table:table-cell>
              <table:table-cell office:value-type="float" office:value="91">
                <text:p>91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7.9">
                <text:p>67.9</text:p>
              </table:table-cell>
              <table:table-cell office:value-type="float" office:value="66.8">
                <text:p>66.8</text:p>
              </table:table-cell>
              <table:table-cell office:value-type="float" office:value="91.9">
                <text:p>91.9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68.5">
                <text:p>68.5</text:p>
              </table:table-cell>
              <table:table-cell office:value-type="float" office:value="67.4">
                <text:p>67.4</text:p>
              </table:table-cell>
              <table:table-cell office:value-type="float" office:value="92.7">
                <text:p>92.7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69.1">
                <text:p>69.1</text:p>
              </table:table-cell>
              <table:table-cell office:value-type="float" office:value="68">
                <text:p>68</text:p>
              </table:table-cell>
              <table:table-cell office:value-type="float" office:value="93.6">
                <text:p>93.6</text:p>
              </table:table-cell>
              <table:table-cell office:value-type="float" office:value="93.1">
                <text:p>93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9.6">
                <text:p>69.6</text:p>
              </table:table-cell>
              <table:table-cell office:value-type="float" office:value="68.5">
                <text:p>68.5</text:p>
              </table:table-cell>
              <table:table-cell office:value-type="float" office:value="94.5">
                <text:p>94.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0.2">
                <text:p>70.2</text:p>
              </table:table-cell>
              <table:table-cell office:value-type="float" office:value="69.1">
                <text:p>69.1</text:p>
              </table:table-cell>
              <table:table-cell office:value-type="float" office:value="95.3">
                <text:p>95.3</text:p>
              </table:table-cell>
              <table:table-cell office:value-type="float" office:value="94.9">
                <text:p>94.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0.7">
                <text:p>70.7</text:p>
              </table:table-cell>
              <table:table-cell office:value-type="float" office:value="69.6">
                <text:p>69.6</text:p>
              </table:table-cell>
              <table:table-cell office:value-type="float" office:value="96.2">
                <text:p>96.2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1.3">
                <text:p>71.3</text:p>
              </table:table-cell>
              <table:table-cell office:value-type="float" office:value="70.2">
                <text:p>70.2</text:p>
              </table:table-cell>
              <table:table-cell office:value-type="float" office:value="97">
                <text:p>97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1.8">
                <text:p>71.8</text:p>
              </table:table-cell>
              <table:table-cell office:value-type="float" office:value="70.8">
                <text:p>70.8</text:p>
              </table:table-cell>
              <table:table-cell office:value-type="float" office:value="97.9">
                <text:p>97.9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2.4">
                <text:p>72.4</text:p>
              </table:table-cell>
              <table:table-cell office:value-type="float" office:value="71.2">
                <text:p>71.2</text:p>
              </table:table-cell>
              <table:table-cell office:value-type="float" office:value="98.8">
                <text:p>98.8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2.9">
                <text:p>72.9</text:p>
              </table:table-cell>
              <table:table-cell office:value-type="float" office:value="71.8">
                <text:p>71.8</text:p>
              </table:table-cell>
              <table:table-cell office:value-type="float" office:value="99.5">
                <text:p>99.5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3.5">
                <text:p>73.5</text:p>
              </table:table-cell>
              <table:table-cell office:value-type="float" office:value="72.4">
                <text:p>72.4</text:p>
              </table:table-cell>
              <table:table-cell office:value-type="float" office:value="100.3">
                <text:p>100.3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4">
                <text:p>74</text:p>
              </table:table-cell>
              <table:table-cell office:value-type="float" office:value="72.9">
                <text:p>72.9</text:p>
              </table:table-cell>
              <table:table-cell office:value-type="float" office:value="101.1">
                <text:p>101.1</text:p>
              </table:table-cell>
              <table:table-cell office:value-type="float" office:value="100.7">
                <text:p>100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4.5">
                <text:p>74.5</text:p>
              </table:table-cell>
              <table:table-cell office:value-type="float" office:value="73.4">
                <text:p>73.4</text:p>
              </table:table-cell>
              <table:table-cell office:value-type="float" office:value="101.9">
                <text:p>101.9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5.1">
                <text:p>75.1</text:p>
              </table:table-cell>
              <table:table-cell office:value-type="float" office:value="74">
                <text:p>74</text:p>
              </table:table-cell>
              <table:table-cell office:value-type="float" office:value="102.6">
                <text:p>102.6</text:p>
              </table:table-cell>
              <table:table-cell office:value-type="float" office:value="102.3">
                <text:p>102.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5.5">
                <text:p>75.5</text:p>
              </table:table-cell>
              <table:table-cell office:value-type="float" office:value="74.5">
                <text:p>74.5</text:p>
              </table:table-cell>
              <table:table-cell office:value-type="float" office:value="103.4">
                <text:p>103.4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6.1">
                <text:p>76.1</text:p>
              </table:table-cell>
              <table:table-cell office:value-type="float" office:value="75">
                <text:p>75</text:p>
              </table:table-cell>
              <table:table-cell office:value-type="float" office:value="104.1">
                <text:p>104.1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6.6">
                <text:p>76.6</text:p>
              </table:table-cell>
              <table:table-cell office:value-type="float" office:value="75.5">
                <text:p>75.5</text:p>
              </table:table-cell>
              <table:table-cell office:value-type="float" office:value="104.9">
                <text:p>104.9</text:p>
              </table:table-cell>
              <table:table-cell office:value-type="float" office:value="104.6">
                <text:p>104.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7.2">
                <text:p>77.2</text:p>
              </table:table-cell>
              <table:table-cell office:value-type="float" office:value="76.1">
                <text:p>76.1</text:p>
              </table:table-cell>
              <table:table-cell office:value-type="float" office:value="105.7">
                <text:p>105.7</text:p>
              </table:table-cell>
              <table:table-cell office:value-type="float" office:value="105.4">
                <text:p>105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7.7">
                <text:p>77.7</text:p>
              </table:table-cell>
              <table:table-cell office:value-type="float" office:value="76.6">
                <text:p>76.6</text:p>
              </table:table-cell>
              <table:table-cell office:value-type="float" office:value="106.4">
                <text:p>106.4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8.2">
                <text:p>78.2</text:p>
              </table:table-cell>
              <table:table-cell office:value-type="float" office:value="77.1">
                <text:p>77.1</text:p>
              </table:table-cell>
              <table:table-cell office:value-type="float" office:value="107.1">
                <text:p>107.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8.7">
                <text:p>78.7</text:p>
              </table:table-cell>
              <table:table-cell office:value-type="float" office:value="77.6">
                <text:p>77.6</text:p>
              </table:table-cell>
              <table:table-cell office:value-type="float" office:value="107.8">
                <text:p>107.8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79.2">
                <text:p>79.2</text:p>
              </table:table-cell>
              <table:table-cell office:value-type="float" office:value="78.1">
                <text:p>78.1</text:p>
              </table:table-cell>
              <table:table-cell office:value-type="float" office:value="108.6">
                <text:p>108.6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9.7">
                <text:p>79.7</text:p>
              </table:table-cell>
              <table:table-cell office:value-type="float" office:value="78.6">
                <text:p>78.6</text:p>
              </table:table-cell>
              <table:table-cell office:value-type="float" office:value="109.3">
                <text:p>109.3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0.2">
                <text:p>80.2</text:p>
              </table:table-cell>
              <table:table-cell office:value-type="float" office:value="79.1">
                <text:p>79.1</text:p>
              </table:table-cell>
              <table:table-cell office:value-type="float" office:value="110.1">
                <text:p>110.1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0.7">
                <text:p>80.7</text:p>
              </table:table-cell>
              <table:table-cell office:value-type="float" office:value="79.6">
                <text:p>79.6</text:p>
              </table:table-cell>
              <table:table-cell office:value-type="float" office:value="110.7">
                <text:p>110.7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1.1">
                <text:p>81.1</text:p>
              </table:table-cell>
              <table:table-cell office:value-type="float" office:value="80.1">
                <text:p>80.1</text:p>
              </table:table-cell>
              <table:table-cell office:value-type="float" office:value="111.4">
                <text:p>111.4</text:p>
              </table:table-cell>
              <table:table-cell office:value-type="float" office:value="111.3">
                <text:p>111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1.6">
                <text:p>81.6</text:p>
              </table:table-cell>
              <table:table-cell office:value-type="float" office:value="80.6">
                <text:p>80.6</text:p>
              </table:table-cell>
              <table:table-cell office:value-type="float" office:value="112.1">
                <text:p>112.1</text:p>
              </table:table-cell>
              <table:table-cell office:value-type="float" office:value="112.1">
                <text:p>112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2.2">
                <text:p>82.2</text:p>
              </table:table-cell>
              <table:table-cell office:value-type="float" office:value="81">
                <text:p>81</text:p>
              </table:table-cell>
              <table:table-cell office:value-type="float" office:value="112.8">
                <text:p>112.8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82.5">
                <text:p>82.5</text:p>
              </table:table-cell>
              <table:table-cell office:value-type="float" office:value="81.5">
                <text:p>81.5</text:p>
              </table:table-cell>
              <table:table-cell office:value-type="float" office:value="113.5">
                <text:p>113.5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14.1">
                <text:p>114.1</text:p>
              </table:table-cell>
              <table:table-cell office:value-type="float" office:value="114.2">
                <text:p>114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3.5">
                <text:p>83.5</text:p>
              </table:table-cell>
              <table:table-cell office:value-type="float" office:value="82.5">
                <text:p>82.5</text:p>
              </table:table-cell>
              <table:table-cell office:value-type="float" office:value="114.8">
                <text:p>114.8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4.2">
                <text:p>84.2</text:p>
              </table:table-cell>
              <table:table-cell office:value-type="float" office:value="82.9">
                <text:p>82.9</text:p>
              </table:table-cell>
              <table:table-cell office:value-type="float" office:value="115.5">
                <text:p>115.5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4.6">
                <text:p>84.6</text:p>
              </table:table-cell>
              <table:table-cell office:value-type="float" office:value="83.4">
                <text:p>83.4</text:p>
              </table:table-cell>
              <table:table-cell office:value-type="float" office:value="116.1">
                <text:p>116.1</text:p>
              </table:table-cell>
              <table:table-cell office:value-type="float" office:value="116.2">
                <text:p>116.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85.1">
                <text:p>85.1</text:p>
              </table:table-cell>
              <table:table-cell office:value-type="float" office:value="83.8">
                <text:p>83.8</text:p>
              </table:table-cell>
              <table:table-cell office:value-type="float" office:value="116.8">
                <text:p>116.8</text:p>
              </table:table-cell>
              <table:table-cell office:value-type="float" office:value="116.9">
                <text:p>116.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5.5">
                <text:p>85.5</text:p>
              </table:table-cell>
              <table:table-cell office:value-type="float" office:value="84.3">
                <text:p>84.3</text:p>
              </table:table-cell>
              <table:table-cell office:value-type="float" office:value="117.4">
                <text:p>117.4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84.8">
                <text:p>84.8</text:p>
              </table:table-cell>
              <table:table-cell office:value-type="float" office:value="118">
                <text:p>118</text:p>
              </table:table-cell>
              <table:table-cell office:value-type="float" office:value="118.2">
                <text:p>118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6.4">
                <text:p>86.4</text:p>
              </table:table-cell>
              <table:table-cell office:value-type="float" office:value="85.2">
                <text:p>85.2</text:p>
              </table:table-cell>
              <table:table-cell office:value-type="float" office:value="118.7">
                <text:p>118.7</text:p>
              </table:table-cell>
              <table:table-cell office:value-type="float" office:value="118.9">
                <text:p>118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6.9">
                <text:p>86.9</text:p>
              </table:table-cell>
              <table:table-cell office:value-type="float" office:value="85.6">
                <text:p>85.6</text:p>
              </table:table-cell>
              <table:table-cell office:value-type="float" office:value="119.3">
                <text:p>119.3</text:p>
              </table:table-cell>
              <table:table-cell office:value-type="float" office:value="119.5">
                <text:p>119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7.3">
                <text:p>87.3</text:p>
              </table:table-cell>
              <table:table-cell office:value-type="float" office:value="86.1">
                <text:p>86.1</text:p>
              </table:table-cell>
              <table:table-cell office:value-type="float" office:value="119.9">
                <text:p>119.9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7.7">
                <text:p>87.7</text:p>
              </table:table-cell>
              <table:table-cell office:value-type="float" office:value="86.6">
                <text:p>86.6</text:p>
              </table:table-cell>
              <table:table-cell office:value-type="float" office:value="120.6">
                <text:p>120.6</text:p>
              </table:table-cell>
              <table:table-cell office:value-type="float" office:value="120.8">
                <text:p>120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8.2">
                <text:p>88.2</text:p>
              </table:table-cell>
              <table:table-cell office:value-type="float" office:value="87">
                <text:p>87</text:p>
              </table:table-cell>
              <table:table-cell office:value-type="float" office:value="121.2">
                <text:p>121.2</text:p>
              </table:table-cell>
              <table:table-cell office:value-type="float" office:value="121.4">
                <text:p>121.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8.6">
                <text:p>88.6</text:p>
              </table:table-cell>
              <table:table-cell office:value-type="float" office:value="87.4">
                <text:p>87.4</text:p>
              </table:table-cell>
              <table:table-cell office:value-type="float" office:value="121.8">
                <text:p>121.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9">
                <text:p>89</text:p>
              </table:table-cell>
              <table:table-cell office:value-type="float" office:value="87.8">
                <text:p>87.8</text:p>
              </table:table-cell>
              <table:table-cell office:value-type="float" office:value="122.4">
                <text:p>122.4</text:p>
              </table:table-cell>
              <table:table-cell office:value-type="float" office:value="122.7">
                <text:p>122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89.4">
                <text:p>89.4</text:p>
              </table:table-cell>
              <table:table-cell office:value-type="float" office:value="88.3">
                <text:p>88.3</text:p>
              </table:table-cell>
              <table:table-cell office:value-type="float" office:value="123.1">
                <text:p>123.1</text:p>
              </table:table-cell>
              <table:table-cell office:value-type="float" office:value="123.3">
                <text:p>123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89.9">
                <text:p>89.9</text:p>
              </table:table-cell>
              <table:table-cell office:value-type="float" office:value="88.7">
                <text:p>88.7</text:p>
              </table:table-cell>
              <table:table-cell office:value-type="float" office:value="123.6">
                <text:p>123.6</text:p>
              </table:table-cell>
              <table:table-cell office:value-type="float" office:value="123.9">
                <text:p>123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0.3">
                <text:p>90.3</text:p>
              </table:table-cell>
              <table:table-cell office:value-type="float" office:value="89.1">
                <text:p>89.1</text:p>
              </table:table-cell>
              <table:table-cell office:value-type="float" office:value="124.2">
                <text:p>124.2</text:p>
              </table:table-cell>
              <table:table-cell office:value-type="float" office:value="124.5">
                <text:p>124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0.7">
                <text:p>90.7</text:p>
              </table:table-cell>
              <table:table-cell office:value-type="float" office:value="89.6">
                <text:p>89.6</text:p>
              </table:table-cell>
              <table:table-cell office:value-type="float" office:value="124.8">
                <text:p>124.8</text:p>
              </table:table-cell>
              <table:table-cell office:value-type="float" office:value="125.1">
                <text:p>125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1.1">
                <text:p>91.1</text:p>
              </table:table-cell>
              <table:table-cell office:value-type="float" office:value="90">
                <text:p>90</text:p>
              </table:table-cell>
              <table:table-cell office:value-type="float" office:value="125.4">
                <text:p>125.4</text:p>
              </table:table-cell>
              <table:table-cell office:value-type="float" office:value="125.7">
                <text:p>125.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1.5">
                <text:p>91.5</text:p>
              </table:table-cell>
              <table:table-cell office:value-type="float" office:value="90.4">
                <text:p>90.4</text:p>
              </table:table-cell>
              <table:table-cell office:value-type="float" office:value="125.9">
                <text:p>125.9</text:p>
              </table:table-cell>
              <table:table-cell office:value-type="float" office:value="126.3">
                <text:p>126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1.9">
                <text:p>91.9</text:p>
              </table:table-cell>
              <table:table-cell office:value-type="float" office:value="90.8">
                <text:p>90.8</text:p>
              </table:table-cell>
              <table:table-cell office:value-type="float" office:value="126.5">
                <text:p>126.5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2.3">
                <text:p>92.3</text:p>
              </table:table-cell>
              <table:table-cell office:value-type="float" office:value="91.2">
                <text:p>91.2</text:p>
              </table:table-cell>
              <table:table-cell office:value-type="float" office:value="127.1">
                <text:p>127.1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2.8">
                <text:p>92.8</text:p>
              </table:table-cell>
              <table:table-cell office:value-type="float" office:value="91.6">
                <text:p>91.6</text:p>
              </table:table-cell>
              <table:table-cell office:value-type="float" office:value="127.6">
                <text:p>127.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3.1">
                <text:p>93.1</text:p>
              </table:table-cell>
              <table:table-cell office:value-type="float" office:value="92">
                <text:p>92</text:p>
              </table:table-cell>
              <table:table-cell office:value-type="float" office:value="128.2">
                <text:p>128.2</text:p>
              </table:table-cell>
              <table:table-cell office:value-type="float" office:value="128.6">
                <text:p>128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3.5">
                <text:p>93.5</text:p>
              </table:table-cell>
              <table:table-cell office:value-type="float" office:value="92.4">
                <text:p>92.4</text:p>
              </table:table-cell>
              <table:table-cell office:value-type="float" office:value="128.7">
                <text:p>128.7</text:p>
              </table:table-cell>
              <table:table-cell office:value-type="float" office:value="129.1">
                <text:p>129.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3.9">
                <text:p>93.9</text:p>
              </table:table-cell>
              <table:table-cell office:value-type="float" office:value="92.8">
                <text:p>92.8</text:p>
              </table:table-cell>
              <table:table-cell office:value-type="float" office:value="129.3">
                <text:p>129.3</text:p>
              </table:table-cell>
              <table:table-cell office:value-type="float" office:value="129.7">
                <text:p>129.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4.3">
                <text:p>94.3</text:p>
              </table:table-cell>
              <table:table-cell office:value-type="float" office:value="93.2">
                <text:p>93.2</text:p>
              </table:table-cell>
              <table:table-cell office:value-type="float" office:value="129.8">
                <text:p>129.8</text:p>
              </table:table-cell>
              <table:table-cell office:value-type="float" office:value="130.3">
                <text:p>130.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4.8">
                <text:p>94.8</text:p>
              </table:table-cell>
              <table:table-cell office:value-type="float" office:value="93.6">
                <text:p>93.6</text:p>
              </table:table-cell>
              <table:table-cell office:value-type="float" office:value="130.4">
                <text:p>130.4</text:p>
              </table:table-cell>
              <table:table-cell office:value-type="float" office:value="130.9">
                <text:p>130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5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30.9">
                <text:p>130.9</text:p>
              </table:table-cell>
              <table:table-cell office:value-type="float" office:value="131.4">
                <text:p>131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5.5">
                <text:p>95.5</text:p>
              </table:table-cell>
              <table:table-cell office:value-type="float" office:value="94.4">
                <text:p>94.4</text:p>
              </table:table-cell>
              <table:table-cell office:value-type="float" office:value="131.4">
                <text:p>131.4</text:p>
              </table:table-cell>
              <table:table-cell office:value-type="float" office:value="131.9">
                <text:p>131.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5.9">
                <text:p>95.9</text:p>
              </table:table-cell>
              <table:table-cell office:value-type="float" office:value="94.7">
                <text:p>94.7</text:p>
              </table:table-cell>
              <table:table-cell office:value-type="float" office:value="132">
                <text:p>132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6.2">
                <text:p>96.2</text:p>
              </table:table-cell>
              <table:table-cell office:value-type="float" office:value="95.2">
                <text:p>95.2</text:p>
              </table:table-cell>
              <table:table-cell office:value-type="float" office:value="132.6">
                <text:p>132.6</text:p>
              </table:table-cell>
              <table:table-cell office:value-type="float" office:value="133.1">
                <text:p>133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96.6">
                <text:p>96.6</text:p>
              </table:table-cell>
              <table:table-cell office:value-type="float" office:value="95.5">
                <text:p>95.5</text:p>
              </table:table-cell>
              <table:table-cell office:value-type="float" office:value="133.1">
                <text:p>133.1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97">
                <text:p>97</text:p>
              </table:table-cell>
              <table:table-cell office:value-type="float" office:value="95.9">
                <text:p>95.9</text:p>
              </table:table-cell>
              <table:table-cell office:value-type="float" office:value="133.6">
                <text:p>133.6</text:p>
              </table:table-cell>
              <table:table-cell office:value-type="float" office:value="134.1">
                <text:p>134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97.3">
                <text:p>97.3</text:p>
              </table:table-cell>
              <table:table-cell office:value-type="float" office:value="96.3">
                <text:p>96.3</text:p>
              </table:table-cell>
              <table:table-cell office:value-type="float" office:value="134">
                <text:p>134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97.7">
                <text:p>97.7</text:p>
              </table:table-cell>
              <table:table-cell office:value-type="float" office:value="96.6">
                <text:p>96.6</text:p>
              </table:table-cell>
              <table:table-cell office:value-type="float" office:value="134.6">
                <text:p>134.6</text:p>
              </table:table-cell>
              <table:table-cell office:value-type="float" office:value="135.2">
                <text:p>135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98.1">
                <text:p>98.1</text:p>
              </table:table-cell>
              <table:table-cell office:value-type="float" office:value="97.1">
                <text:p>97.1</text:p>
              </table:table-cell>
              <table:table-cell office:value-type="float" office:value="135.1">
                <text:p>135.1</text:p>
              </table:table-cell>
              <table:table-cell office:value-type="float" office:value="135.7">
                <text:p>135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98.5">
                <text:p>98.5</text:p>
              </table:table-cell>
              <table:table-cell office:value-type="float" office:value="97.4">
                <text:p>97.4</text:p>
              </table:table-cell>
              <table:table-cell office:value-type="float" office:value="135.6">
                <text:p>135.6</text:p>
              </table:table-cell>
              <table:table-cell office:value-type="float" office:value="136.2">
                <text:p>136.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98.8">
                <text:p>98.8</text:p>
              </table:table-cell>
              <table:table-cell office:value-type="float" office:value="97.8">
                <text:p>97.8</text:p>
              </table:table-cell>
              <table:table-cell office:value-type="float" office:value="136">
                <text:p>136</text:p>
              </table:table-cell>
              <table:table-cell office:value-type="float" office:value="136.7">
                <text:p>136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99.1">
                <text:p>99.1</text:p>
              </table:table-cell>
              <table:table-cell office:value-type="float" office:value="98.2">
                <text:p>98.2</text:p>
              </table:table-cell>
              <table:table-cell office:value-type="float" office:value="136.5">
                <text:p>136.5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99.5">
                <text:p>99.5</text:p>
              </table:table-cell>
              <table:table-cell office:value-type="float" office:value="98.5">
                <text:p>98.5</text:p>
              </table:table-cell>
              <table:table-cell office:value-type="float" office:value="137">
                <text:p>137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99.9">
                <text:p>99.9</text:p>
              </table:table-cell>
              <table:table-cell office:value-type="float" office:value="98.9">
                <text:p>98.9</text:p>
              </table:table-cell>
              <table:table-cell office:value-type="float" office:value="137.5">
                <text:p>137.5</text:p>
              </table:table-cell>
              <table:table-cell office:value-type="float" office:value="138.2">
                <text:p>138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0.2">
                <text:p>100.2</text:p>
              </table:table-cell>
              <table:table-cell office:value-type="float" office:value="99.3">
                <text:p>99.3</text:p>
              </table:table-cell>
              <table:table-cell office:value-type="float" office:value="138">
                <text:p>138</text:p>
              </table:table-cell>
              <table:table-cell office:value-type="float" office:value="138.7">
                <text:p>138.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00.5">
                <text:p>100.5</text:p>
              </table:table-cell>
              <table:table-cell office:value-type="float" office:value="99.6">
                <text:p>99.6</text:p>
              </table:table-cell>
              <table:table-cell office:value-type="float" office:value="138.4">
                <text:p>138.4</text:p>
              </table:table-cell>
              <table:table-cell office:value-type="float" office:value="139.2">
                <text:p>139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0.9">
                <text:p>100.9</text:p>
              </table:table-cell>
              <table:table-cell office:value-type="float" office:value="100">
                <text:p>100</text:p>
              </table:table-cell>
              <table:table-cell office:value-type="float" office:value="138.9">
                <text:p>138.9</text:p>
              </table:table-cell>
              <table:table-cell office:value-type="float" office:value="139.7">
                <text:p>139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1.2">
                <text:p>101.2</text:p>
              </table:table-cell>
              <table:table-cell office:value-type="float" office:value="100.3">
                <text:p>100.3</text:p>
              </table:table-cell>
              <table:table-cell office:value-type="float" office:value="139.3">
                <text:p>139.3</text:p>
              </table:table-cell>
              <table:table-cell office:value-type="float" office:value="140.2">
                <text:p>140.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01.6">
                <text:p>101.6</text:p>
              </table:table-cell>
              <table:table-cell office:value-type="float" office:value="100.7">
                <text:p>100.7</text:p>
              </table:table-cell>
              <table:table-cell office:value-type="float" office:value="139.8">
                <text:p>139.8</text:p>
              </table:table-cell>
              <table:table-cell office:value-type="float" office:value="140.7">
                <text:p>140.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01.9">
                <text:p>101.9</text:p>
              </table:table-cell>
              <table:table-cell office:value-type="float" office:value="101">
                <text:p>101</text:p>
              </table:table-cell>
              <table:table-cell office:value-type="float" office:value="140.3">
                <text:p>140.3</text:p>
              </table:table-cell>
              <table:table-cell office:value-type="float" office:value="141.1">
                <text:p>141.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2.2">
                <text:p>102.2</text:p>
              </table:table-cell>
              <table:table-cell office:value-type="float" office:value="101.4">
                <text:p>101.4</text:p>
              </table:table-cell>
              <table:table-cell office:value-type="float" office:value="140.7">
                <text:p>140.7</text:p>
              </table:table-cell>
              <table:table-cell office:value-type="float" office:value="141.6">
                <text:p>141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2.6">
                <text:p>102.6</text:p>
              </table:table-cell>
              <table:table-cell office:value-type="float" office:value="101.7">
                <text:p>101.7</text:p>
              </table:table-cell>
              <table:table-cell office:value-type="float" office:value="141.2">
                <text:p>141.2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2.9">
                <text:p>102.9</text:p>
              </table:table-cell>
              <table:table-cell office:value-type="float" office:value="102">
                <text:p>102</text:p>
              </table:table-cell>
              <table:table-cell office:value-type="float" office:value="141.6">
                <text:p>141.6</text:p>
              </table:table-cell>
              <table:table-cell office:value-type="float" office:value="142.6">
                <text:p>142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3.2">
                <text:p>103.2</text:p>
              </table:table-cell>
              <table:table-cell office:value-type="float" office:value="102.3">
                <text:p>102.3</text:p>
              </table:table-cell>
              <table:table-cell office:value-type="float" office:value="142.1">
                <text:p>142.1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3.5">
                <text:p>103.5</text:p>
              </table:table-cell>
              <table:table-cell office:value-type="float" office:value="102.7">
                <text:p>102.7</text:p>
              </table:table-cell>
              <table:table-cell office:value-type="float" office:value="142.5">
                <text:p>142.5</text:p>
              </table:table-cell>
              <table:table-cell office:value-type="float" office:value="143.5">
                <text:p>143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3.9">
                <text:p>103.9</text:p>
              </table:table-cell>
              <table:table-cell office:value-type="float" office:value="103">
                <text:p>103</text:p>
              </table:table-cell>
              <table:table-cell office:value-type="float" office:value="142.9">
                <text:p>142.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4.2">
                <text:p>104.2</text:p>
              </table:table-cell>
              <table:table-cell office:value-type="float" office:value="103.3">
                <text:p>103.3</text:p>
              </table:table-cell>
              <table:table-cell office:value-type="float" office:value="143.4">
                <text:p>143.4</text:p>
              </table:table-cell>
              <table:table-cell office:value-type="float" office:value="144.5">
                <text:p>144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4.5">
                <text:p>104.5</text:p>
              </table:table-cell>
              <table:table-cell office:value-type="float" office:value="103.7">
                <text:p>103.7</text:p>
              </table:table-cell>
              <table:table-cell office:value-type="float" office:value="143.8">
                <text:p>143.8</text:p>
              </table:table-cell>
              <table:table-cell office:value-type="float" office:value="144.9">
                <text:p>144.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04.8">
                <text:p>104.8</text:p>
              </table:table-cell>
              <table:table-cell office:value-type="float" office:value="104">
                <text:p>104</text:p>
              </table:table-cell>
              <table:table-cell office:value-type="float" office:value="144.2">
                <text:p>144.2</text:p>
              </table:table-cell>
              <table:table-cell office:value-type="float" office:value="145.3">
                <text:p>145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5.1">
                <text:p>105.1</text:p>
              </table:table-cell>
              <table:table-cell office:value-type="float" office:value="104.3">
                <text:p>104.3</text:p>
              </table:table-cell>
              <table:table-cell office:value-type="float" office:value="144.6">
                <text:p>144.6</text:p>
              </table:table-cell>
              <table:table-cell office:value-type="float" office:value="145.8">
                <text:p>145.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5.4">
                <text:p>105.4</text:p>
              </table:table-cell>
              <table:table-cell office:value-type="float" office:value="104.6">
                <text:p>104.6</text:p>
              </table:table-cell>
              <table:table-cell office:value-type="float" office:value="145.1">
                <text:p>145.1</text:p>
              </table:table-cell>
              <table:table-cell office:value-type="float" office:value="146.2">
                <text:p>146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5.8">
                <text:p>105.8</text:p>
              </table:table-cell>
              <table:table-cell office:value-type="float" office:value="104.9">
                <text:p>104.9</text:p>
              </table:table-cell>
              <table:table-cell office:value-type="float" office:value="145.5">
                <text:p>145.5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06.1">
                <text:p>106.1</text:p>
              </table:table-cell>
              <table:table-cell office:value-type="float" office:value="105.2">
                <text:p>105.2</text:p>
              </table:table-cell>
              <table:table-cell office:value-type="float" office:value="145.9">
                <text:p>145.9</text:p>
              </table:table-cell>
              <table:table-cell office:value-type="float" office:value="147.1">
                <text:p>147.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06.3">
                <text:p>106.3</text:p>
              </table:table-cell>
              <table:table-cell office:value-type="float" office:value="105.6">
                <text:p>105.6</text:p>
              </table:table-cell>
              <table:table-cell office:value-type="float" office:value="146.3">
                <text:p>146.3</text:p>
              </table:table-cell>
              <table:table-cell office:value-type="float" office:value="147.5">
                <text:p>147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06.6">
                <text:p>106.6</text:p>
              </table:table-cell>
              <table:table-cell office:value-type="float" office:value="105.9">
                <text:p>105.9</text:p>
              </table:table-cell>
              <table:table-cell office:value-type="float" office:value="146.7">
                <text:p>146.7</text:p>
              </table:table-cell>
              <table:table-cell office:value-type="float" office:value="147.9">
                <text:p>147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  <table:table-cell office:value-type="float" office:value="106.1">
                <text:p>106.1</text:p>
              </table:table-cell>
              <table:table-cell office:value-type="float" office:value="147.1">
                <text:p>147.1</text:p>
              </table:table-cell>
              <table:table-cell office:value-type="float" office:value="148.4">
                <text:p>148.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07.3">
                <text:p>107.3</text:p>
              </table:table-cell>
              <table:table-cell office:value-type="float" office:value="106.5">
                <text:p>106.5</text:p>
              </table:table-cell>
              <table:table-cell office:value-type="float" office:value="147.5">
                <text:p>147.5</text:p>
              </table:table-cell>
              <table:table-cell office:value-type="float" office:value="148.8">
                <text:p>148.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07.6">
                <text:p>107.6</text:p>
              </table:table-cell>
              <table:table-cell office:value-type="float" office:value="106.8">
                <text:p>106.8</text:p>
              </table:table-cell>
              <table:table-cell office:value-type="float" office:value="147.9">
                <text:p>147.9</text:p>
              </table:table-cell>
              <table:table-cell office:value-type="float" office:value="149.2">
                <text:p>149.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07.8">
                <text:p>107.8</text:p>
              </table:table-cell>
              <table:table-cell office:value-type="float" office:value="107.1">
                <text:p>107.1</text:p>
              </table:table-cell>
              <table:table-cell office:value-type="float" office:value="148.3">
                <text:p>148.3</text:p>
              </table:table-cell>
              <table:table-cell office:value-type="float" office:value="149.6">
                <text:p>149.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08.1">
                <text:p>108.1</text:p>
              </table:table-cell>
              <table:table-cell office:value-type="float" office:value="107.4">
                <text:p>107.4</text:p>
              </table:table-cell>
              <table:table-cell office:value-type="float" office:value="148.7">
                <text:p>148.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08.4">
                <text:p>108.4</text:p>
              </table:table-cell>
              <table:table-cell office:value-type="float" office:value="107.7">
                <text:p>107.7</text:p>
              </table:table-cell>
              <table:table-cell office:value-type="float" office:value="149.1">
                <text:p>149.1</text:p>
              </table:table-cell>
              <table:table-cell office:value-type="float" office:value="150.5">
                <text:p>150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08.7">
                <text:p>108.7</text:p>
              </table:table-cell>
              <table:table-cell office:value-type="float" office:value="108">
                <text:p>108</text:p>
              </table:table-cell>
              <table:table-cell office:value-type="float" office:value="149.5">
                <text:p>149.5</text:p>
              </table:table-cell>
              <table:table-cell office:value-type="float" office:value="150.9">
                <text:p>150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09">
                <text:p>109</text:p>
              </table:table-cell>
              <table:table-cell office:value-type="float" office:value="108.3">
                <text:p>108.3</text:p>
              </table:table-cell>
              <table:table-cell office:value-type="float" office:value="149.9">
                <text:p>149.9</text:p>
              </table:table-cell>
              <table:table-cell office:value-type="float" office:value="151.3">
                <text:p>151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09.3">
                <text:p>109.3</text:p>
              </table:table-cell>
              <table:table-cell office:value-type="float" office:value="108.6">
                <text:p>108.6</text:p>
              </table:table-cell>
              <table:table-cell office:value-type="float" office:value="150.2">
                <text:p>150.2</text:p>
              </table:table-cell>
              <table:table-cell office:value-type="float" office:value="151.7">
                <text:p>151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09.5">
                <text:p>109.5</text:p>
              </table:table-cell>
              <table:table-cell office:value-type="float" office:value="108.9">
                <text:p>108.9</text:p>
              </table:table-cell>
              <table:table-cell office:value-type="float" office:value="150.6">
                <text:p>150.6</text:p>
              </table:table-cell>
              <table:table-cell office:value-type="float" office:value="152.1">
                <text:p>152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09.8">
                <text:p>109.8</text:p>
              </table:table-cell>
              <table:table-cell office:value-type="float" office:value="109.2">
                <text:p>109.2</text:p>
              </table:table-cell>
              <table:table-cell office:value-type="float" office:value="151">
                <text:p>151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10.1">
                <text:p>110.1</text:p>
              </table:table-cell>
              <table:table-cell office:value-type="float" office:value="109.4">
                <text:p>109.4</text:p>
              </table:table-cell>
              <table:table-cell office:value-type="float" office:value="151.4">
                <text:p>151.4</text:p>
              </table:table-cell>
              <table:table-cell office:value-type="float" office:value="152.9">
                <text:p>152.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10.3">
                <text:p>110.3</text:p>
              </table:table-cell>
              <table:table-cell office:value-type="float" office:value="109.7">
                <text:p>109.7</text:p>
              </table:table-cell>
              <table:table-cell office:value-type="float" office:value="151.8">
                <text:p>151.8</text:p>
              </table:table-cell>
              <table:table-cell office:value-type="float" office:value="153.3">
                <text:p>153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10.6">
                <text:p>110.6</text:p>
              </table:table-cell>
              <table:table-cell office:value-type="float" office:value="110">
                <text:p>110</text:p>
              </table:table-cell>
              <table:table-cell office:value-type="float" office:value="152.1">
                <text:p>152.1</text:p>
              </table:table-cell>
              <table:table-cell office:value-type="float" office:value="153.7">
                <text:p>153.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10.9">
                <text:p>110.9</text:p>
              </table:table-cell>
              <table:table-cell office:value-type="float" office:value="110.3">
                <text:p>110.3</text:p>
              </table:table-cell>
              <table:table-cell office:value-type="float" office:value="152.5">
                <text:p>152.5</text:p>
              </table:table-cell>
              <table:table-cell office:value-type="float" office:value="154.1">
                <text:p>154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11.2">
                <text:p>111.2</text:p>
              </table:table-cell>
              <table:table-cell office:value-type="float" office:value="110.6">
                <text:p>110.6</text:p>
              </table:table-cell>
              <table:table-cell office:value-type="float" office:value="152.8">
                <text:p>152.8</text:p>
              </table:table-cell>
              <table:table-cell office:value-type="float" office:value="154.5">
                <text:p>154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11.4">
                <text:p>111.4</text:p>
              </table:table-cell>
              <table:table-cell office:value-type="float" office:value="110.9">
                <text:p>110.9</text:p>
              </table:table-cell>
              <table:table-cell office:value-type="float" office:value="153.2">
                <text:p>153.2</text:p>
              </table:table-cell>
              <table:table-cell office:value-type="float" office:value="154.9">
                <text:p>154.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11.7">
                <text:p>111.7</text:p>
              </table:table-cell>
              <table:table-cell office:value-type="float" office:value="111.1">
                <text:p>111.1</text:p>
              </table:table-cell>
              <table:table-cell office:value-type="float" office:value="153.6">
                <text:p>153.6</text:p>
              </table:table-cell>
              <table:table-cell office:value-type="float" office:value="155.2">
                <text:p>155.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12">
                <text:p>112</text:p>
              </table:table-cell>
              <table:table-cell office:value-type="float" office:value="111.4">
                <text:p>111.4</text:p>
              </table:table-cell>
              <table:table-cell office:value-type="float" office:value="153.9">
                <text:p>153.9</text:p>
              </table:table-cell>
              <table:table-cell office:value-type="float" office:value="155.6">
                <text:p>155.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12.2">
                <text:p>112.2</text:p>
              </table:table-cell>
              <table:table-cell office:value-type="float" office:value="111.7">
                <text:p>111.7</text:p>
              </table:table-cell>
              <table:table-cell office:value-type="float" office:value="154.2">
                <text:p>154.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12.5">
                <text:p>112.5</text:p>
              </table:table-cell>
              <table:table-cell office:value-type="float" office:value="111.9">
                <text:p>111.9</text:p>
              </table:table-cell>
              <table:table-cell office:value-type="float" office:value="154.6">
                <text:p>154.6</text:p>
              </table:table-cell>
              <table:table-cell office:value-type="float" office:value="156.4">
                <text:p>156.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12.7">
                <text:p>112.7</text:p>
              </table:table-cell>
              <table:table-cell office:value-type="float" office:value="112.2">
                <text:p>112.2</text:p>
              </table:table-cell>
              <table:table-cell office:value-type="float" office:value="155">
                <text:p>155</text:p>
              </table:table-cell>
              <table:table-cell office:value-type="float" office:value="156.7">
                <text:p>156.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13">
                <text:p>113</text:p>
              </table:table-cell>
              <table:table-cell office:value-type="float" office:value="112.5">
                <text:p>112.5</text:p>
              </table:table-cell>
              <table:table-cell office:value-type="float" office:value="155.3">
                <text:p>155.3</text:p>
              </table:table-cell>
              <table:table-cell office:value-type="float" office:value="157.1">
                <text:p>157.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13.3">
                <text:p>113.3</text:p>
              </table:table-cell>
              <table:table-cell office:value-type="float" office:value="112.7">
                <text:p>112.7</text:p>
              </table:table-cell>
              <table:table-cell office:value-type="float" office:value="155.6">
                <text:p>155.6</text:p>
              </table:table-cell>
              <table:table-cell office:value-type="float" office:value="157.5">
                <text:p>157.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13.5">
                <text:p>113.5</text:p>
              </table:table-cell>
              <table:table-cell office:value-type="float" office:value="113">
                <text:p>113</text:p>
              </table:table-cell>
              <table:table-cell office:value-type="float" office:value="156">
                <text:p>156</text:p>
              </table:table-cell>
              <table:table-cell office:value-type="float" office:value="157.8">
                <text:p>157.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13.8">
                <text:p>113.8</text:p>
              </table:table-cell>
              <table:table-cell office:value-type="float" office:value="113.3">
                <text:p>113.3</text:p>
              </table:table-cell>
              <table:table-cell office:value-type="float" office:value="156.3">
                <text:p>156.3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14">
                <text:p>114</text:p>
              </table:table-cell>
              <table:table-cell office:value-type="float" office:value="113.5">
                <text:p>113.5</text:p>
              </table:table-cell>
              <table:table-cell office:value-type="float" office:value="156.7">
                <text:p>156.7</text:p>
              </table:table-cell>
              <table:table-cell office:value-type="float" office:value="158.5">
                <text:p>158.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14.2">
                <text:p>114.2</text:p>
              </table:table-cell>
              <table:table-cell office:value-type="float" office:value="113.8">
                <text:p>113.8</text:p>
              </table:table-cell>
              <table:table-cell office:value-type="float" office:value="156.9">
                <text:p>156.9</text:p>
              </table:table-cell>
              <table:table-cell office:value-type="float" office:value="158.9">
                <text:p>158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14.5">
                <text:p>114.5</text:p>
              </table:table-cell>
              <table:table-cell office:value-type="float" office:value="114">
                <text:p>114</text:p>
              </table:table-cell>
              <table:table-cell office:value-type="float" office:value="157.3">
                <text:p>157.3</text:p>
              </table:table-cell>
              <table:table-cell office:value-type="float" office:value="159.3">
                <text:p>159.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14.7">
                <text:p>114.7</text:p>
              </table:table-cell>
              <table:table-cell office:value-type="float" office:value="114.3">
                <text:p>114.3</text:p>
              </table:table-cell>
              <table:table-cell office:value-type="float" office:value="157.6">
                <text:p>157.6</text:p>
              </table:table-cell>
              <table:table-cell office:value-type="float" office:value="159.7">
                <text:p>159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15">
                <text:p>115</text:p>
              </table:table-cell>
              <table:table-cell office:value-type="float" office:value="114.5">
                <text:p>114.5</text:p>
              </table:table-cell>
              <table:table-cell office:value-type="float" office:value="158">
                <text:p>1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15.2">
                <text:p>115.2</text:p>
              </table:table-cell>
              <table:table-cell office:value-type="float" office:value="114.8">
                <text:p>114.8</text:p>
              </table:table-cell>
              <table:table-cell office:value-type="float" office:value="158.3">
                <text:p>158.3</text:p>
              </table:table-cell>
              <table:table-cell office:value-type="float" office:value="160.3">
                <text:p>160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15.5">
                <text:p>115.5</text:p>
              </table:table-cell>
              <table:table-cell office:value-type="float" office:value="115.1">
                <text:p>115.1</text:p>
              </table:table-cell>
              <table:table-cell office:value-type="float" office:value="158.6">
                <text:p>158.6</text:p>
              </table:table-cell>
              <table:table-cell office:value-type="float" office:value="160.7">
                <text:p>160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15.7">
                <text:p>115.7</text:p>
              </table:table-cell>
              <table:table-cell office:value-type="float" office:value="115.3">
                <text:p>115.3</text:p>
              </table:table-cell>
              <table:table-cell office:value-type="float" office:value="158.9">
                <text:p>158.9</text:p>
              </table:table-cell>
              <table:table-cell office:value-type="float" office:value="161.1">
                <text:p>161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15.9">
                <text:p>115.9</text:p>
              </table:table-cell>
              <table:table-cell office:value-type="float" office:value="115.5">
                <text:p>115.5</text:p>
              </table:table-cell>
              <table:table-cell office:value-type="float" office:value="159.3">
                <text:p>159.3</text:p>
              </table:table-cell>
              <table:table-cell office:value-type="float" office:value="161.4">
                <text:p>161.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16.2">
                <text:p>116.2</text:p>
              </table:table-cell>
              <table:table-cell office:value-type="float" office:value="115.8">
                <text:p>115.8</text:p>
              </table:table-cell>
              <table:table-cell office:value-type="float" office:value="159.6">
                <text:p>159.6</text:p>
              </table:table-cell>
              <table:table-cell office:value-type="float" office:value="161.8">
                <text:p>161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16.4">
                <text:p>116.4</text:p>
              </table:table-cell>
              <table:table-cell office:value-type="float" office:value="116.1">
                <text:p>116.1</text:p>
              </table:table-cell>
              <table:table-cell office:value-type="float" office:value="159.9">
                <text:p>159.9</text:p>
              </table:table-cell>
              <table:table-cell office:value-type="float" office:value="162.1">
                <text:p>162.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16.6">
                <text:p>116.6</text:p>
              </table:table-cell>
              <table:table-cell office:value-type="float" office:value="116.3">
                <text:p>116.3</text:p>
              </table:table-cell>
              <table:table-cell office:value-type="float" office:value="160.2">
                <text:p>160.2</text:p>
              </table:table-cell>
              <table:table-cell office:value-type="float" office:value="162.4">
                <text:p>162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16.9">
                <text:p>116.9</text:p>
              </table:table-cell>
              <table:table-cell office:value-type="float" office:value="116.5">
                <text:p>116.5</text:p>
              </table:table-cell>
              <table:table-cell office:value-type="float" office:value="160.5">
                <text:p>160.5</text:p>
              </table:table-cell>
              <table:table-cell office:value-type="float" office:value="162.8">
                <text:p>162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17.1">
                <text:p>117.1</text:p>
              </table:table-cell>
              <table:table-cell office:value-type="float" office:value="116.7">
                <text:p>116.7</text:p>
              </table:table-cell>
              <table:table-cell office:value-type="float" office:value="160.8">
                <text:p>160.8</text:p>
              </table:table-cell>
              <table:table-cell office:value-type="float" office:value="163.1">
                <text:p>163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17.3">
                <text:p>117.3</text:p>
              </table:table-cell>
              <table:table-cell office:value-type="float" office:value="117">
                <text:p>117</text:p>
              </table:table-cell>
              <table:table-cell office:value-type="float" office:value="161.2">
                <text:p>161.2</text:p>
              </table:table-cell>
              <table:table-cell office:value-type="float" office:value="163.4">
                <text:p>163.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17.5">
                <text:p>117.5</text:p>
              </table:table-cell>
              <table:table-cell office:value-type="float" office:value="117.2">
                <text:p>117.2</text:p>
              </table:table-cell>
              <table:table-cell office:value-type="float" office:value="161.4">
                <text:p>161.4</text:p>
              </table:table-cell>
              <table:table-cell office:value-type="float" office:value="163.8">
                <text:p>163.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17.7">
                <text:p>117.7</text:p>
              </table:table-cell>
              <table:table-cell office:value-type="float" office:value="117.4">
                <text:p>117.4</text:p>
              </table:table-cell>
              <table:table-cell office:value-type="float" office:value="161.7">
                <text:p>161.7</text:p>
              </table:table-cell>
              <table:table-cell office:value-type="float" office:value="164.1">
                <text:p>164.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18">
                <text:p>118</text:p>
              </table:table-cell>
              <table:table-cell office:value-type="float" office:value="117.7">
                <text:p>117.7</text:p>
              </table:table-cell>
              <table:table-cell office:value-type="float" office:value="162">
                <text:p>162</text:p>
              </table:table-cell>
              <table:table-cell office:value-type="float" office:value="164.5">
                <text:p>164.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18.2">
                <text:p>118.2</text:p>
              </table:table-cell>
              <table:table-cell office:value-type="float" office:value="117.9">
                <text:p>117.9</text:p>
              </table:table-cell>
              <table:table-cell office:value-type="float" office:value="162.4">
                <text:p>162.4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18.4">
                <text:p>118.4</text:p>
              </table:table-cell>
              <table:table-cell office:value-type="float" office:value="118.1">
                <text:p>118.1</text:p>
              </table:table-cell>
              <table:table-cell office:value-type="float" office:value="162.6">
                <text:p>162.6</text:p>
              </table:table-cell>
              <table:table-cell office:value-type="float" office:value="165.1">
                <text:p>165.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18.6">
                <text:p>118.6</text:p>
              </table:table-cell>
              <table:table-cell office:value-type="float" office:value="118.4">
                <text:p>118.4</text:p>
              </table:table-cell>
              <table:table-cell office:value-type="float" office:value="162.9">
                <text:p>162.9</text:p>
              </table:table-cell>
              <table:table-cell office:value-type="float" office:value="165.4">
                <text:p>165.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18.8">
                <text:p>118.8</text:p>
              </table:table-cell>
              <table:table-cell office:value-type="float" office:value="118.6">
                <text:p>118.6</text:p>
              </table:table-cell>
              <table:table-cell office:value-type="float" office:value="163.2">
                <text:p>163.2</text:p>
              </table:table-cell>
              <table:table-cell office:value-type="float" office:value="165.7">
                <text:p>165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19.1">
                <text:p>119.1</text:p>
              </table:table-cell>
              <table:table-cell office:value-type="float" office:value="118.8">
                <text:p>118.8</text:p>
              </table:table-cell>
              <table:table-cell office:value-type="float" office:value="163.5">
                <text:p>163.5</text:p>
              </table:table-cell>
              <table:table-cell office:value-type="float" office:value="166.1">
                <text:p>166.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19.2">
                <text:p>119.2</text:p>
              </table:table-cell>
              <table:table-cell office:value-type="float" office:value="119">
                <text:p>119</text:p>
              </table:table-cell>
              <table:table-cell office:value-type="float" office:value="163.9">
                <text:p>163.9</text:p>
              </table:table-cell>
              <table:table-cell office:value-type="float" office:value="166.3">
                <text:p>166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19.4">
                <text:p>119.4</text:p>
              </table:table-cell>
              <table:table-cell office:value-type="float" office:value="119.3">
                <text:p>119.3</text:p>
              </table:table-cell>
              <table:table-cell office:value-type="float" office:value="164.1">
                <text:p>164.1</text:p>
              </table:table-cell>
              <table:table-cell office:value-type="float" office:value="166.7">
                <text:p>166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19.7">
                <text:p>119.7</text:p>
              </table:table-cell>
              <table:table-cell office:value-type="float" office:value="119.4">
                <text:p>119.4</text:p>
              </table:table-cell>
              <table:table-cell office:value-type="float" office:value="164.4">
                <text:p>164.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19.9">
                <text:p>119.9</text:p>
              </table:table-cell>
              <table:table-cell office:value-type="float" office:value="119.7">
                <text:p>119.7</text:p>
              </table:table-cell>
              <table:table-cell office:value-type="float" office:value="164.7">
                <text:p>164.7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20.1">
                <text:p>120.1</text:p>
              </table:table-cell>
              <table:table-cell office:value-type="float" office:value="119.9">
                <text:p>119.9</text:p>
              </table:table-cell>
              <table:table-cell office:value-type="float" office:value="165">
                <text:p>165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20.3">
                <text:p>120.3</text:p>
              </table:table-cell>
              <table:table-cell office:value-type="float" office:value="120.1">
                <text:p>120.1</text:p>
              </table:table-cell>
              <table:table-cell office:value-type="float" office:value="165.3">
                <text:p>165.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20.5">
                <text:p>120.5</text:p>
              </table:table-cell>
              <table:table-cell office:value-type="float" office:value="120.3">
                <text:p>120.3</text:p>
              </table:table-cell>
              <table:table-cell office:value-type="float" office:value="165.6">
                <text:p>165.6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20.7">
                <text:p>120.7</text:p>
              </table:table-cell>
              <table:table-cell office:value-type="float" office:value="120.5">
                <text:p>120.5</text:p>
              </table:table-cell>
              <table:table-cell office:value-type="float" office:value="165.8">
                <text:p>165.8</text:p>
              </table:table-cell>
              <table:table-cell office:value-type="float" office:value="168.6">
                <text:p>168.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21">
                <text:p>121</text:p>
              </table:table-cell>
              <table:table-cell office:value-type="float" office:value="120.7">
                <text:p>120.7</text:p>
              </table:table-cell>
              <table:table-cell office:value-type="float" office:value="166.1">
                <text:p>166.1</text:p>
              </table:table-cell>
              <table:table-cell office:value-type="float" office:value="168.9">
                <text:p>168.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21.3">
                <text:p>121.3</text:p>
              </table:table-cell>
              <table:table-cell office:value-type="float" office:value="121">
                <text:p>121</text:p>
              </table:table-cell>
              <table:table-cell office:value-type="float" office:value="166.4">
                <text:p>166.4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21.7">
                <text:p>121.7</text:p>
              </table:table-cell>
              <table:table-cell office:value-type="float" office:value="121.2">
                <text:p>121.2</text:p>
              </table:table-cell>
              <table:table-cell office:value-type="float" office:value="166.6">
                <text:p>166.6</text:p>
              </table:table-cell>
              <table:table-cell office:value-type="float" office:value="169.5">
                <text:p>169.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22.2">
                <text:p>122.2</text:p>
              </table:table-cell>
              <table:table-cell office:value-type="float" office:value="121.4">
                <text:p>121.4</text:p>
              </table:table-cell>
              <table:table-cell office:value-type="float" office:value="166.9">
                <text:p>166.9</text:p>
              </table:table-cell>
              <table:table-cell office:value-type="float" office:value="169.8">
                <text:p>169.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22.8">
                <text:p>122.8</text:p>
              </table:table-cell>
              <table:table-cell office:value-type="float" office:value="121.6">
                <text:p>121.6</text:p>
              </table:table-cell>
              <table:table-cell office:value-type="float" office:value="167.2">
                <text:p>167.2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23.4">
                <text:p>123.4</text:p>
              </table:table-cell>
              <table:table-cell office:value-type="float" office:value="121.8">
                <text:p>121.8</text:p>
              </table:table-cell>
              <table:table-cell office:value-type="float" office:value="167.5">
                <text:p>167.5</text:p>
              </table:table-cell>
              <table:table-cell office:value-type="float" office:value="170.4">
                <text:p>170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24">
                <text:p>124</text:p>
              </table:table-cell>
              <table:table-cell office:value-type="float" office:value="122">
                <text:p>122</text:p>
              </table:table-cell>
              <table:table-cell office:value-type="float" office:value="167.7">
                <text:p>167.7</text:p>
              </table:table-cell>
              <table:table-cell office:value-type="float" office:value="170.7">
                <text:p>170.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24.7">
                <text:p>124.7</text:p>
              </table:table-cell>
              <table:table-cell office:value-type="float" office:value="122.2">
                <text:p>122.2</text:p>
              </table:table-cell>
              <table:table-cell office:value-type="float" office:value="168">
                <text:p>16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25.4">
                <text:p>125.4</text:p>
              </table:table-cell>
              <table:table-cell office:value-type="float" office:value="122.4">
                <text:p>122.4</text:p>
              </table:table-cell>
              <table:table-cell office:value-type="float" office:value="168.2">
                <text:p>168.2</text:p>
              </table:table-cell>
              <table:table-cell office:value-type="float" office:value="171.2">
                <text:p>171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26.1">
                <text:p>126.1</text:p>
              </table:table-cell>
              <table:table-cell office:value-type="float" office:value="122.6">
                <text:p>122.6</text:p>
              </table:table-cell>
              <table:table-cell office:value-type="float" office:value="168.5">
                <text:p>168.5</text:p>
              </table:table-cell>
              <table:table-cell office:value-type="float" office:value="171.5">
                <text:p>171.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26.7">
                <text:p>126.7</text:p>
              </table:table-cell>
              <table:table-cell office:value-type="float" office:value="122.8">
                <text:p>122.8</text:p>
              </table:table-cell>
              <table:table-cell office:value-type="float" office:value="168.8">
                <text:p>168.8</text:p>
              </table:table-cell>
              <table:table-cell office:value-type="float" office:value="171.8">
                <text:p>171.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27.4">
                <text:p>127.4</text:p>
              </table:table-cell>
              <table:table-cell office:value-type="float" office:value="123">
                <text:p>123</text:p>
              </table:table-cell>
              <table:table-cell office:value-type="float" office:value="169">
                <text:p>169</text:p>
              </table:table-cell>
              <table:table-cell office:value-type="float" office:value="172.1">
                <text:p>172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28.1">
                <text:p>128.1</text:p>
              </table:table-cell>
              <table:table-cell office:value-type="float" office:value="123.2">
                <text:p>123.2</text:p>
              </table:table-cell>
              <table:table-cell office:value-type="float" office:value="169.2">
                <text:p>169.2</text:p>
              </table:table-cell>
              <table:table-cell office:value-type="float" office:value="172.4">
                <text:p>172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28.8">
                <text:p>128.8</text:p>
              </table:table-cell>
              <table:table-cell office:value-type="float" office:value="123.3">
                <text:p>123.3</text:p>
              </table:table-cell>
              <table:table-cell office:value-type="float" office:value="169.5">
                <text:p>169.5</text:p>
              </table:table-cell>
              <table:table-cell office:value-type="float" office:value="172.7">
                <text:p>172.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29.5">
                <text:p>129.5</text:p>
              </table:table-cell>
              <table:table-cell office:value-type="float" office:value="123.5">
                <text:p>123.5</text:p>
              </table:table-cell>
              <table:table-cell office:value-type="float" office:value="169.8">
                <text:p>169.8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30.1">
                <text:p>130.1</text:p>
              </table:table-cell>
              <table:table-cell office:value-type="float" office:value="123.7">
                <text:p>123.7</text:p>
              </table:table-cell>
              <table:table-cell office:value-type="float" office:value="170">
                <text:p>170</text:p>
              </table:table-cell>
              <table:table-cell office:value-type="float" office:value="173.2">
                <text:p>173.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30.8">
                <text:p>130.8</text:p>
              </table:table-cell>
              <table:table-cell office:value-type="float" office:value="123.9">
                <text:p>123.9</text:p>
              </table:table-cell>
              <table:table-cell office:value-type="float" office:value="170.3">
                <text:p>170.3</text:p>
              </table:table-cell>
              <table:table-cell office:value-type="float" office:value="173.5">
                <text:p>173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31.4">
                <text:p>131.4</text:p>
              </table:table-cell>
              <table:table-cell office:value-type="float" office:value="124.2">
                <text:p>124.2</text:p>
              </table:table-cell>
              <table:table-cell office:value-type="float" office:value="170.5">
                <text:p>170.5</text:p>
              </table:table-cell>
              <table:table-cell office:value-type="float" office:value="173.8">
                <text:p>173.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32">
                <text:p>132</text:p>
              </table:table-cell>
              <table:table-cell office:value-type="float" office:value="124.4">
                <text:p>124.4</text:p>
              </table:table-cell>
              <table:table-cell office:value-type="float" office:value="170.7">
                <text:p>170.7</text:p>
              </table:table-cell>
              <table:table-cell office:value-type="float" office:value="174.1">
                <text:p>174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32.6">
                <text:p>132.6</text:p>
              </table:table-cell>
              <table:table-cell office:value-type="float" office:value="124.8">
                <text:p>124.8</text:p>
              </table:table-cell>
              <table:table-cell office:value-type="float" office:value="171">
                <text:p>171</text:p>
              </table:table-cell>
              <table:table-cell office:value-type="float" office:value="174.4">
                <text:p>174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33.1">
                <text:p>133.1</text:p>
              </table:table-cell>
              <table:table-cell office:value-type="float" office:value="125.3">
                <text:p>125.3</text:p>
              </table:table-cell>
              <table:table-cell office:value-type="float" office:value="171.2">
                <text:p>171.2</text:p>
              </table:table-cell>
              <table:table-cell office:value-type="float" office:value="174.6">
                <text:p>174.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33.7">
                <text:p>133.7</text:p>
              </table:table-cell>
              <table:table-cell office:value-type="float" office:value="125.8">
                <text:p>125.8</text:p>
              </table:table-cell>
              <table:table-cell office:value-type="float" office:value="171.4">
                <text:p>171.4</text:p>
              </table:table-cell>
              <table:table-cell office:value-type="float" office:value="174.9">
                <text:p>174.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34.3">
                <text:p>134.3</text:p>
              </table:table-cell>
              <table:table-cell office:value-type="float" office:value="126.3">
                <text:p>126.3</text:p>
              </table:table-cell>
              <table:table-cell office:value-type="float" office:value="171.7">
                <text:p>171.7</text:p>
              </table:table-cell>
              <table:table-cell office:value-type="float" office:value="175.2">
                <text:p>175.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34.9">
                <text:p>134.9</text:p>
              </table:table-cell>
              <table:table-cell office:value-type="float" office:value="126.9">
                <text:p>126.9</text:p>
              </table:table-cell>
              <table:table-cell office:value-type="float" office:value="171.9">
                <text:p>171.9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35.4">
                <text:p>135.4</text:p>
              </table:table-cell>
              <table:table-cell office:value-type="float" office:value="127.6">
                <text:p>127.6</text:p>
              </table:table-cell>
              <table:table-cell office:value-type="float" office:value="172.2">
                <text:p>172.2</text:p>
              </table:table-cell>
              <table:table-cell office:value-type="float" office:value="175.7">
                <text:p>175.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35.9">
                <text:p>135.9</text:p>
              </table:table-cell>
              <table:table-cell office:value-type="float" office:value="128.2">
                <text:p>128.2</text:p>
              </table:table-cell>
              <table:table-cell office:value-type="float" office:value="172.4">
                <text:p>172.4</text:p>
              </table:table-cell>
              <table:table-cell office:value-type="float" office:value="175.9">
                <text:p>175.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36.4">
                <text:p>136.4</text:p>
              </table:table-cell>
              <table:table-cell office:value-type="float" office:value="128.9">
                <text:p>128.9</text:p>
              </table:table-cell>
              <table:table-cell office:value-type="float" office:value="172.6">
                <text:p>172.6</text:p>
              </table:table-cell>
              <table:table-cell office:value-type="float" office:value="176.2">
                <text:p>176.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36.9">
                <text:p>136.9</text:p>
              </table:table-cell>
              <table:table-cell office:value-type="float" office:value="129.6">
                <text:p>129.6</text:p>
              </table:table-cell>
              <table:table-cell office:value-type="float" office:value="172.8">
                <text:p>172.8</text:p>
              </table:table-cell>
              <table:table-cell office:value-type="float" office:value="176.5">
                <text:p>176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37.5">
                <text:p>137.5</text:p>
              </table:table-cell>
              <table:table-cell office:value-type="float" office:value="130.2">
                <text:p>130.2</text:p>
              </table:table-cell>
              <table:table-cell office:value-type="float" office:value="173.1">
                <text:p>173.1</text:p>
              </table:table-cell>
              <table:table-cell office:value-type="float" office:value="176.8">
                <text:p>176.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38">
                <text:p>138</text:p>
              </table:table-cell>
              <table:table-cell office:value-type="float" office:value="130.9">
                <text:p>130.9</text:p>
              </table:table-cell>
              <table:table-cell office:value-type="float" office:value="173.3">
                <text:p>173.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38.4">
                <text:p>138.4</text:p>
              </table:table-cell>
              <table:table-cell office:value-type="float" office:value="131.6">
                <text:p>131.6</text:p>
              </table:table-cell>
              <table:table-cell office:value-type="float" office:value="173.5">
                <text:p>173.5</text:p>
              </table:table-cell>
              <table:table-cell office:value-type="float" office:value="177.3">
                <text:p>177.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38.9">
                <text:p>138.9</text:p>
              </table:table-cell>
              <table:table-cell office:value-type="float" office:value="132.2">
                <text:p>132.2</text:p>
              </table:table-cell>
              <table:table-cell office:value-type="float" office:value="173.9">
                <text:p>173.9</text:p>
              </table:table-cell>
              <table:table-cell office:value-type="float" office:value="177.5">
                <text:p>177.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39.4">
                <text:p>139.4</text:p>
              </table:table-cell>
              <table:table-cell office:value-type="float" office:value="132.9">
                <text:p>132.9</text:p>
              </table:table-cell>
              <table:table-cell office:value-type="float" office:value="174">
                <text:p>174</text:p>
              </table:table-cell>
              <table:table-cell office:value-type="float" office:value="177.8">
                <text:p>177.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39.9">
                <text:p>139.9</text:p>
              </table:table-cell>
              <table:table-cell office:value-type="float" office:value="133.5">
                <text:p>133.5</text:p>
              </table:table-cell>
              <table:table-cell office:value-type="float" office:value="174.2">
                <text:p>174.2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40.3">
                <text:p>140.3</text:p>
              </table:table-cell>
              <table:table-cell office:value-type="float" office:value="134.1">
                <text:p>134.1</text:p>
              </table:table-cell>
              <table:table-cell office:value-type="float" office:value="174.4">
                <text:p>174.4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40.7">
                <text:p>140.7</text:p>
              </table:table-cell>
              <table:table-cell office:value-type="float" office:value="134.7">
                <text:p>134.7</text:p>
              </table:table-cell>
              <table:table-cell office:value-type="float" office:value="174.7">
                <text:p>174.7</text:p>
              </table:table-cell>
              <table:table-cell office:value-type="float" office:value="178.5">
                <text:p>178.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41.2">
                <text:p>141.2</text:p>
              </table:table-cell>
              <table:table-cell office:value-type="float" office:value="135.3">
                <text:p>135.3</text:p>
              </table:table-cell>
              <table:table-cell office:value-type="float" office:value="174.9">
                <text:p>174.9</text:p>
              </table:table-cell>
              <table:table-cell office:value-type="float" office:value="178.8">
                <text:p>178.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41.7">
                <text:p>141.7</text:p>
              </table:table-cell>
              <table:table-cell office:value-type="float" office:value="135.9">
                <text:p>135.9</text:p>
              </table:table-cell>
              <table:table-cell office:value-type="float" office:value="175.1">
                <text:p>175.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42.1">
                <text:p>142.1</text:p>
              </table:table-cell>
              <table:table-cell office:value-type="float" office:value="136.4">
                <text:p>136.4</text:p>
              </table:table-cell>
              <table:table-cell office:value-type="float" office:value="175.3">
                <text:p>175.3</text:p>
              </table:table-cell>
              <table:table-cell office:value-type="float" office:value="179.2">
                <text:p>179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42.5">
                <text:p>142.5</text:p>
              </table:table-cell>
              <table:table-cell office:value-type="float" office:value="137">
                <text:p>137</text:p>
              </table:table-cell>
              <table:table-cell office:value-type="float" office:value="175.5">
                <text:p>175.5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42.9">
                <text:p>142.9</text:p>
              </table:table-cell>
              <table:table-cell office:value-type="float" office:value="137.5">
                <text:p>137.5</text:p>
              </table:table-cell>
              <table:table-cell office:value-type="float" office:value="175.7">
                <text:p>175.7</text:p>
              </table:table-cell>
              <table:table-cell office:value-type="float" office:value="179.7">
                <text:p>179.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43.3">
                <text:p>143.3</text:p>
              </table:table-cell>
              <table:table-cell office:value-type="float" office:value="138">
                <text:p>138</text:p>
              </table:table-cell>
              <table:table-cell office:value-type="float" office:value="175.9">
                <text:p>175.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43.8">
                <text:p>143.8</text:p>
              </table:table-cell>
              <table:table-cell office:value-type="float" office:value="138.6">
                <text:p>138.6</text:p>
              </table:table-cell>
              <table:table-cell office:value-type="float" office:value="176.1">
                <text:p>176.1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44.2">
                <text:p>144.2</text:p>
              </table:table-cell>
              <table:table-cell office:value-type="float" office:value="139.1">
                <text:p>139.1</text:p>
              </table:table-cell>
              <table:table-cell office:value-type="float" office:value="176.4">
                <text:p>176.4</text:p>
              </table:table-cell>
              <table:table-cell office:value-type="float" office:value="180.5">
                <text:p>180.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44.6">
                <text:p>144.6</text:p>
              </table:table-cell>
              <table:table-cell office:value-type="float" office:value="139.6">
                <text:p>139.6</text:p>
              </table:table-cell>
              <table:table-cell office:value-type="float" office:value="176.5">
                <text:p>176.5</text:p>
              </table:table-cell>
              <table:table-cell office:value-type="float" office:value="180.7">
                <text:p>180.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45">
                <text:p>145</text:p>
              </table:table-cell>
              <table:table-cell office:value-type="float" office:value="140.1">
                <text:p>140.1</text:p>
              </table:table-cell>
              <table:table-cell office:value-type="float" office:value="176.7">
                <text:p>176.7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45.4">
                <text:p>145.4</text:p>
              </table:table-cell>
              <table:table-cell office:value-type="float" office:value="140.6">
                <text:p>140.6</text:p>
              </table:table-cell>
              <table:table-cell office:value-type="float" office:value="176.9">
                <text:p>176.9</text:p>
              </table:table-cell>
              <table:table-cell office:value-type="float" office:value="181.2">
                <text:p>181.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45.8">
                <text:p>145.8</text:p>
              </table:table-cell>
              <table:table-cell office:value-type="float" office:value="141">
                <text:p>141</text:p>
              </table:table-cell>
              <table:table-cell office:value-type="float" office:value="177.2">
                <text:p>177.2</text:p>
              </table:table-cell>
              <table:table-cell office:value-type="float" office:value="181.4">
                <text:p>181.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46.1">
                <text:p>146.1</text:p>
              </table:table-cell>
              <table:table-cell office:value-type="float" office:value="141.5">
                <text:p>141.5</text:p>
              </table:table-cell>
              <table:table-cell office:value-type="float" office:value="177.4">
                <text:p>177.4</text:p>
              </table:table-cell>
              <table:table-cell office:value-type="float" office:value="181.6">
                <text:p>181.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46.5">
                <text:p>146.5</text:p>
              </table:table-cell>
              <table:table-cell office:value-type="float" office:value="142">
                <text:p>142</text:p>
              </table:table-cell>
              <table:table-cell office:value-type="float" office:value="177.5">
                <text:p>177.5</text:p>
              </table:table-cell>
              <table:table-cell office:value-type="float" office:value="181.8">
                <text:p>181.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46.9">
                <text:p>146.9</text:p>
              </table:table-cell>
              <table:table-cell office:value-type="float" office:value="142.4">
                <text:p>142.4</text:p>
              </table:table-cell>
              <table:table-cell office:value-type="float" office:value="177.7">
                <text:p>177.7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47.3">
                <text:p>147.3</text:p>
              </table:table-cell>
              <table:table-cell office:value-type="float" office:value="142.9">
                <text:p>142.9</text:p>
              </table:table-cell>
              <table:table-cell office:value-type="float" office:value="178">
                <text:p>178</text:p>
              </table:table-cell>
              <table:table-cell office:value-type="float" office:value="182.3">
                <text:p>182.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47.7">
                <text:p>147.7</text:p>
              </table:table-cell>
              <table:table-cell office:value-type="float" office:value="143.3">
                <text:p>143.3</text:p>
              </table:table-cell>
              <table:table-cell office:value-type="float" office:value="178.2">
                <text:p>178.2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148.1">
                <text:p>148.1</text:p>
              </table:table-cell>
              <table:table-cell office:value-type="float" office:value="143.8">
                <text:p>143.8</text:p>
              </table:table-cell>
              <table:table-cell office:value-type="float" office:value="178.3">
                <text:p>178.3</text:p>
              </table:table-cell>
              <table:table-cell office:value-type="float" office:value="182.7">
                <text:p>182.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148.4">
                <text:p>148.4</text:p>
              </table:table-cell>
              <table:table-cell office:value-type="float" office:value="144.2">
                <text:p>144.2</text:p>
              </table:table-cell>
              <table:table-cell office:value-type="float" office:value="178.5">
                <text:p>178.5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148.8">
                <text:p>148.8</text:p>
              </table:table-cell>
              <table:table-cell office:value-type="float" office:value="144.6">
                <text:p>144.6</text:p>
              </table:table-cell>
              <table:table-cell office:value-type="float" office:value="178.7">
                <text:p>178.7</text:p>
              </table:table-cell>
              <table:table-cell office:value-type="float" office:value="183.2">
                <text:p>183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149.1">
                <text:p>149.1</text:p>
              </table:table-cell>
              <table:table-cell office:value-type="float" office:value="145.1">
                <text:p>145.1</text:p>
              </table:table-cell>
              <table:table-cell office:value-type="float" office:value="178.9">
                <text:p>178.9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149.5">
                <text:p>149.5</text:p>
              </table:table-cell>
              <table:table-cell office:value-type="float" office:value="145.5">
                <text:p>145.5</text:p>
              </table:table-cell>
              <table:table-cell office:value-type="float" office:value="179.1">
                <text:p>179.1</text:p>
              </table:table-cell>
              <table:table-cell office:value-type="float" office:value="183.7">
                <text:p>183.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149.8">
                <text:p>149.8</text:p>
              </table:table-cell>
              <table:table-cell office:value-type="float" office:value="145.9">
                <text:p>145.9</text:p>
              </table:table-cell>
              <table:table-cell office:value-type="float" office:value="179.2">
                <text:p>179.2</text:p>
              </table:table-cell>
              <table:table-cell office:value-type="float" office:value="183.8">
                <text:p>183.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150.2">
                <text:p>150.2</text:p>
              </table:table-cell>
              <table:table-cell office:value-type="float" office:value="146.3">
                <text:p>146.3</text:p>
              </table:table-cell>
              <table:table-cell office:value-type="float" office:value="179.5">
                <text:p>179.5</text:p>
              </table:table-cell>
              <table:table-cell office:value-type="float" office:value="184.1">
                <text:p>184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150.6">
                <text:p>150.6</text:p>
              </table:table-cell>
              <table:table-cell office:value-type="float" office:value="146.7">
                <text:p>146.7</text:p>
              </table:table-cell>
              <table:table-cell office:value-type="float" office:value="179.6">
                <text:p>179.6</text:p>
              </table:table-cell>
              <table:table-cell office:value-type="float" office:value="184.3">
                <text:p>184.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150.9">
                <text:p>150.9</text:p>
              </table:table-cell>
              <table:table-cell office:value-type="float" office:value="147.1">
                <text:p>147.1</text:p>
              </table:table-cell>
              <table:table-cell office:value-type="float" office:value="179.8">
                <text:p>179.8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151.2">
                <text:p>151.2</text:p>
              </table:table-cell>
              <table:table-cell office:value-type="float" office:value="147.5">
                <text:p>147.5</text:p>
              </table:table-cell>
              <table:table-cell office:value-type="float" office:value="180.1">
                <text:p>180.1</text:p>
              </table:table-cell>
              <table:table-cell office:value-type="float" office:value="184.7">
                <text:p>184.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151.6">
                <text:p>151.6</text:p>
              </table:table-cell>
              <table:table-cell office:value-type="float" office:value="147.9">
                <text:p>147.9</text:p>
              </table:table-cell>
              <table:table-cell office:value-type="float" office:value="180.2">
                <text:p>180.2</text:p>
              </table:table-cell>
              <table:table-cell office:value-type="float" office:value="184.9">
                <text:p>184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152">
                <text:p>152</text:p>
              </table:table-cell>
              <table:table-cell office:value-type="float" office:value="148.3">
                <text:p>148.3</text:p>
              </table:table-cell>
              <table:table-cell office:value-type="float" office:value="180.4">
                <text:p>180.4</text:p>
              </table:table-cell>
              <table:table-cell office:value-type="float" office:value="185.2">
                <text:p>185.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152.3">
                <text:p>152.3</text:p>
              </table:table-cell>
              <table:table-cell office:value-type="float" office:value="148.7">
                <text:p>148.7</text:p>
              </table:table-cell>
              <table:table-cell office:value-type="float" office:value="180.6">
                <text:p>180.6</text:p>
              </table:table-cell>
              <table:table-cell office:value-type="float" office:value="185.4">
                <text:p>185.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152.6">
                <text:p>152.6</text:p>
              </table:table-cell>
              <table:table-cell office:value-type="float" office:value="149.1">
                <text:p>149.1</text:p>
              </table:table-cell>
              <table:table-cell office:value-type="float" office:value="180.8">
                <text:p>180.8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152.9">
                <text:p>152.9</text:p>
              </table:table-cell>
              <table:table-cell office:value-type="float" office:value="149.5">
                <text:p>149.5</text:p>
              </table:table-cell>
              <table:table-cell office:value-type="float" office:value="180.9">
                <text:p>180.9</text:p>
              </table:table-cell>
              <table:table-cell office:value-type="float" office:value="185.7">
                <text:p>185.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153.3">
                <text:p>153.3</text:p>
              </table:table-cell>
              <table:table-cell office:value-type="float" office:value="149.8">
                <text:p>149.8</text:p>
              </table:table-cell>
              <table:table-cell office:value-type="float" office:value="181.1">
                <text:p>181.1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153.6">
                <text:p>153.6</text:p>
              </table:table-cell>
              <table:table-cell office:value-type="float" office:value="150.3">
                <text:p>150.3</text:p>
              </table:table-cell>
              <table:table-cell office:value-type="float" office:value="181.3">
                <text:p>181.3</text:p>
              </table:table-cell>
              <table:table-cell office:value-type="float" office:value="186.2">
                <text:p>186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154">
                <text:p>154</text:p>
              </table:table-cell>
              <table:table-cell office:value-type="float" office:value="150.6">
                <text:p>150.6</text:p>
              </table:table-cell>
              <table:table-cell office:value-type="float" office:value="181.4">
                <text:p>181.4</text:p>
              </table:table-cell>
              <table:table-cell office:value-type="float" office:value="186.4">
                <text:p>186.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154.2">
                <text:p>154.2</text:p>
              </table:table-cell>
              <table:table-cell office:value-type="float" office:value="151">
                <text:p>151</text:p>
              </table:table-cell>
              <table:table-cell office:value-type="float" office:value="181.6">
                <text:p>181.6</text:p>
              </table:table-cell>
              <table:table-cell office:value-type="float" office:value="186.6">
                <text:p>186.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154.6">
                <text:p>154.6</text:p>
              </table:table-cell>
              <table:table-cell office:value-type="float" office:value="151.4">
                <text:p>151.4</text:p>
              </table:table-cell>
              <table:table-cell office:value-type="float" office:value="181.8">
                <text:p>181.8</text:p>
              </table:table-cell>
              <table:table-cell office:value-type="float" office:value="186.8">
                <text:p>186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154.9">
                <text:p>154.9</text:p>
              </table:table-cell>
              <table:table-cell office:value-type="float" office:value="151.7">
                <text:p>151.7</text:p>
              </table:table-cell>
              <table:table-cell office:value-type="float" office:value="181.9">
                <text:p>181.9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155.2">
                <text:p>155.2</text:p>
              </table:table-cell>
              <table:table-cell office:value-type="float" office:value="152.1">
                <text:p>152.1</text:p>
              </table:table-cell>
              <table:table-cell office:value-type="float" office:value="182.1">
                <text:p>182.1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155.6">
                <text:p>155.6</text:p>
              </table:table-cell>
              <table:table-cell office:value-type="float" office:value="152.5">
                <text:p>152.5</text:p>
              </table:table-cell>
              <table:table-cell office:value-type="float" office:value="182.3">
                <text:p>182.3</text:p>
              </table:table-cell>
              <table:table-cell office:value-type="float" office:value="187.4">
                <text:p>187.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155.9">
                <text:p>155.9</text:p>
              </table:table-cell>
              <table:table-cell office:value-type="float" office:value="152.8">
                <text:p>152.8</text:p>
              </table:table-cell>
              <table:table-cell office:value-type="float" office:value="182.5">
                <text:p>182.5</text:p>
              </table:table-cell>
              <table:table-cell office:value-type="float" office:value="187.6">
                <text:p>187.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156.2">
                <text:p>156.2</text:p>
              </table:table-cell>
              <table:table-cell office:value-type="float" office:value="153.2">
                <text:p>153.2</text:p>
              </table:table-cell>
              <table:table-cell office:value-type="float" office:value="182.6">
                <text:p>182.6</text:p>
              </table:table-cell>
              <table:table-cell office:value-type="float" office:value="187.8">
                <text:p>187.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156.5">
                <text:p>156.5</text:p>
              </table:table-cell>
              <table:table-cell office:value-type="float" office:value="153.5">
                <text:p>153.5</text:p>
              </table:table-cell>
              <table:table-cell office:value-type="float" office:value="182.8">
                <text:p>182.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156.8">
                <text:p>156.8</text:p>
              </table:table-cell>
              <table:table-cell office:value-type="float" office:value="153.9">
                <text:p>153.9</text:p>
              </table:table-cell>
              <table:table-cell office:value-type="float" office:value="183">
                <text:p>183</text:p>
              </table:table-cell>
              <table:table-cell office:value-type="float" office:value="188.2">
                <text:p>188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157.1">
                <text:p>157.1</text:p>
              </table:table-cell>
              <table:table-cell office:value-type="float" office:value="154.2">
                <text:p>154.2</text:p>
              </table:table-cell>
              <table:table-cell office:value-type="float" office:value="183.2">
                <text:p>183.2</text:p>
              </table:table-cell>
              <table:table-cell office:value-type="float" office:value="188.4">
                <text:p>188.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157.4">
                <text:p>157.4</text:p>
              </table:table-cell>
              <table:table-cell office:value-type="float" office:value="154.6">
                <text:p>154.6</text:p>
              </table:table-cell>
              <table:table-cell office:value-type="float" office:value="183.3">
                <text:p>183.3</text:p>
              </table:table-cell>
              <table:table-cell office:value-type="float" office:value="188.6">
                <text:p>188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157.7">
                <text:p>157.7</text:p>
              </table:table-cell>
              <table:table-cell office:value-type="float" office:value="155">
                <text:p>155</text:p>
              </table:table-cell>
              <table:table-cell office:value-type="float" office:value="183.5">
                <text:p>183.5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158">
                <text:p>158</text:p>
              </table:table-cell>
              <table:table-cell office:value-type="float" office:value="155.3">
                <text:p>155.3</text:p>
              </table:table-cell>
              <table:table-cell office:value-type="float" office:value="183.7">
                <text:p>183.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158.3">
                <text:p>158.3</text:p>
              </table:table-cell>
              <table:table-cell office:value-type="float" office:value="155.6">
                <text:p>155.6</text:p>
              </table:table-cell>
              <table:table-cell office:value-type="float" office:value="183.8">
                <text:p>183.8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158.7">
                <text:p>158.7</text:p>
              </table:table-cell>
              <table:table-cell office:value-type="float" office:value="156">
                <text:p>156</text:p>
              </table:table-cell>
              <table:table-cell office:value-type="float" office:value="184">
                <text:p>184</text:p>
              </table:table-cell>
              <table:table-cell office:value-type="float" office:value="189.3">
                <text:p>189.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158.9">
                <text:p>158.9</text:p>
              </table:table-cell>
              <table:table-cell office:value-type="float" office:value="156.3">
                <text:p>156.3</text:p>
              </table:table-cell>
              <table:table-cell office:value-type="float" office:value="184.1">
                <text:p>184.1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159.2">
                <text:p>159.2</text:p>
              </table:table-cell>
              <table:table-cell office:value-type="float" office:value="156.6">
                <text:p>156.6</text:p>
              </table:table-cell>
              <table:table-cell office:value-type="float" office:value="184.3">
                <text:p>184.3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159.5">
                <text:p>159.5</text:p>
              </table:table-cell>
              <table:table-cell office:value-type="float" office:value="156.9">
                <text:p>156.9</text:p>
              </table:table-cell>
              <table:table-cell office:value-type="float" office:value="184.5">
                <text:p>184.5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159.8">
                <text:p>159.8</text:p>
              </table:table-cell>
              <table:table-cell office:value-type="float" office:value="157.3">
                <text:p>157.3</text:p>
              </table:table-cell>
              <table:table-cell office:value-type="float" office:value="184.7">
                <text:p>184.7</text:p>
              </table:table-cell>
              <table:table-cell office:value-type="float" office:value="190.1">
                <text:p>190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160.1">
                <text:p>160.1</text:p>
              </table:table-cell>
              <table:table-cell office:value-type="float" office:value="157.6">
                <text:p>157.6</text:p>
              </table:table-cell>
              <table:table-cell office:value-type="float" office:value="184.8">
                <text:p>184.8</text:p>
              </table:table-cell>
              <table:table-cell office:value-type="float" office:value="190.3">
                <text:p>190.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160.4">
                <text:p>160.4</text:p>
              </table:table-cell>
              <table:table-cell office:value-type="float" office:value="158">
                <text:p>158</text:p>
              </table:table-cell>
              <table:table-cell office:value-type="float" office:value="184.9">
                <text:p>184.9</text:p>
              </table:table-cell>
              <table:table-cell office:value-type="float" office:value="190.5">
                <text:p>190.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160.7">
                <text:p>160.7</text:p>
              </table:table-cell>
              <table:table-cell office:value-type="float" office:value="158.3">
                <text:p>158.3</text:p>
              </table:table-cell>
              <table:table-cell office:value-type="float" office:value="185.1">
                <text:p>185.1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161">
                <text:p>161</text:p>
              </table:table-cell>
              <table:table-cell office:value-type="float" office:value="158.6">
                <text:p>158.6</text:p>
              </table:table-cell>
              <table:table-cell office:value-type="float" office:value="185.3">
                <text:p>185.3</text:p>
              </table:table-cell>
              <table:table-cell office:value-type="float" office:value="190.9">
                <text:p>190.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161.2">
                <text:p>161.2</text:p>
              </table:table-cell>
              <table:table-cell office:value-type="float" office:value="158.9">
                <text:p>158.9</text:p>
              </table:table-cell>
              <table:table-cell office:value-type="float" office:value="185.4">
                <text:p>185.4</text:p>
              </table:table-cell>
              <table:table-cell office:value-type="float" office:value="191.1">
                <text:p>191.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161.5">
                <text:p>161.5</text:p>
              </table:table-cell>
              <table:table-cell office:value-type="float" office:value="159.2">
                <text:p>159.2</text:p>
              </table:table-cell>
              <table:table-cell office:value-type="float" office:value="185.6">
                <text:p>185.6</text:p>
              </table:table-cell>
              <table:table-cell office:value-type="float" office:value="191.2">
                <text:p>191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161.8">
                <text:p>161.8</text:p>
              </table:table-cell>
              <table:table-cell office:value-type="float" office:value="159.6">
                <text:p>159.6</text:p>
              </table:table-cell>
              <table:table-cell office:value-type="float" office:value="185.7">
                <text:p>185.7</text:p>
              </table:table-cell>
              <table:table-cell office:value-type="float" office:value="191.4">
                <text:p>191.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162.1">
                <text:p>162.1</text:p>
              </table:table-cell>
              <table:table-cell office:value-type="float" office:value="159.8">
                <text:p>159.8</text:p>
              </table:table-cell>
              <table:table-cell office:value-type="float" office:value="185.9">
                <text:p>185.9</text:p>
              </table:table-cell>
              <table:table-cell office:value-type="float" office:value="191.6">
                <text:p>191.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162.4">
                <text:p>162.4</text:p>
              </table:table-cell>
              <table:table-cell office:value-type="float" office:value="160.2">
                <text:p>160.2</text:p>
              </table:table-cell>
              <table:table-cell office:value-type="float" office:value="186">
                <text:p>186</text:p>
              </table:table-cell>
              <table:table-cell office:value-type="float" office:value="191.8">
                <text:p>191.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162.6">
                <text:p>162.6</text:p>
              </table:table-cell>
              <table:table-cell office:value-type="float" office:value="160.5">
                <text:p>160.5</text:p>
              </table:table-cell>
              <table:table-cell office:value-type="float" office:value="186.2">
                <text:p>186.2</text:p>
              </table:table-cell>
              <table:table-cell office:value-type="float" office:value="191.9">
                <text:p>191.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162.9">
                <text:p>162.9</text:p>
              </table:table-cell>
              <table:table-cell office:value-type="float" office:value="160.8">
                <text:p>160.8</text:p>
              </table:table-cell>
              <table:table-cell office:value-type="float" office:value="186.3">
                <text:p>186.3</text:p>
              </table:table-cell>
              <table:table-cell office:value-type="float" office:value="192.1">
                <text:p>192.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163.2">
                <text:p>163.2</text:p>
              </table:table-cell>
              <table:table-cell office:value-type="float" office:value="161.1">
                <text:p>161.1</text:p>
              </table:table-cell>
              <table:table-cell office:value-type="float" office:value="186.5">
                <text:p>186.5</text:p>
              </table:table-cell>
              <table:table-cell office:value-type="float" office:value="192.3">
                <text:p>192.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163.5">
                <text:p>163.5</text:p>
              </table:table-cell>
              <table:table-cell office:value-type="float" office:value="161.4">
                <text:p>161.4</text:p>
              </table:table-cell>
              <table:table-cell office:value-type="float" office:value="186.6">
                <text:p>186.6</text:p>
              </table:table-cell>
              <table:table-cell office:value-type="float" office:value="192.5">
                <text:p>192.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163.7">
                <text:p>163.7</text:p>
              </table:table-cell>
              <table:table-cell office:value-type="float" office:value="161.7">
                <text:p>161.7</text:p>
              </table:table-cell>
              <table:table-cell office:value-type="float" office:value="186.8">
                <text:p>186.8</text:p>
              </table:table-cell>
              <table:table-cell office:value-type="float" office:value="192.7">
                <text:p>192.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164">
                <text:p>164</text:p>
              </table:table-cell>
              <table:table-cell office:value-type="float" office:value="162">
                <text:p>162</text:p>
              </table:table-cell>
              <table:table-cell office:value-type="float" office:value="186.9">
                <text:p>186.9</text:p>
              </table:table-cell>
              <table:table-cell office:value-type="float" office:value="192.8">
                <text:p>192.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164.3">
                <text:p>164.3</text:p>
              </table:table-cell>
              <table:table-cell office:value-type="float" office:value="162.4">
                <text:p>162.4</text:p>
              </table:table-cell>
              <table:table-cell office:value-type="float" office:value="187">
                <text:p>187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164.5">
                <text:p>164.5</text:p>
              </table:table-cell>
              <table:table-cell office:value-type="float" office:value="162.6">
                <text:p>162.6</text:p>
              </table:table-cell>
              <table:table-cell office:value-type="float" office:value="187.2">
                <text:p>187.2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164.8">
                <text:p>164.8</text:p>
              </table:table-cell>
              <table:table-cell office:value-type="float" office:value="162.9">
                <text:p>162.9</text:p>
              </table:table-cell>
              <table:table-cell office:value-type="float" office:value="187.4">
                <text:p>187.4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165.1">
                <text:p>165.1</text:p>
              </table:table-cell>
              <table:table-cell office:value-type="float" office:value="163.3">
                <text:p>163.3</text:p>
              </table:table-cell>
              <table:table-cell office:value-type="float" office:value="187.5">
                <text:p>187.5</text:p>
              </table:table-cell>
              <table:table-cell office:value-type="float" office:value="193.6">
                <text:p>193.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165.3">
                <text:p>165.3</text:p>
              </table:table-cell>
              <table:table-cell office:value-type="float" office:value="163.6">
                <text:p>163.6</text:p>
              </table:table-cell>
              <table:table-cell office:value-type="float" office:value="187.7">
                <text:p>187.7</text:p>
              </table:table-cell>
              <table:table-cell office:value-type="float" office:value="193.7">
                <text:p>193.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165.6">
                <text:p>165.6</text:p>
              </table:table-cell>
              <table:table-cell office:value-type="float" office:value="163.9">
                <text:p>163.9</text:p>
              </table:table-cell>
              <table:table-cell office:value-type="float" office:value="187.8">
                <text:p>187.8</text:p>
              </table:table-cell>
              <table:table-cell office:value-type="float" office:value="193.9">
                <text:p>193.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165.8">
                <text:p>165.8</text:p>
              </table:table-cell>
              <table:table-cell office:value-type="float" office:value="164.1">
                <text:p>164.1</text:p>
              </table:table-cell>
              <table:table-cell office:value-type="float" office:value="187.9">
                <text:p>187.9</text:p>
              </table:table-cell>
              <table:table-cell office:value-type="float" office:value="194.1">
                <text:p>194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166.1">
                <text:p>166.1</text:p>
              </table:table-cell>
              <table:table-cell office:value-type="float" office:value="164.4">
                <text:p>164.4</text:p>
              </table:table-cell>
              <table:table-cell office:value-type="float" office:value="188.1">
                <text:p>188.1</text:p>
              </table:table-cell>
              <table:table-cell office:value-type="float" office:value="194.3">
                <text:p>194.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166.3">
                <text:p>166.3</text:p>
              </table:table-cell>
              <table:table-cell office:value-type="float" office:value="164.7">
                <text:p>164.7</text:p>
              </table:table-cell>
              <table:table-cell office:value-type="float" office:value="188.2">
                <text:p>188.2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166.5">
                <text:p>166.5</text:p>
              </table:table-cell>
              <table:table-cell office:value-type="float" office:value="165">
                <text:p>165</text:p>
              </table:table-cell>
              <table:table-cell office:value-type="float" office:value="188.3">
                <text:p>188.3</text:p>
              </table:table-cell>
              <table:table-cell office:value-type="float" office:value="194.6">
                <text:p>194.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166.8">
                <text:p>166.8</text:p>
              </table:table-cell>
              <table:table-cell office:value-type="float" office:value="165.3">
                <text:p>165.3</text:p>
              </table:table-cell>
              <table:table-cell office:value-type="float" office:value="188.5">
                <text:p>188.5</text:p>
              </table:table-cell>
              <table:table-cell office:value-type="float" office:value="194.8">
                <text:p>194.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167.1">
                <text:p>167.1</text:p>
              </table:table-cell>
              <table:table-cell office:value-type="float" office:value="165.6">
                <text:p>165.6</text:p>
              </table:table-cell>
              <table:table-cell office:value-type="float" office:value="188.6">
                <text:p>188.6</text:p>
              </table:table-cell>
              <table:table-cell office:value-type="float" office:value="194.9">
                <text:p>194.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167.3">
                <text:p>167.3</text:p>
              </table:table-cell>
              <table:table-cell office:value-type="float" office:value="165.9">
                <text:p>165.9</text:p>
              </table:table-cell>
              <table:table-cell office:value-type="float" office:value="188.7">
                <text:p>188.7</text:p>
              </table:table-cell>
              <table:table-cell office:value-type="float" office:value="195.1">
                <text:p>195.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167.5">
                <text:p>167.5</text:p>
              </table:table-cell>
              <table:table-cell office:value-type="float" office:value="166.2">
                <text:p>166.2</text:p>
              </table:table-cell>
              <table:table-cell office:value-type="float" office:value="188.9">
                <text:p>188.9</text:p>
              </table:table-cell>
              <table:table-cell office:value-type="float" office:value="195.2">
                <text:p>195.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167.8">
                <text:p>167.8</text:p>
              </table:table-cell>
              <table:table-cell office:value-type="float" office:value="166.4">
                <text:p>166.4</text:p>
              </table:table-cell>
              <table:table-cell office:value-type="float" office:value="189">
                <text:p>189</text:p>
              </table:table-cell>
              <table:table-cell office:value-type="float" office:value="195.4">
                <text:p>195.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168">
                <text:p>168</text:p>
              </table:table-cell>
              <table:table-cell office:value-type="float" office:value="166.7">
                <text:p>166.7</text:p>
              </table:table-cell>
              <table:table-cell office:value-type="float" office:value="189.1">
                <text:p>189.1</text:p>
              </table:table-cell>
              <table:table-cell office:value-type="float" office:value="195.6">
                <text:p>195.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168.3">
                <text:p>168.3</text:p>
              </table:table-cell>
              <table:table-cell office:value-type="float" office:value="167">
                <text:p>167</text:p>
              </table:table-cell>
              <table:table-cell office:value-type="float" office:value="189.3">
                <text:p>189.3</text:p>
              </table:table-cell>
              <table:table-cell office:value-type="float" office:value="195.8">
                <text:p>195.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168.5">
                <text:p>168.5</text:p>
              </table:table-cell>
              <table:table-cell office:value-type="float" office:value="167.3">
                <text:p>167.3</text:p>
              </table:table-cell>
              <table:table-cell office:value-type="float" office:value="189.4">
                <text:p>189.4</text:p>
              </table:table-cell>
              <table:table-cell office:value-type="float" office:value="195.9">
                <text:p>195.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168.7">
                <text:p>168.7</text:p>
              </table:table-cell>
              <table:table-cell office:value-type="float" office:value="167.6">
                <text:p>167.6</text:p>
              </table:table-cell>
              <table:table-cell office:value-type="float" office:value="189.6">
                <text:p>189.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169">
                <text:p>169</text:p>
              </table:table-cell>
              <table:table-cell office:value-type="float" office:value="167.8">
                <text:p>167.8</text:p>
              </table:table-cell>
              <table:table-cell office:value-type="float" office:value="189.6">
                <text:p>189.6</text:p>
              </table:table-cell>
              <table:table-cell office:value-type="float" office:value="196.2">
                <text:p>196.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169.2">
                <text:p>169.2</text:p>
              </table:table-cell>
              <table:table-cell office:value-type="float" office:value="168.1">
                <text:p>168.1</text:p>
              </table:table-cell>
              <table:table-cell office:value-type="float" office:value="189.8">
                <text:p>189.8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169.5">
                <text:p>169.5</text:p>
              </table:table-cell>
              <table:table-cell office:value-type="float" office:value="168.4">
                <text:p>168.4</text:p>
              </table:table-cell>
              <table:table-cell office:value-type="float" office:value="189.9">
                <text:p>189.9</text:p>
              </table:table-cell>
              <table:table-cell office:value-type="float" office:value="196.6">
                <text:p>196.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169.7">
                <text:p>169.7</text:p>
              </table:table-cell>
              <table:table-cell office:value-type="float" office:value="168.7">
                <text:p>168.7</text:p>
              </table:table-cell>
              <table:table-cell office:value-type="float" office:value="190.1">
                <text:p>190.1</text:p>
              </table:table-cell>
              <table:table-cell office:value-type="float" office:value="196.7">
                <text:p>196.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169.9">
                <text:p>169.9</text:p>
              </table:table-cell>
              <table:table-cell office:value-type="float" office:value="168.9">
                <text:p>168.9</text:p>
              </table:table-cell>
              <table:table-cell office:value-type="float" office:value="190.2">
                <text:p>190.2</text:p>
              </table:table-cell>
              <table:table-cell office:value-type="float" office:value="196.8">
                <text:p>196.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170.1">
                <text:p>170.1</text:p>
              </table:table-cell>
              <table:table-cell office:value-type="float" office:value="169.2">
                <text:p>169.2</text:p>
              </table:table-cell>
              <table:table-cell office:value-type="float" office:value="190.3">
                <text:p>190.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170.4">
                <text:p>170.4</text:p>
              </table:table-cell>
              <table:table-cell office:value-type="float" office:value="169.4">
                <text:p>169.4</text:p>
              </table:table-cell>
              <table:table-cell office:value-type="float" office:value="190.4">
                <text:p>190.4</text:p>
              </table:table-cell>
              <table:table-cell office:value-type="float" office:value="197.2">
                <text:p>197.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170.6">
                <text:p>170.6</text:p>
              </table:table-cell>
              <table:table-cell office:value-type="float" office:value="169.7">
                <text:p>169.7</text:p>
              </table:table-cell>
              <table:table-cell office:value-type="float" office:value="190.6">
                <text:p>190.6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170.8">
                <text:p>170.8</text:p>
              </table:table-cell>
              <table:table-cell office:value-type="float" office:value="170">
                <text:p>170</text:p>
              </table:table-cell>
              <table:table-cell office:value-type="float" office:value="190.7">
                <text:p>190.7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171">
                <text:p>171</text:p>
              </table:table-cell>
              <table:table-cell office:value-type="float" office:value="170.3">
                <text:p>170.3</text:p>
              </table:table-cell>
              <table:table-cell office:value-type="float" office:value="190.8">
                <text:p>190.8</text:p>
              </table:table-cell>
              <table:table-cell office:value-type="float" office:value="197.6">
                <text:p>197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171.2">
                <text:p>171.2</text:p>
              </table:table-cell>
              <table:table-cell office:value-type="float" office:value="170.5">
                <text:p>170.5</text:p>
              </table:table-cell>
              <table:table-cell office:value-type="float" office:value="190.9">
                <text:p>190.9</text:p>
              </table:table-cell>
              <table:table-cell office:value-type="float" office:value="197.8">
                <text:p>197.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171.5">
                <text:p>171.5</text:p>
              </table:table-cell>
              <table:table-cell office:value-type="float" office:value="170.7">
                <text:p>170.7</text:p>
              </table:table-cell>
              <table:table-cell office:value-type="float" office:value="191">
                <text:p>191</text:p>
              </table:table-cell>
              <table:table-cell office:value-type="float" office:value="197.9">
                <text:p>197.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171.7">
                <text:p>171.7</text:p>
              </table:table-cell>
              <table:table-cell office:value-type="float" office:value="171">
                <text:p>171</text:p>
              </table:table-cell>
              <table:table-cell office:value-type="float" office:value="191.2">
                <text:p>191.2</text:p>
              </table:table-cell>
              <table:table-cell office:value-type="float" office:value="198.1">
                <text:p>198.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171.9">
                <text:p>171.9</text:p>
              </table:table-cell>
              <table:table-cell office:value-type="float" office:value="171.3">
                <text:p>171.3</text:p>
              </table:table-cell>
              <table:table-cell office:value-type="float" office:value="191.3">
                <text:p>191.3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172.1">
                <text:p>172.1</text:p>
              </table:table-cell>
              <table:table-cell office:value-type="float" office:value="171.6">
                <text:p>171.6</text:p>
              </table:table-cell>
              <table:table-cell office:value-type="float" office:value="191.4">
                <text:p>191.4</text:p>
              </table:table-cell>
              <table:table-cell office:value-type="float" office:value="198.3">
                <text:p>198.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172.3">
                <text:p>172.3</text:p>
              </table:table-cell>
              <table:table-cell office:value-type="float" office:value="171.8">
                <text:p>171.8</text:p>
              </table:table-cell>
              <table:table-cell office:value-type="float" office:value="191.5">
                <text:p>191.5</text:p>
              </table:table-cell>
              <table:table-cell office:value-type="float" office:value="198.4">
                <text:p>198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172.5">
                <text:p>172.5</text:p>
              </table:table-cell>
              <table:table-cell office:value-type="float" office:value="172">
                <text:p>172</text:p>
              </table:table-cell>
              <table:table-cell office:value-type="float" office:value="191.6">
                <text:p>191.6</text:p>
              </table:table-cell>
              <table:table-cell office:value-type="float" office:value="198.5">
                <text:p>198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172.7">
                <text:p>172.7</text:p>
              </table:table-cell>
              <table:table-cell office:value-type="float" office:value="172.3">
                <text:p>172.3</text:p>
              </table:table-cell>
              <table:table-cell office:value-type="float" office:value="191.8">
                <text:p>191.8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172.9">
                <text:p>172.9</text:p>
              </table:table-cell>
              <table:table-cell office:value-type="float" office:value="172.6">
                <text:p>172.6</text:p>
              </table:table-cell>
              <table:table-cell office:value-type="float" office:value="191.8">
                <text:p>191.8</text:p>
              </table:table-cell>
              <table:table-cell office:value-type="float" office:value="198.7">
                <text:p>198.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173.1">
                <text:p>173.1</text:p>
              </table:table-cell>
              <table:table-cell office:value-type="float" office:value="172.8">
                <text:p>172.8</text:p>
              </table:table-cell>
              <table:table-cell office:value-type="float" office:value="191.9">
                <text:p>191.9</text:p>
              </table:table-cell>
              <table:table-cell office:value-type="float" office:value="198.8">
                <text:p>198.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173.3">
                <text:p>173.3</text:p>
              </table:table-cell>
              <table:table-cell office:value-type="float" office:value="173">
                <text:p>173</text:p>
              </table:table-cell>
              <table:table-cell office:value-type="float" office:value="192.1">
                <text:p>192.1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173.5">
                <text:p>173.5</text:p>
              </table:table-cell>
              <table:table-cell office:value-type="float" office:value="173.3">
                <text:p>173.3</text:p>
              </table:table-cell>
              <table:table-cell office:value-type="float" office:value="192.2">
                <text:p>192.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173.7">
                <text:p>173.7</text:p>
              </table:table-cell>
              <table:table-cell office:value-type="float" office:value="173.5">
                <text:p>173.5</text:p>
              </table:table-cell>
              <table:table-cell office:value-type="float" office:value="192.3">
                <text:p>192.3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173.9">
                <text:p>173.9</text:p>
              </table:table-cell>
              <table:table-cell office:value-type="float" office:value="173.8">
                <text:p>173.8</text:p>
              </table:table-cell>
              <table:table-cell office:value-type="float" office:value="192.4">
                <text:p>192.4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174.1">
                <text:p>174.1</text:p>
              </table:table-cell>
              <table:table-cell office:value-type="float" office:value="174">
                <text:p>174</text:p>
              </table:table-cell>
              <table:table-cell office:value-type="float" office:value="192.5">
                <text:p>192.5</text:p>
              </table:table-cell>
              <table:table-cell office:value-type="float" office:value="199.3">
                <text:p>199.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174.3">
                <text:p>174.3</text:p>
              </table:table-cell>
              <table:table-cell office:value-type="float" office:value="174.2">
                <text:p>174.2</text:p>
              </table:table-cell>
              <table:table-cell office:value-type="float" office:value="192.7">
                <text:p>192.7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174.5">
                <text:p>174.5</text:p>
              </table:table-cell>
              <table:table-cell office:value-type="float" office:value="174.5">
                <text:p>174.5</text:p>
              </table:table-cell>
              <table:table-cell office:value-type="float" office:value="192.8">
                <text:p>192.8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174.7">
                <text:p>174.7</text:p>
              </table:table-cell>
              <table:table-cell office:value-type="float" office:value="174.7">
                <text:p>174.7</text:p>
              </table:table-cell>
              <table:table-cell office:value-type="float" office:value="192.9">
                <text:p>192.9</text:p>
              </table:table-cell>
              <table:table-cell office:value-type="float" office:value="199.6">
                <text:p>199.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174.9">
                <text:p>174.9</text:p>
              </table:table-cell>
              <table:table-cell office:value-type="float" office:value="175">
                <text:p>175</text:p>
              </table:table-cell>
              <table:table-cell office:value-type="float" office:value="193">
                <text:p>193</text:p>
              </table:table-cell>
              <table:table-cell office:value-type="float" office:value="199.7">
                <text:p>199.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175.1">
                <text:p>175.1</text:p>
              </table:table-cell>
              <table:table-cell office:value-type="float" office:value="175.2">
                <text:p>175.2</text:p>
              </table:table-cell>
              <table:table-cell office:value-type="float" office:value="193.1">
                <text:p>193.1</text:p>
              </table:table-cell>
              <table:table-cell office:value-type="float" office:value="199.8">
                <text:p>199.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175.3">
                <text:p>175.3</text:p>
              </table:table-cell>
              <table:table-cell office:value-type="float" office:value="175.4">
                <text:p>175.4</text:p>
              </table:table-cell>
              <table:table-cell office:value-type="float" office:value="193.3">
                <text:p>193.3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175.5">
                <text:p>175.5</text:p>
              </table:table-cell>
              <table:table-cell office:value-type="float" office:value="175.7">
                <text:p>175.7</text:p>
              </table:table-cell>
              <table:table-cell office:value-type="float" office:value="193.4">
                <text:p>193.4</text:p>
              </table:table-cell>
              <table:table-cell office:value-type="float" office:value="199.9">
                <text:p>199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175.7">
                <text:p>175.7</text:p>
              </table:table-cell>
              <table:table-cell office:value-type="float" office:value="175.9">
                <text:p>175.9</text:p>
              </table:table-cell>
              <table:table-cell office:value-type="float" office:value="193.4">
                <text:p>193.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175.8">
                <text:p>175.8</text:p>
              </table:table-cell>
              <table:table-cell office:value-type="float" office:value="176.1">
                <text:p>176.1</text:p>
              </table:table-cell>
              <table:table-cell office:value-type="float" office:value="193.6">
                <text:p>193.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176">
                <text:p>176</text:p>
              </table:table-cell>
              <table:table-cell office:value-type="float" office:value="176.4">
                <text:p>176.4</text:p>
              </table:table-cell>
              <table:table-cell office:value-type="float" office:value="193.7">
                <text:p>193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176.2">
                <text:p>176.2</text:p>
              </table:table-cell>
              <table:table-cell office:value-type="float" office:value="176.6">
                <text:p>176.6</text:p>
              </table:table-cell>
              <table:table-cell office:value-type="float" office:value="193.8">
                <text:p>19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176.4">
                <text:p>176.4</text:p>
              </table:table-cell>
              <table:table-cell office:value-type="float" office:value="176.8">
                <text:p>176.8</text:p>
              </table:table-cell>
              <table:table-cell office:value-type="float" office:value="193.9">
                <text:p>193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176.5">
                <text:p>176.5</text:p>
              </table:table-cell>
              <table:table-cell office:value-type="float" office:value="177.1">
                <text:p>177.1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176.8">
                <text:p>176.8</text:p>
              </table:table-cell>
              <table:table-cell office:value-type="float" office:value="177.3">
                <text:p>177.3</text:p>
              </table:table-cell>
              <table:table-cell office:value-type="float" office:value="194.1">
                <text:p>194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177">
                <text:p>177</text:p>
              </table:table-cell>
              <table:table-cell office:value-type="float" office:value="177.5">
                <text:p>177.5</text:p>
              </table:table-cell>
              <table:table-cell office:value-type="float" office:value="194.3">
                <text:p>194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177.1">
                <text:p>177.1</text:p>
              </table:table-cell>
              <table:table-cell office:value-type="float" office:value="177.7">
                <text:p>177.7</text:p>
              </table:table-cell>
              <table:table-cell office:value-type="float" office:value="194.4">
                <text:p>19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177.3">
                <text:p>177.3</text:p>
              </table:table-cell>
              <table:table-cell office:value-type="float" office:value="178">
                <text:p>178</text:p>
              </table:table-cell>
              <table:table-cell office:value-type="float" office:value="194.4">
                <text:p>19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177.5">
                <text:p>177.5</text:p>
              </table:table-cell>
              <table:table-cell office:value-type="float" office:value="178.2">
                <text:p>178.2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177.7">
                <text:p>177.7</text:p>
              </table:table-cell>
              <table:table-cell office:value-type="float" office:value="178.4">
                <text:p>178.4</text:p>
              </table:table-cell>
              <table:table-cell office:value-type="float" office:value="194.7">
                <text:p>19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177.9">
                <text:p>177.9</text:p>
              </table:table-cell>
              <table:table-cell office:value-type="float" office:value="178.6">
                <text:p>178.6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178">
                <text:p>178</text:p>
              </table:table-cell>
              <table:table-cell office:value-type="float" office:value="178.8">
                <text:p>178.8</text:p>
              </table:table-cell>
              <table:table-cell office:value-type="float" office:value="194.9">
                <text:p>194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178.2">
                <text:p>178.2</text:p>
              </table:table-cell>
              <table:table-cell office:value-type="float" office:value="179.1">
                <text:p>179.1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178.3">
                <text:p>178.3</text:p>
              </table:table-cell>
              <table:table-cell office:value-type="float" office:value="179.2">
                <text:p>179.2</text:p>
              </table:table-cell>
              <table:table-cell office:value-type="float" office:value="195.1">
                <text:p>195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178.5">
                <text:p>178.5</text:p>
              </table:table-cell>
              <table:table-cell office:value-type="float" office:value="179.5">
                <text:p>179.5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178.7">
                <text:p>178.7</text:p>
              </table:table-cell>
              <table:table-cell office:value-type="float" office:value="179.7">
                <text:p>179.7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178.8">
                <text:p>178.8</text:p>
              </table:table-cell>
              <table:table-cell office:value-type="float" office:value="179.9">
                <text:p>179.9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179">
                <text:p>179</text:p>
              </table:table-cell>
              <table:table-cell office:value-type="float" office:value="180.1">
                <text:p>180.1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179.2">
                <text:p>179.2</text:p>
              </table:table-cell>
              <table:table-cell office:value-type="float" office:value="180.3">
                <text:p>180.3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179.4">
                <text:p>179.4</text:p>
              </table:table-cell>
              <table:table-cell office:value-type="float" office:value="180.5">
                <text:p>180.5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179.5">
                <text:p>179.5</text:p>
              </table:table-cell>
              <table:table-cell office:value-type="float" office:value="180.7">
                <text:p>180.7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179.7">
                <text:p>179.7</text:p>
              </table:table-cell>
              <table:table-cell office:value-type="float" office:value="181">
                <text:p>181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179.8">
                <text:p>179.8</text:p>
              </table:table-cell>
              <table:table-cell office:value-type="float" office:value="181.1">
                <text:p>181.1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180">
                <text:p>180</text:p>
              </table:table-cell>
              <table:table-cell office:value-type="float" office:value="181.3">
                <text:p>181.3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180.2">
                <text:p>180.2</text:p>
              </table:table-cell>
              <table:table-cell office:value-type="float" office:value="181.6">
                <text:p>181.6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180.3">
                <text:p>180.3</text:p>
              </table:table-cell>
              <table:table-cell office:value-type="float" office:value="181.8">
                <text:p>181.8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180.5">
                <text:p>180.5</text:p>
              </table:table-cell>
              <table:table-cell office:value-type="float" office:value="182">
                <text:p>182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180.6">
                <text:p>180.6</text:p>
              </table:table-cell>
              <table:table-cell office:value-type="float" office:value="182.1">
                <text:p>182.1</text:p>
              </table:table-cell>
              <table:table-cell office:value-type="float" office:value="196.4">
                <text:p>19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180.8">
                <text:p>180.8</text:p>
              </table:table-cell>
              <table:table-cell office:value-type="float" office:value="182.4">
                <text:p>182.4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181">
                <text:p>181</text:p>
              </table:table-cell>
              <table:table-cell office:value-type="float" office:value="182.6">
                <text:p>182.6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181.1">
                <text:p>181.1</text:p>
              </table:table-cell>
              <table:table-cell office:value-type="float" office:value="182.8">
                <text:p>182.8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181.3">
                <text:p>181.3</text:p>
              </table:table-cell>
              <table:table-cell office:value-type="float" office:value="183">
                <text:p>183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181.4">
                <text:p>181.4</text:p>
              </table:table-cell>
              <table:table-cell office:value-type="float" office:value="183.1">
                <text:p>183.1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181.6">
                <text:p>181.6</text:p>
              </table:table-cell>
              <table:table-cell office:value-type="float" office:value="183.3">
                <text:p>183.3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181.8">
                <text:p>181.8</text:p>
              </table:table-cell>
              <table:table-cell office:value-type="float" office:value="183.5">
                <text:p>183.5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181.9">
                <text:p>181.9</text:p>
              </table:table-cell>
              <table:table-cell office:value-type="float" office:value="183.7">
                <text:p>183.7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182">
                <text:p>182</text:p>
              </table:table-cell>
              <table:table-cell office:value-type="float" office:value="183.9">
                <text:p>183.9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182.2">
                <text:p>182.2</text:p>
              </table:table-cell>
              <table:table-cell office:value-type="float" office:value="184.1">
                <text:p>184.1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182.4">
                <text:p>182.4</text:p>
              </table:table-cell>
              <table:table-cell office:value-type="float" office:value="184.3">
                <text:p>184.3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182.5">
                <text:p>182.5</text:p>
              </table:table-cell>
              <table:table-cell office:value-type="float" office:value="184.5">
                <text:p>184.5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182.6">
                <text:p>182.6</text:p>
              </table:table-cell>
              <table:table-cell office:value-type="float" office:value="184.7">
                <text:p>184.7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182.8">
                <text:p>182.8</text:p>
              </table:table-cell>
              <table:table-cell office:value-type="float" office:value="184.9">
                <text:p>184.9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183">
                <text:p>183</text:p>
              </table:table-cell>
              <table:table-cell office:value-type="float" office:value="185">
                <text:p>185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183.1">
                <text:p>183.1</text:p>
              </table:table-cell>
              <table:table-cell office:value-type="float" office:value="185.2">
                <text:p>185.2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183.2">
                <text:p>183.2</text:p>
              </table:table-cell>
              <table:table-cell office:value-type="float" office:value="185.4">
                <text:p>185.4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183.4">
                <text:p>183.4</text:p>
              </table:table-cell>
              <table:table-cell office:value-type="float" office:value="185.6">
                <text:p>185.6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183.5">
                <text:p>183.5</text:p>
              </table:table-cell>
              <table:table-cell office:value-type="float" office:value="185.7">
                <text:p>185.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183.7">
                <text:p>183.7</text:p>
              </table:table-cell>
              <table:table-cell office:value-type="float" office:value="185.9">
                <text:p>185.9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183.8">
                <text:p>183.8</text:p>
              </table:table-cell>
              <table:table-cell office:value-type="float" office:value="186.1">
                <text:p>186.1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184">
                <text:p>184</text:p>
              </table:table-cell>
              <table:table-cell office:value-type="float" office:value="186.3">
                <text:p>186.3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184.1">
                <text:p>184.1</text:p>
              </table:table-cell>
              <table:table-cell office:value-type="float" office:value="186.5">
                <text:p>186.5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184.3">
                <text:p>184.3</text:p>
              </table:table-cell>
              <table:table-cell office:value-type="float" office:value="186.7">
                <text:p>186.7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184.4">
                <text:p>184.4</text:p>
              </table:table-cell>
              <table:table-cell office:value-type="float" office:value="186.9">
                <text:p>186.9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184.5">
                <text:p>184.5</text:p>
              </table:table-cell>
              <table:table-cell office:value-type="float" office:value="187">
                <text:p>187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184.7">
                <text:p>184.7</text:p>
              </table:table-cell>
              <table:table-cell office:value-type="float" office:value="187.3">
                <text:p>187.3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184.8">
                <text:p>184.8</text:p>
              </table:table-cell>
              <table:table-cell office:value-type="float" office:value="187.4">
                <text:p>187.4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184.9">
                <text:p>184.9</text:p>
              </table:table-cell>
              <table:table-cell office:value-type="float" office:value="187.6">
                <text:p>187.6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185.1">
                <text:p>185.1</text:p>
              </table:table-cell>
              <table:table-cell office:value-type="float" office:value="187.8">
                <text:p>187.8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185.2">
                <text:p>185.2</text:p>
              </table:table-cell>
              <table:table-cell office:value-type="float" office:value="188">
                <text:p>188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185.3">
                <text:p>185.3</text:p>
              </table:table-cell>
              <table:table-cell office:value-type="float" office:value="188.1">
                <text:p>188.1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185.5">
                <text:p>185.5</text:p>
              </table:table-cell>
              <table:table-cell office:value-type="float" office:value="188.3">
                <text:p>188.3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185.6">
                <text:p>185.6</text:p>
              </table:table-cell>
              <table:table-cell office:value-type="float" office:value="188.5">
                <text:p>188.5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185.7">
                <text:p>185.7</text:p>
              </table:table-cell>
              <table:table-cell office:value-type="float" office:value="188.6">
                <text:p>188.6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185.8">
                <text:p>185.8</text:p>
              </table:table-cell>
              <table:table-cell office:value-type="float" office:value="188.8">
                <text:p>188.8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185.9">
                <text:p>185.9</text:p>
              </table:table-cell>
              <table:table-cell office:value-type="float" office:value="189">
                <text:p>18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186.1">
                <text:p>186.1</text:p>
              </table:table-cell>
              <table:table-cell office:value-type="float" office:value="189.1">
                <text:p>189.1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186.2">
                <text:p>186.2</text:p>
              </table:table-cell>
              <table:table-cell office:value-type="float" office:value="189.3">
                <text:p>189.3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186.3">
                <text:p>186.3</text:p>
              </table:table-cell>
              <table:table-cell office:value-type="float" office:value="189.5">
                <text:p>189.5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186.4">
                <text:p>186.4</text:p>
              </table:table-cell>
              <table:table-cell office:value-type="float" office:value="189.6">
                <text:p>189.6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186.6">
                <text:p>186.6</text:p>
              </table:table-cell>
              <table:table-cell office:value-type="float" office:value="189.8">
                <text:p>189.8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186.7">
                <text:p>186.7</text:p>
              </table:table-cell>
              <table:table-cell office:value-type="float" office:value="190">
                <text:p>190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186.8">
                <text:p>186.8</text:p>
              </table:table-cell>
              <table:table-cell office:value-type="float" office:value="190.1">
                <text:p>190.1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186.9">
                <text:p>186.9</text:p>
              </table:table-cell>
              <table:table-cell office:value-type="float" office:value="190.3">
                <text:p>190.3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187.1">
                <text:p>187.1</text:p>
              </table:table-cell>
              <table:table-cell office:value-type="float" office:value="190.4">
                <text:p>190.4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187.2">
                <text:p>187.2</text:p>
              </table:table-cell>
              <table:table-cell office:value-type="float" office:value="190.6">
                <text:p>190.6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187.3">
                <text:p>187.3</text:p>
              </table:table-cell>
              <table:table-cell office:value-type="float" office:value="190.8">
                <text:p>190.8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187.4">
                <text:p>187.4</text:p>
              </table:table-cell>
              <table:table-cell office:value-type="float" office:value="190.9">
                <text:p>190.9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187.5">
                <text:p>187.5</text:p>
              </table:table-cell>
              <table:table-cell office:value-type="float" office:value="191.1">
                <text:p>191.1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187.6">
                <text:p>187.6</text:p>
              </table:table-cell>
              <table:table-cell office:value-type="float" office:value="191.2">
                <text:p>191.2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187.8">
                <text:p>187.8</text:p>
              </table:table-cell>
              <table:table-cell office:value-type="float" office:value="191.4">
                <text:p>191.4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187.9">
                <text:p>187.9</text:p>
              </table:table-cell>
              <table:table-cell office:value-type="float" office:value="191.6">
                <text:p>191.6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188">
                <text:p>188</text:p>
              </table:table-cell>
              <table:table-cell office:value-type="float" office:value="191.8">
                <text:p>191.8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188.1">
                <text:p>188.1</text:p>
              </table:table-cell>
              <table:table-cell office:value-type="float" office:value="191.9">
                <text:p>191.9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188.2">
                <text:p>188.2</text:p>
              </table:table-cell>
              <table:table-cell office:value-type="float" office:value="192">
                <text:p>192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188.4">
                <text:p>188.4</text:p>
              </table:table-cell>
              <table:table-cell office:value-type="float" office:value="192.2">
                <text:p>192.2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188.5">
                <text:p>188.5</text:p>
              </table:table-cell>
              <table:table-cell office:value-type="float" office:value="192.4">
                <text:p>192.4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188.5">
                <text:p>188.5</text:p>
              </table:table-cell>
              <table:table-cell office:value-type="float" office:value="192.6">
                <text:p>192.6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188.7">
                <text:p>188.7</text:p>
              </table:table-cell>
              <table:table-cell office:value-type="float" office:value="192.7">
                <text:p>19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188.8">
                <text:p>188.8</text:p>
              </table:table-cell>
              <table:table-cell office:value-type="float" office:value="192.8">
                <text:p>19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188.9">
                <text:p>188.9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189.1">
                <text:p>189.1</text:p>
              </table:table-cell>
              <table:table-cell office:value-type="float" office:value="193.1">
                <text:p>19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189.1">
                <text:p>189.1</text:p>
              </table:table-cell>
              <table:table-cell office:value-type="float" office:value="193.3">
                <text:p>19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189.2">
                <text:p>189.2</text:p>
              </table:table-cell>
              <table:table-cell office:value-type="float" office:value="193.5">
                <text:p>19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189.4">
                <text:p>189.4</text:p>
              </table:table-cell>
              <table:table-cell office:value-type="float" office:value="193.6">
                <text:p>19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189.5">
                <text:p>189.5</text:p>
              </table:table-cell>
              <table:table-cell office:value-type="float" office:value="193.8">
                <text:p>19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189.6">
                <text:p>189.6</text:p>
              </table:table-cell>
              <table:table-cell office:value-type="float" office:value="193.9">
                <text:p>19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189.7">
                <text:p>189.7</text:p>
              </table:table-cell>
              <table:table-cell office:value-type="float" office:value="194.1">
                <text:p>19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189.8">
                <text:p>189.8</text:p>
              </table:table-cell>
              <table:table-cell office:value-type="float" office:value="194.2">
                <text:p>19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189.9">
                <text:p>189.9</text:p>
              </table:table-cell>
              <table:table-cell office:value-type="float" office:value="194.3">
                <text:p>19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190">
                <text:p>190</text:p>
              </table:table-cell>
              <table:table-cell office:value-type="float" office:value="194.5">
                <text:p>19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190.2">
                <text:p>190.2</text:p>
              </table:table-cell>
              <table:table-cell office:value-type="float" office:value="194.6">
                <text:p>19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190.2">
                <text:p>190.2</text:p>
              </table:table-cell>
              <table:table-cell office:value-type="float" office:value="194.8">
                <text:p>19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190.3">
                <text:p>190.3</text:p>
              </table:table-cell>
              <table:table-cell office:value-type="float" office:value="194.9">
                <text:p>19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190.5">
                <text:p>190.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190.6">
                <text:p>190.6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190.7">
                <text:p>190.7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190.8">
                <text:p>190.8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190.9">
                <text:p>190.9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191">
                <text:p>191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191.1">
                <text:p>191.1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191.2">
                <text:p>191.2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191.3">
                <text:p>191.3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191.4">
                <text:p>191.4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191.5">
                <text:p>191.5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191.6">
                <text:p>191.6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191.6">
                <text:p>191.6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191.7">
                <text:p>191.7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191.9">
                <text:p>191.9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192">
                <text:p>192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192">
                <text:p>192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192.1">
                <text:p>192.1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192.2">
                <text:p>192.2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192.4">
                <text:p>192.4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192.5">
                <text:p>192.5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192.5">
                <text:p>192.5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192.6">
                <text:p>192.6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192.7">
                <text:p>192.7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192.8">
                <text:p>192.8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192.9">
                <text:p>192.9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192.9">
                <text:p>192.9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193">
                <text:p>193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193.1">
                <text:p>193.1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193.2">
                <text:p>193.2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193.3">
                <text:p>193.3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193.4">
                <text:p>193.4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193.5">
                <text:p>193.5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193.6">
                <text:p>193.6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193.7">
                <text:p>193.7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193.7">
                <text:p>193.7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193.8">
                <text:p>193.8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193.9">
                <text:p>193.9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194.1">
                <text:p>194.1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194.1">
                <text:p>194.1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194.2">
                <text:p>194.2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194.3">
                <text:p>194.3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194.4">
                <text:p>194.4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194.5">
                <text:p>194.5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194.5">
                <text:p>194.5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194.6">
                <text:p>194.6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194.7">
                <text:p>194.7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194.8">
                <text:p>194.8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194.9">
                <text:p>194.9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194.9">
                <text:p>19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195.1">
                <text:p>19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195.2">
                <text:p>19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195.3">
                <text:p>19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195.4">
                <text:p>19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195.5">
                <text:p>19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195.6">
                <text:p>19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195.7">
                <text:p>19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195.8">
                <text:p>19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195.9">
                <text:p>19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196.1">
                <text:p>19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196.2">
                <text:p>19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196.3">
                <text:p>19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196.4">
                <text:p>19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196.5">
                <text:p>19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196.6">
                <text:p>196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196.7">
                <text:p>19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196.8">
                <text:p>196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196.9">
                <text:p>19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197.1">
                <text:p>19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197.2">
                <text:p>19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197.3">
                <text:p>19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197.4">
                <text:p>19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197.5">
                <text:p>19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197.6">
                <text:p>197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197.7">
                <text:p>19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197.8">
                <text:p>19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197.9">
                <text:p>19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198.1">
                <text:p>19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198.2">
                <text:p>19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198.3">
                <text:p>19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198.4">
                <text:p>19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198.5">
                <text:p>19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198.6">
                <text:p>198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198.7">
                <text:p>19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198.8">
                <text:p>198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198.9">
                <text:p>198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199.1">
                <text:p>19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199.2">
                <text:p>19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199.3">
                <text:p>199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199.4">
                <text:p>19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199.5">
                <text:p>199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199.6">
                <text:p>19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199.7">
                <text:p>19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199.8">
                <text:p>19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199.9">
                <text:p>19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504cm" svg:height="9.431cm" xlink:href="." xlink:type="simple" chart:class="chart:scatter" chart:style-name="ch1">
        <chart:title svg:x="6.555cm" svg:y="0.324cm" chart:style-name="ch2">
          <text:p>600W vs 1000W</text:p>
        </chart:title>
        <chart:legend chart:legend-position="end" svg:x="13.314cm" svg:y="3.693cm" chart:style-name="ch3"/>
        <chart:plot-area chart:style-name="ch4" chart:data-source-has-labels="both" svg:x="1.991cm" svg:y="1.217cm" svg:width="10.715cm" svg:height="7.137cm">
          <chartooo:coordinate-region svg:x="2.798cm" svg:y="1.429cm" svg:width="9.628cm" svg:height="6.252cm"/>
          <chart:axis chart:dimension="x" chart:name="primary-x" chart:style-name="ch5">
            <chart:title svg:x="6.682cm" svg:y="8.543cm" chart:style-name="ch6">
              <text:p>Time (s)</text:p>
            </chart:title>
            <chart:categories table:cell-range-address="local-table.$A$2:.$A$611"/>
          </chart:axis>
          <chart:axis chart:dimension="y" chart:name="primary-y" chart:style-name="ch5">
            <chart:title svg:x="1.074cm" svg:y="5.53cm" chart:style-name="ch7">
              <text:p>Temp (C)</text:p>
            </chart:title>
            <chart:grid chart:style-name="ch8" chart:class="major"/>
          </chart:axis>
          <chart:series chart:style-name="ch9" chart:values-cell-range-address="local-table.$C$2:.$C$611" chart:label-cell-address="local-table.$C$1" chart:class="chart:scatter">
            <chart:domain table:cell-range-address="local-table.$B$2:.$B$611"/>
            <chart:data-point chart:repeated="610"/>
          </chart:series>
          <chart:series chart:style-name="ch10" chart:values-cell-range-address="local-table.$D$2:.$D$611" chart:label-cell-address="local-table.$D$1" chart:class="chart:scatter">
            <chart:data-point chart:repeated="610"/>
          </chart:series>
          <chart:series chart:style-name="ch11" chart:values-cell-range-address="local-table.$E$2:.$E$611" chart:label-cell-address="local-table.$E$1" chart:class="chart:scatter">
            <chart:data-point chart:repeated="610"/>
          </chart:series>
          <chart:series chart:style-name="ch12" chart:values-cell-range-address="local-table.$F$2:.$F$611" chart:label-cell-address="local-table.$F$1" chart:class="chart:scatter">
            <chart:data-point chart:repeated="6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600W </text:p>
              </table:table-cell>
              <table:table-cell office:value-type="string">
                <text:p>600W HEATER</text:p>
              </table:table-cell>
              <table:table-cell office:value-type="string">
                <text:p>1000W </text:p>
              </table:table-cell>
              <table:table-cell office:value-type="string">
                <text:p>1000W heate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00.1">
                <text:p>200.1</text:p>
              </table:table-cell>
              <table:table-cell office:value-type="float" office:value="200.3">
                <text:p>200.3</text:p>
              </table:table-cell>
              <table:table-cell office:value-type="float" office:value="200.2">
                <text:p>200.2</text:p>
              </table:table-cell>
              <table:table-cell office:value-type="float" office:value="199.5">
                <text:p>199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00.3">
                <text:p>200.3</text:p>
              </table:table-cell>
              <table:table-cell office:value-type="float" office:value="200.2">
                <text:p>200.2</text:p>
              </table:table-cell>
              <table:table-cell office:value-type="float" office:value="199.4">
                <text:p>199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9.9">
                <text:p>199.9</text:p>
              </table:table-cell>
              <table:table-cell office:value-type="float" office:value="200.3">
                <text:p>200.3</text:p>
              </table:table-cell>
              <table:table-cell office:value-type="float" office:value="200.3">
                <text:p>200.3</text:p>
              </table:table-cell>
              <table:table-cell office:value-type="float" office:value="199.2">
                <text:p>199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9.7">
                <text:p>199.7</text:p>
              </table:table-cell>
              <table:table-cell office:value-type="float" office:value="200.3">
                <text:p>200.3</text:p>
              </table:table-cell>
              <table:table-cell office:value-type="float" office:value="200.3">
                <text:p>200.3</text:p>
              </table:table-cell>
              <table:table-cell office:value-type="float" office:value="199.1">
                <text:p>199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9.2">
                <text:p>199.2</text:p>
              </table:table-cell>
              <table:table-cell office:value-type="float" office:value="200.1">
                <text:p>200.1</text:p>
              </table:table-cell>
              <table:table-cell office:value-type="float" office:value="200.2">
                <text:p>200.2</text:p>
              </table:table-cell>
              <table:table-cell office:value-type="float" office:value="198.9">
                <text:p>19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8.5">
                <text:p>198.5</text:p>
              </table:table-cell>
              <table:table-cell office:value-type="float" office:value="199.8">
                <text:p>199.8</text:p>
              </table:table-cell>
              <table:table-cell office:value-type="float" office:value="199.9">
                <text:p>199.9</text:p>
              </table:table-cell>
              <table:table-cell office:value-type="float" office:value="198.6">
                <text:p>19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7.6">
                <text:p>197.6</text:p>
              </table:table-cell>
              <table:table-cell office:value-type="float" office:value="199.2">
                <text:p>199.2</text:p>
              </table:table-cell>
              <table:table-cell office:value-type="float" office:value="199.5">
                <text:p>199.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6.6">
                <text:p>196.6</text:p>
              </table:table-cell>
              <table:table-cell office:value-type="float" office:value="198.4">
                <text:p>198.4</text:p>
              </table:table-cell>
              <table:table-cell office:value-type="float" office:value="198.8">
                <text:p>198.8</text:p>
              </table:table-cell>
              <table:table-cell office:value-type="float" office:value="197.3">
                <text:p>197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95.5">
                <text:p>195.5</text:p>
              </table:table-cell>
              <table:table-cell office:value-type="float" office:value="197.5">
                <text:p>197.5</text:p>
              </table:table-cell>
              <table:table-cell office:value-type="float" office:value="198">
                <text:p>198</text:p>
              </table:table-cell>
              <table:table-cell office:value-type="float" office:value="196.5">
                <text:p>19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4.1">
                <text:p>194.1</text:p>
              </table:table-cell>
              <table:table-cell office:value-type="float" office:value="196.5">
                <text:p>196.5</text:p>
              </table:table-cell>
              <table:table-cell office:value-type="float" office:value="197.1">
                <text:p>197.1</text:p>
              </table:table-cell>
              <table:table-cell office:value-type="float" office:value="195.5">
                <text:p>195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92.8">
                <text:p>192.8</text:p>
              </table:table-cell>
              <table:table-cell office:value-type="float" office:value="195.4">
                <text:p>195.4</text:p>
              </table:table-cell>
              <table:table-cell office:value-type="float" office:value="195.8">
                <text:p>195.8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91.5">
                <text:p>191.5</text:p>
              </table:table-cell>
              <table:table-cell office:value-type="float" office:value="194">
                <text:p>194</text:p>
              </table:table-cell>
              <table:table-cell office:value-type="float" office:value="194.6">
                <text:p>194.6</text:p>
              </table:table-cell>
              <table:table-cell office:value-type="float" office:value="193.2">
                <text:p>193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90.1">
                <text:p>190.1</text:p>
              </table:table-cell>
              <table:table-cell office:value-type="float" office:value="192.7">
                <text:p>192.7</text:p>
              </table:table-cell>
              <table:table-cell office:value-type="float" office:value="193.3">
                <text:p>193.3</text:p>
              </table:table-cell>
              <table:table-cell office:value-type="float" office:value="191.9">
                <text:p>191.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88.7">
                <text:p>188.7</text:p>
              </table:table-cell>
              <table:table-cell office:value-type="float" office:value="191.4">
                <text:p>191.4</text:p>
              </table:table-cell>
              <table:table-cell office:value-type="float" office:value="192">
                <text:p>192</text:p>
              </table:table-cell>
              <table:table-cell office:value-type="float" office:value="190.7">
                <text:p>190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87.2">
                <text:p>187.2</text:p>
              </table:table-cell>
              <table:table-cell office:value-type="float" office:value="190.2">
                <text:p>190.2</text:p>
              </table:table-cell>
              <table:table-cell office:value-type="float" office:value="190.6">
                <text:p>190.6</text:p>
              </table:table-cell>
              <table:table-cell office:value-type="float" office:value="189.5">
                <text:p>189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85.9">
                <text:p>185.9</text:p>
              </table:table-cell>
              <table:table-cell office:value-type="float" office:value="188.9">
                <text:p>188.9</text:p>
              </table:table-cell>
              <table:table-cell office:value-type="float" office:value="189.1">
                <text:p>189.1</text:p>
              </table:table-cell>
              <table:table-cell office:value-type="float" office:value="188.3">
                <text:p>188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84.5">
                <text:p>184.5</text:p>
              </table:table-cell>
              <table:table-cell office:value-type="float" office:value="187.5">
                <text:p>187.5</text:p>
              </table:table-cell>
              <table:table-cell office:value-type="float" office:value="187.7">
                <text:p>187.7</text:p>
              </table:table-cell>
              <table:table-cell office:value-type="float" office:value="186.9">
                <text:p>186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3.2">
                <text:p>183.2</text:p>
              </table:table-cell>
              <table:table-cell office:value-type="float" office:value="186.2">
                <text:p>186.2</text:p>
              </table:table-cell>
              <table:table-cell office:value-type="float" office:value="186.4">
                <text:p>186.4</text:p>
              </table:table-cell>
              <table:table-cell office:value-type="float" office:value="185.6">
                <text:p>185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1.9">
                <text:p>181.9</text:p>
              </table:table-cell>
              <table:table-cell office:value-type="float" office:value="185">
                <text:p>185</text:p>
              </table:table-cell>
              <table:table-cell office:value-type="float" office:value="185.1">
                <text:p>185.1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80.6">
                <text:p>180.6</text:p>
              </table:table-cell>
              <table:table-cell office:value-type="float" office:value="183.9">
                <text:p>183.9</text:p>
              </table:table-cell>
              <table:table-cell office:value-type="float" office:value="183.7">
                <text:p>183.7</text:p>
              </table:table-cell>
              <table:table-cell office:value-type="float" office:value="183.3">
                <text:p>183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79.4">
                <text:p>179.4</text:p>
              </table:table-cell>
              <table:table-cell office:value-type="float" office:value="182.6">
                <text:p>182.6</text:p>
              </table:table-cell>
              <table:table-cell office:value-type="float" office:value="182.4">
                <text:p>182.4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78.2">
                <text:p>178.2</text:p>
              </table:table-cell>
              <table:table-cell office:value-type="float" office:value="181.5">
                <text:p>181.5</text:p>
              </table:table-cell>
              <table:table-cell office:value-type="float" office:value="181.2">
                <text:p>181.2</text:p>
              </table:table-cell>
              <table:table-cell office:value-type="float" office:value="180.9">
                <text:p>18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77.1">
                <text:p>177.1</text:p>
              </table:table-cell>
              <table:table-cell office:value-type="float" office:value="180.4">
                <text:p>180.4</text:p>
              </table:table-cell>
              <table:table-cell office:value-type="float" office:value="180">
                <text:p>180</text:p>
              </table:table-cell>
              <table:table-cell office:value-type="float" office:value="179.8">
                <text:p>179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75.9">
                <text:p>175.9</text:p>
              </table:table-cell>
              <table:table-cell office:value-type="float" office:value="179.4">
                <text:p>179.4</text:p>
              </table:table-cell>
              <table:table-cell office:value-type="float" office:value="178.9">
                <text:p>178.9</text:p>
              </table:table-cell>
              <table:table-cell office:value-type="float" office:value="178.8">
                <text:p>178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74.8">
                <text:p>174.8</text:p>
              </table:table-cell>
              <table:table-cell office:value-type="float" office:value="178.3">
                <text:p>178.3</text:p>
              </table:table-cell>
              <table:table-cell office:value-type="float" office:value="177.6">
                <text:p>177.6</text:p>
              </table:table-cell>
              <table:table-cell office:value-type="float" office:value="177.8">
                <text:p>17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73.7">
                <text:p>173.7</text:p>
              </table:table-cell>
              <table:table-cell office:value-type="float" office:value="177.2">
                <text:p>177.2</text:p>
              </table:table-cell>
              <table:table-cell office:value-type="float" office:value="176.5">
                <text:p>176.5</text:p>
              </table:table-cell>
              <table:table-cell office:value-type="float" office:value="176.6">
                <text:p>176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72.7">
                <text:p>172.7</text:p>
              </table:table-cell>
              <table:table-cell office:value-type="float" office:value="176.2">
                <text:p>176.2</text:p>
              </table:table-cell>
              <table:table-cell office:value-type="float" office:value="175.4">
                <text:p>175.4</text:p>
              </table:table-cell>
              <table:table-cell office:value-type="float" office:value="175.6">
                <text:p>175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71.7">
                <text:p>171.7</text:p>
              </table:table-cell>
              <table:table-cell office:value-type="float" office:value="175.2">
                <text:p>175.2</text:p>
              </table:table-cell>
              <table:table-cell office:value-type="float" office:value="174.4">
                <text:p>174.4</text:p>
              </table:table-cell>
              <table:table-cell office:value-type="float" office:value="174.7">
                <text:p>174.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70.6">
                <text:p>170.6</text:p>
              </table:table-cell>
              <table:table-cell office:value-type="float" office:value="174.3">
                <text:p>174.3</text:p>
              </table:table-cell>
              <table:table-cell office:value-type="float" office:value="173.4">
                <text:p>173.4</text:p>
              </table:table-cell>
              <table:table-cell office:value-type="float" office:value="173.7">
                <text:p>173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69.6">
                <text:p>169.6</text:p>
              </table:table-cell>
              <table:table-cell office:value-type="float" office:value="173.4">
                <text:p>173.4</text:p>
              </table:table-cell>
              <table:table-cell office:value-type="float" office:value="172.2">
                <text:p>172.2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68.7">
                <text:p>168.7</text:p>
              </table:table-cell>
              <table:table-cell office:value-type="float" office:value="172.4">
                <text:p>172.4</text:p>
              </table:table-cell>
              <table:table-cell office:value-type="float" office:value="171.3">
                <text:p>171.3</text:p>
              </table:table-cell>
              <table:table-cell office:value-type="float" office:value="171.8">
                <text:p>171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67.8">
                <text:p>167.8</text:p>
              </table:table-cell>
              <table:table-cell office:value-type="float" office:value="171.5">
                <text:p>171.5</text:p>
              </table:table-cell>
              <table:table-cell office:value-type="float" office:value="170.3">
                <text:p>170.3</text:p>
              </table:table-cell>
              <table:table-cell office:value-type="float" office:value="170.9">
                <text:p>170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6.7">
                <text:p>166.7</text:p>
              </table:table-cell>
              <table:table-cell office:value-type="float" office:value="170.6">
                <text:p>170.6</text:p>
              </table:table-cell>
              <table:table-cell office:value-type="float" office:value="169.4">
                <text:p>169.4</text:p>
              </table:table-cell>
              <table:table-cell office:value-type="float" office:value="170.1">
                <text:p>170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5.8">
                <text:p>165.8</text:p>
              </table:table-cell>
              <table:table-cell office:value-type="float" office:value="169.8">
                <text:p>169.8</text:p>
              </table:table-cell>
              <table:table-cell office:value-type="float" office:value="168.5">
                <text:p>168.5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4.9">
                <text:p>164.9</text:p>
              </table:table-cell>
              <table:table-cell office:value-type="float" office:value="168.9">
                <text:p>168.9</text:p>
              </table:table-cell>
              <table:table-cell office:value-type="float" office:value="167.4">
                <text:p>167.4</text:p>
              </table:table-cell>
              <table:table-cell office:value-type="float" office:value="168.3">
                <text:p>168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64.1">
                <text:p>164.1</text:p>
              </table:table-cell>
              <table:table-cell office:value-type="float" office:value="167.9">
                <text:p>167.9</text:p>
              </table:table-cell>
              <table:table-cell office:value-type="float" office:value="166.5">
                <text:p>166.5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63.2">
                <text:p>163.2</text:p>
              </table:table-cell>
              <table:table-cell office:value-type="float" office:value="167.1">
                <text:p>167.1</text:p>
              </table:table-cell>
              <table:table-cell office:value-type="float" office:value="165.7">
                <text:p>165.7</text:p>
              </table:table-cell>
              <table:table-cell office:value-type="float" office:value="166.6">
                <text:p>166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62.3">
                <text:p>162.3</text:p>
              </table:table-cell>
              <table:table-cell office:value-type="float" office:value="166.4">
                <text:p>166.4</text:p>
              </table:table-cell>
              <table:table-cell office:value-type="float" office:value="164.8">
                <text:p>164.8</text:p>
              </table:table-cell>
              <table:table-cell office:value-type="float" office:value="165.8">
                <text:p>165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61.4">
                <text:p>161.4</text:p>
              </table:table-cell>
              <table:table-cell office:value-type="float" office:value="165.5">
                <text:p>165.5</text:p>
              </table:table-cell>
              <table:table-cell office:value-type="float" office:value="163.9">
                <text:p>163.9</text:p>
              </table:table-cell>
              <table:table-cell office:value-type="float" office:value="164.9">
                <text:p>164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60.6">
                <text:p>160.6</text:p>
              </table:table-cell>
              <table:table-cell office:value-type="float" office:value="164.6">
                <text:p>164.6</text:p>
              </table:table-cell>
              <table:table-cell office:value-type="float" office:value="163">
                <text:p>163</text:p>
              </table:table-cell>
              <table:table-cell office:value-type="float" office:value="164.1">
                <text:p>164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59.8">
                <text:p>159.8</text:p>
              </table:table-cell>
              <table:table-cell office:value-type="float" office:value="163.8">
                <text:p>163.8</text:p>
              </table:table-cell>
              <table:table-cell office:value-type="float" office:value="162.2">
                <text:p>162.2</text:p>
              </table:table-cell>
              <table:table-cell office:value-type="float" office:value="163.4">
                <text:p>163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59">
                <text:p>159</text:p>
              </table:table-cell>
              <table:table-cell office:value-type="float" office:value="163.1">
                <text:p>163.1</text:p>
              </table:table-cell>
              <table:table-cell office:value-type="float" office:value="161.4">
                <text:p>161.4</text:p>
              </table:table-cell>
              <table:table-cell office:value-type="float" office:value="162.6">
                <text:p>162.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58.1">
                <text:p>158.1</text:p>
              </table:table-cell>
              <table:table-cell office:value-type="float" office:value="162.4">
                <text:p>162.4</text:p>
              </table:table-cell>
              <table:table-cell office:value-type="float" office:value="160.6">
                <text:p>160.6</text:p>
              </table:table-cell>
              <table:table-cell office:value-type="float" office:value="161.9">
                <text:p>161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57.3">
                <text:p>157.3</text:p>
              </table:table-cell>
              <table:table-cell office:value-type="float" office:value="161.6">
                <text:p>161.6</text:p>
              </table:table-cell>
              <table:table-cell office:value-type="float" office:value="159.7">
                <text:p>159.7</text:p>
              </table:table-cell>
              <table:table-cell office:value-type="float" office:value="161.2">
                <text:p>161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56.6">
                <text:p>156.6</text:p>
              </table:table-cell>
              <table:table-cell office:value-type="float" office:value="160.8">
                <text:p>160.8</text:p>
              </table:table-cell>
              <table:table-cell office:value-type="float" office:value="158.9">
                <text:p>158.9</text:p>
              </table:table-cell>
              <table:table-cell office:value-type="float" office:value="160.3">
                <text:p>160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55.8">
                <text:p>155.8</text:p>
              </table:table-cell>
              <table:table-cell office:value-type="float" office:value="160.1">
                <text:p>160.1</text:p>
              </table:table-cell>
              <table:table-cell office:value-type="float" office:value="158.1">
                <text:p>158.1</text:p>
              </table:table-cell>
              <table:table-cell office:value-type="float" office:value="159.6">
                <text:p>159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55">
                <text:p>155</text:p>
              </table:table-cell>
              <table:table-cell office:value-type="float" office:value="159.3">
                <text:p>159.3</text:p>
              </table:table-cell>
              <table:table-cell office:value-type="float" office:value="157.4">
                <text:p>157.4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54.2">
                <text:p>154.2</text:p>
              </table:table-cell>
              <table:table-cell office:value-type="float" office:value="158.5">
                <text:p>158.5</text:p>
              </table:table-cell>
              <table:table-cell office:value-type="float" office:value="156.5">
                <text:p>156.5</text:p>
              </table:table-cell>
              <table:table-cell office:value-type="float" office:value="158.1">
                <text:p>158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53.5">
                <text:p>153.5</text:p>
              </table:table-cell>
              <table:table-cell office:value-type="float" office:value="157.9">
                <text:p>157.9</text:p>
              </table:table-cell>
              <table:table-cell office:value-type="float" office:value="155.8">
                <text:p>155.8</text:p>
              </table:table-cell>
              <table:table-cell office:value-type="float" office:value="157.4">
                <text:p>157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52.8">
                <text:p>152.8</text:p>
              </table:table-cell>
              <table:table-cell office:value-type="float" office:value="157.1">
                <text:p>157.1</text:p>
              </table:table-cell>
              <table:table-cell office:value-type="float" office:value="155">
                <text:p>155</text:p>
              </table:table-cell>
              <table:table-cell office:value-type="float" office:value="156.6">
                <text:p>156.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52">
                <text:p>152</text:p>
              </table:table-cell>
              <table:table-cell office:value-type="float" office:value="156.4">
                <text:p>156.4</text:p>
              </table:table-cell>
              <table:table-cell office:value-type="float" office:value="154.3">
                <text:p>154.3</text:p>
              </table:table-cell>
              <table:table-cell office:value-type="float" office:value="155.9">
                <text:p>155.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51.2">
                <text:p>151.2</text:p>
              </table:table-cell>
              <table:table-cell office:value-type="float" office:value="155.8">
                <text:p>155.8</text:p>
              </table:table-cell>
              <table:table-cell office:value-type="float" office:value="153.6">
                <text:p>153.6</text:p>
              </table:table-cell>
              <table:table-cell office:value-type="float" office:value="155.2">
                <text:p>155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50.5">
                <text:p>150.5</text:p>
              </table:table-cell>
              <table:table-cell office:value-type="float" office:value="155.1">
                <text:p>155.1</text:p>
              </table:table-cell>
              <table:table-cell office:value-type="float" office:value="152.8">
                <text:p>152.8</text:p>
              </table:table-cell>
              <table:table-cell office:value-type="float" office:value="154.6">
                <text:p>154.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49.8">
                <text:p>149.8</text:p>
              </table:table-cell>
              <table:table-cell office:value-type="float" office:value="154.4">
                <text:p>154.4</text:p>
              </table:table-cell>
              <table:table-cell office:value-type="float" office:value="152.1">
                <text:p>152.1</text:p>
              </table:table-cell>
              <table:table-cell office:value-type="float" office:value="153.9">
                <text:p>153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49.2">
                <text:p>149.2</text:p>
              </table:table-cell>
              <table:table-cell office:value-type="float" office:value="153.7">
                <text:p>153.7</text:p>
              </table:table-cell>
              <table:table-cell office:value-type="float" office:value="151.4">
                <text:p>151.4</text:p>
              </table:table-cell>
              <table:table-cell office:value-type="float" office:value="153.2">
                <text:p>15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48.4">
                <text:p>148.4</text:p>
              </table:table-cell>
              <table:table-cell office:value-type="float" office:value="153.1">
                <text:p>153.1</text:p>
              </table:table-cell>
              <table:table-cell office:value-type="float" office:value="150.7">
                <text:p>150.7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47.7">
                <text:p>147.7</text:p>
              </table:table-cell>
              <table:table-cell office:value-type="float" office:value="152.4">
                <text:p>152.4</text:p>
              </table:table-cell>
              <table:table-cell office:value-type="float" office:value="150">
                <text:p>150</text:p>
              </table:table-cell>
              <table:table-cell office:value-type="float" office:value="151.9">
                <text:p>151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47">
                <text:p>147</text:p>
              </table:table-cell>
              <table:table-cell office:value-type="float" office:value="151.8">
                <text:p>151.8</text:p>
              </table:table-cell>
              <table:table-cell office:value-type="float" office:value="149.2">
                <text:p>149.2</text:p>
              </table:table-cell>
              <table:table-cell office:value-type="float" office:value="151.3">
                <text:p>151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46.3">
                <text:p>146.3</text:p>
              </table:table-cell>
              <table:table-cell office:value-type="float" office:value="151.1">
                <text:p>151.1</text:p>
              </table:table-cell>
              <table:table-cell office:value-type="float" office:value="148.5">
                <text:p>148.5</text:p>
              </table:table-cell>
              <table:table-cell office:value-type="float" office:value="150.5">
                <text:p>150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45.7">
                <text:p>145.7</text:p>
              </table:table-cell>
              <table:table-cell office:value-type="float" office:value="150.4">
                <text:p>150.4</text:p>
              </table:table-cell>
              <table:table-cell office:value-type="float" office:value="147.8">
                <text:p>147.8</text:p>
              </table:table-cell>
              <table:table-cell office:value-type="float" office:value="149.9">
                <text:p>149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44.9">
                <text:p>144.9</text:p>
              </table:table-cell>
              <table:table-cell office:value-type="float" office:value="149.8">
                <text:p>149.8</text:p>
              </table:table-cell>
              <table:table-cell office:value-type="float" office:value="147.1">
                <text:p>147.1</text:p>
              </table:table-cell>
              <table:table-cell office:value-type="float" office:value="149.3">
                <text:p>149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44.2">
                <text:p>144.2</text:p>
              </table:table-cell>
              <table:table-cell office:value-type="float" office:value="149.2">
                <text:p>149.2</text:p>
              </table:table-cell>
              <table:table-cell office:value-type="float" office:value="146.4">
                <text:p>146.4</text:p>
              </table:table-cell>
              <table:table-cell office:value-type="float" office:value="148.6">
                <text:p>148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43.6">
                <text:p>143.6</text:p>
              </table:table-cell>
              <table:table-cell office:value-type="float" office:value="148.5">
                <text:p>148.5</text:p>
              </table:table-cell>
              <table:table-cell office:value-type="float" office:value="145.7">
                <text:p>145.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42.9">
                <text:p>142.9</text:p>
              </table:table-cell>
              <table:table-cell office:value-type="float" office:value="147.8">
                <text:p>147.8</text:p>
              </table:table-cell>
              <table:table-cell office:value-type="float" office:value="145.1">
                <text:p>145.1</text:p>
              </table:table-cell>
              <table:table-cell office:value-type="float" office:value="147.3">
                <text:p>147.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42.3">
                <text:p>142.3</text:p>
              </table:table-cell>
              <table:table-cell office:value-type="float" office:value="147.2">
                <text:p>147.2</text:p>
              </table:table-cell>
              <table:table-cell office:value-type="float" office:value="144.4">
                <text:p>144.4</text:p>
              </table:table-cell>
              <table:table-cell office:value-type="float" office:value="146.7">
                <text:p>146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41.5">
                <text:p>141.5</text:p>
              </table:table-cell>
              <table:table-cell office:value-type="float" office:value="146.6">
                <text:p>146.6</text:p>
              </table:table-cell>
              <table:table-cell office:value-type="float" office:value="143.7">
                <text:p>143.7</text:p>
              </table:table-cell>
              <table:table-cell office:value-type="float" office:value="146.1">
                <text:p>146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40.9">
                <text:p>140.9</text:p>
              </table:table-cell>
              <table:table-cell office:value-type="float" office:value="146">
                <text:p>146</text:p>
              </table:table-cell>
              <table:table-cell office:value-type="float" office:value="143">
                <text:p>143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40.3">
                <text:p>140.3</text:p>
              </table:table-cell>
              <table:table-cell office:value-type="float" office:value="145.3">
                <text:p>145.3</text:p>
              </table:table-cell>
              <table:table-cell office:value-type="float" office:value="142.4">
                <text:p>142.4</text:p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39.7">
                <text:p>139.7</text:p>
              </table:table-cell>
              <table:table-cell office:value-type="float" office:value="144.8">
                <text:p>144.8</text:p>
              </table:table-cell>
              <table:table-cell office:value-type="float" office:value="141.7">
                <text:p>141.7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144.2">
                <text:p>144.2</text:p>
              </table:table-cell>
              <table:table-cell office:value-type="float" office:value="141.1">
                <text:p>141.1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38.3">
                <text:p>138.3</text:p>
              </table:table-cell>
              <table:table-cell office:value-type="float" office:value="143.6">
                <text:p>143.6</text:p>
              </table:table-cell>
              <table:table-cell office:value-type="float" office:value="140.4">
                <text:p>140.4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37.6">
                <text:p>137.6</text:p>
              </table:table-cell>
              <table:table-cell office:value-type="float" office:value="143">
                <text:p>143</text:p>
              </table:table-cell>
              <table:table-cell office:value-type="float" office:value="139.8">
                <text:p>139.8</text:p>
              </table:table-cell>
              <table:table-cell office:value-type="float" office:value="142.4">
                <text:p>142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37.1">
                <text:p>137.1</text:p>
              </table:table-cell>
              <table:table-cell office:value-type="float" office:value="142.3">
                <text:p>142.3</text:p>
              </table:table-cell>
              <table:table-cell office:value-type="float" office:value="139.2">
                <text:p>139.2</text:p>
              </table:table-cell>
              <table:table-cell office:value-type="float" office:value="141.8">
                <text:p>141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36.5">
                <text:p>136.5</text:p>
              </table:table-cell>
              <table:table-cell office:value-type="float" office:value="141.8">
                <text:p>141.8</text:p>
              </table:table-cell>
              <table:table-cell office:value-type="float" office:value="138.6">
                <text:p>138.6</text:p>
              </table:table-cell>
              <table:table-cell office:value-type="float" office:value="141.2">
                <text:p>141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35.7">
                <text:p>135.7</text:p>
              </table:table-cell>
              <table:table-cell office:value-type="float" office:value="141.2">
                <text:p>141.2</text:p>
              </table:table-cell>
              <table:table-cell office:value-type="float" office:value="138">
                <text:p>138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35.1">
                <text:p>135.1</text:p>
              </table:table-cell>
              <table:table-cell office:value-type="float" office:value="140.6">
                <text:p>140.6</text:p>
              </table:table-cell>
              <table:table-cell office:value-type="float" office:value="137.2">
                <text:p>137.2</text:p>
              </table:table-cell>
              <table:table-cell office:value-type="float" office:value="140.1">
                <text:p>140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34.6">
                <text:p>134.6</text:p>
              </table:table-cell>
              <table:table-cell office:value-type="float" office:value="140">
                <text:p>140</text:p>
              </table:table-cell>
              <table:table-cell office:value-type="float" office:value="136.6">
                <text:p>136.6</text:p>
              </table:table-cell>
              <table:table-cell office:value-type="float" office:value="139.5">
                <text:p>139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34">
                <text:p>134</text:p>
              </table:table-cell>
              <table:table-cell office:value-type="float" office:value="139.4">
                <text:p>139.4</text:p>
              </table:table-cell>
              <table:table-cell office:value-type="float" office:value="136">
                <text:p>136</text:p>
              </table:table-cell>
              <table:table-cell office:value-type="float" office:value="138.8">
                <text:p>138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33.3">
                <text:p>133.3</text:p>
              </table:table-cell>
              <table:table-cell office:value-type="float" office:value="138.8">
                <text:p>138.8</text:p>
              </table:table-cell>
              <table:table-cell office:value-type="float" office:value="135.4">
                <text:p>135.4</text:p>
              </table:table-cell>
              <table:table-cell office:value-type="float" office:value="138.3">
                <text:p>138.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32.7">
                <text:p>132.7</text:p>
              </table:table-cell>
              <table:table-cell office:value-type="float" office:value="138.3">
                <text:p>138.3</text:p>
              </table:table-cell>
              <table:table-cell office:value-type="float" office:value="134.8">
                <text:p>134.8</text:p>
              </table:table-cell>
              <table:table-cell office:value-type="float" office:value="137.7">
                <text:p>137.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32.1">
                <text:p>132.1</text:p>
              </table:table-cell>
              <table:table-cell office:value-type="float" office:value="137.8">
                <text:p>137.8</text:p>
              </table:table-cell>
              <table:table-cell office:value-type="float" office:value="134.1">
                <text:p>134.1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31.5">
                <text:p>131.5</text:p>
              </table:table-cell>
              <table:table-cell office:value-type="float" office:value="137.1">
                <text:p>137.1</text:p>
              </table:table-cell>
              <table:table-cell office:value-type="float" office:value="133.5">
                <text:p>133.5</text:p>
              </table:table-cell>
              <table:table-cell office:value-type="float" office:value="136.5">
                <text:p>136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30.9">
                <text:p>130.9</text:p>
              </table:table-cell>
              <table:table-cell office:value-type="float" office:value="136.6">
                <text:p>136.6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30.3">
                <text:p>130.3</text:p>
              </table:table-cell>
              <table:table-cell office:value-type="float" office:value="136">
                <text:p>136</text:p>
              </table:table-cell>
              <table:table-cell office:value-type="float" office:value="132.4">
                <text:p>132.4</text:p>
              </table:table-cell>
              <table:table-cell office:value-type="float" office:value="135.4">
                <text:p>135.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29.7">
                <text:p>129.7</text:p>
              </table:table-cell>
              <table:table-cell office:value-type="float" office:value="135.5">
                <text:p>135.5</text:p>
              </table:table-cell>
              <table:table-cell office:value-type="float" office:value="131.8">
                <text:p>131.8</text:p>
              </table:table-cell>
              <table:table-cell office:value-type="float" office:value="134.9">
                <text:p>134.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29.1">
                <text:p>129.1</text:p>
              </table:table-cell>
              <table:table-cell office:value-type="float" office:value="135">
                <text:p>135</text:p>
              </table:table-cell>
              <table:table-cell office:value-type="float" office:value="131.1">
                <text:p>131.1</text:p>
              </table:table-cell>
              <table:table-cell office:value-type="float" office:value="134.3">
                <text:p>134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28.6">
                <text:p>128.6</text:p>
              </table:table-cell>
              <table:table-cell office:value-type="float" office:value="134.3">
                <text:p>134.3</text:p>
              </table:table-cell>
              <table:table-cell office:value-type="float" office:value="130.6">
                <text:p>130.6</text:p>
              </table:table-cell>
              <table:table-cell office:value-type="float" office:value="133.7">
                <text:p>133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28">
                <text:p>128</text:p>
              </table:table-cell>
              <table:table-cell office:value-type="float" office:value="133.8">
                <text:p>133.8</text:p>
              </table:table-cell>
              <table:table-cell office:value-type="float" office:value="130">
                <text:p>130</text:p>
              </table:table-cell>
              <table:table-cell office:value-type="float" office:value="133.2">
                <text:p>133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27.4">
                <text:p>127.4</text:p>
              </table:table-cell>
              <table:table-cell office:value-type="float" office:value="133.3">
                <text:p>133.3</text:p>
              </table:table-cell>
              <table:table-cell office:value-type="float" office:value="129.4">
                <text:p>129.4</text:p>
              </table:table-cell>
              <table:table-cell office:value-type="float" office:value="132.7">
                <text:p>132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26.8">
                <text:p>126.8</text:p>
              </table:table-cell>
              <table:table-cell office:value-type="float" office:value="132.8">
                <text:p>132.8</text:p>
              </table:table-cell>
              <table:table-cell office:value-type="float" office:value="128.8">
                <text:p>128.8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26.2">
                <text:p>126.2</text:p>
              </table:table-cell>
              <table:table-cell office:value-type="float" office:value="132.2">
                <text:p>132.2</text:p>
              </table:table-cell>
              <table:table-cell office:value-type="float" office:value="128.1">
                <text:p>128.1</text:p>
              </table:table-cell>
              <table:table-cell office:value-type="float" office:value="131.5">
                <text:p>131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25.7">
                <text:p>125.7</text:p>
              </table:table-cell>
              <table:table-cell office:value-type="float" office:value="131.6">
                <text:p>131.6</text:p>
              </table:table-cell>
              <table:table-cell office:value-type="float" office:value="127.6">
                <text:p>127.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25.1">
                <text:p>125.1</text:p>
              </table:table-cell>
              <table:table-cell office:value-type="float" office:value="131.1">
                <text:p>131.1</text:p>
              </table:table-cell>
              <table:table-cell office:value-type="float" office:value="127">
                <text:p>127</text:p>
              </table:table-cell>
              <table:table-cell office:value-type="float" office:value="130.5">
                <text:p>130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24.5">
                <text:p>124.5</text:p>
              </table:table-cell>
              <table:table-cell office:value-type="float" office:value="130.6">
                <text:p>130.6</text:p>
              </table:table-cell>
              <table:table-cell office:value-type="float" office:value="126.5">
                <text:p>126.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24">
                <text:p>124</text:p>
              </table:table-cell>
              <table:table-cell office:value-type="float" office:value="130.1">
                <text:p>130.1</text:p>
              </table:table-cell>
              <table:table-cell office:value-type="float" office:value="125.9">
                <text:p>125.9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23.4">
                <text:p>123.4</text:p>
              </table:table-cell>
              <table:table-cell office:value-type="float" office:value="129.5">
                <text:p>129.5</text:p>
              </table:table-cell>
              <table:table-cell office:value-type="float" office:value="125.3">
                <text:p>125.3</text:p>
              </table:table-cell>
              <table:table-cell office:value-type="float" office:value="128.9">
                <text:p>128.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22.9">
                <text:p>122.9</text:p>
              </table:table-cell>
              <table:table-cell office:value-type="float" office:value="129">
                <text:p>129</text:p>
              </table:table-cell>
              <table:table-cell office:value-type="float" office:value="124.8">
                <text:p>124.8</text:p>
              </table:table-cell>
              <table:table-cell office:value-type="float" office:value="128.3">
                <text:p>128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22.3">
                <text:p>122.3</text:p>
              </table:table-cell>
              <table:table-cell office:value-type="float" office:value="128.5">
                <text:p>128.5</text:p>
              </table:table-cell>
              <table:table-cell office:value-type="float" office:value="124.3">
                <text:p>124.3</text:p>
              </table:table-cell>
              <table:table-cell office:value-type="float" office:value="127.8">
                <text:p>127.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21.7">
                <text:p>121.7</text:p>
              </table:table-cell>
              <table:table-cell office:value-type="float" office:value="127.9">
                <text:p>127.9</text:p>
              </table:table-cell>
              <table:table-cell office:value-type="float" office:value="123.7">
                <text:p>123.7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21.2">
                <text:p>121.2</text:p>
              </table:table-cell>
              <table:table-cell office:value-type="float" office:value="127.4">
                <text:p>127.4</text:p>
              </table:table-cell>
              <table:table-cell office:value-type="float" office:value="123.1">
                <text:p>123.1</text:p>
              </table:table-cell>
              <table:table-cell office:value-type="float" office:value="126.9">
                <text:p>126.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20.7">
                <text:p>120.7</text:p>
              </table:table-cell>
              <table:table-cell office:value-type="float" office:value="126.9">
                <text:p>126.9</text:p>
              </table:table-cell>
              <table:table-cell office:value-type="float" office:value="122.6">
                <text:p>122.6</text:p>
              </table:table-cell>
              <table:table-cell office:value-type="float" office:value="126.3">
                <text:p>126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20.2">
                <text:p>120.2</text:p>
              </table:table-cell>
              <table:table-cell office:value-type="float" office:value="126.4">
                <text:p>126.4</text:p>
              </table:table-cell>
              <table:table-cell office:value-type="float" office:value="122.1">
                <text:p>122.1</text:p>
              </table:table-cell>
              <table:table-cell office:value-type="float" office:value="125.8">
                <text:p>125.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19.5">
                <text:p>119.5</text:p>
              </table:table-cell>
              <table:table-cell office:value-type="float" office:value="125.9">
                <text:p>125.9</text:p>
              </table:table-cell>
              <table:table-cell office:value-type="float" office:value="121.5">
                <text:p>121.5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19.1">
                <text:p>119.1</text:p>
              </table:table-cell>
              <table:table-cell office:value-type="float" office:value="125.4">
                <text:p>125.4</text:p>
              </table:table-cell>
              <table:table-cell office:value-type="float" office:value="120.9">
                <text:p>120.9</text:p>
              </table:table-cell>
              <table:table-cell office:value-type="float" office:value="124.8">
                <text:p>124.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18.5">
                <text:p>118.5</text:p>
              </table:table-cell>
              <table:table-cell office:value-type="float" office:value="124.9">
                <text:p>124.9</text:p>
              </table:table-cell>
              <table:table-cell office:value-type="float" office:value="120.4">
                <text:p>120.4</text:p>
              </table:table-cell>
              <table:table-cell office:value-type="float" office:value="124.3">
                <text:p>124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18">
                <text:p>118</text:p>
              </table:table-cell>
              <table:table-cell office:value-type="float" office:value="124.3">
                <text:p>124.3</text:p>
              </table:table-cell>
              <table:table-cell office:value-type="float" office:value="119.9">
                <text:p>119.9</text:p>
              </table:table-cell>
              <table:table-cell office:value-type="float" office:value="123.7">
                <text:p>123.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17.5">
                <text:p>117.5</text:p>
              </table:table-cell>
              <table:table-cell office:value-type="float" office:value="123.9">
                <text:p>123.9</text:p>
              </table:table-cell>
              <table:table-cell office:value-type="float" office:value="119.4">
                <text:p>119.4</text:p>
              </table:table-cell>
              <table:table-cell office:value-type="float" office:value="123.2">
                <text:p>123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16.9">
                <text:p>116.9</text:p>
              </table:table-cell>
              <table:table-cell office:value-type="float" office:value="123.4">
                <text:p>123.4</text:p>
              </table:table-cell>
              <table:table-cell office:value-type="float" office:value="118.9">
                <text:p>118.9</text:p>
              </table:table-cell>
              <table:table-cell office:value-type="float" office:value="122.8">
                <text:p>122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6.4">
                <text:p>116.4</text:p>
              </table:table-cell>
              <table:table-cell office:value-type="float" office:value="122.9">
                <text:p>122.9</text:p>
              </table:table-cell>
              <table:table-cell office:value-type="float" office:value="118.3">
                <text:p>118.3</text:p>
              </table:table-cell>
              <table:table-cell office:value-type="float" office:value="122.3">
                <text:p>122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5.9">
                <text:p>115.9</text:p>
              </table:table-cell>
              <table:table-cell office:value-type="float" office:value="122.3">
                <text:p>122.3</text:p>
              </table:table-cell>
              <table:table-cell office:value-type="float" office:value="117.7">
                <text:p>117.7</text:p>
              </table:table-cell>
              <table:table-cell office:value-type="float" office:value="121.7">
                <text:p>121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5.4">
                <text:p>115.4</text:p>
              </table:table-cell>
              <table:table-cell office:value-type="float" office:value="121.9">
                <text:p>121.9</text:p>
              </table:table-cell>
              <table:table-cell office:value-type="float" office:value="117.3">
                <text:p>117.3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14.8">
                <text:p>114.8</text:p>
              </table:table-cell>
              <table:table-cell office:value-type="float" office:value="121.4">
                <text:p>121.4</text:p>
              </table:table-cell>
              <table:table-cell office:value-type="float" office:value="116.8">
                <text:p>116.8</text:p>
              </table:table-cell>
              <table:table-cell office:value-type="float" office:value="120.8">
                <text:p>120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14.3">
                <text:p>114.3</text:p>
              </table:table-cell>
              <table:table-cell office:value-type="float" office:value="121">
                <text:p>121</text:p>
              </table:table-cell>
              <table:table-cell office:value-type="float" office:value="116.2">
                <text:p>116.2</text:p>
              </table:table-cell>
              <table:table-cell office:value-type="float" office:value="120.3">
                <text:p>120.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3.8">
                <text:p>113.8</text:p>
              </table:table-cell>
              <table:table-cell office:value-type="float" office:value="120.5">
                <text:p>120.5</text:p>
              </table:table-cell>
              <table:table-cell office:value-type="float" office:value="115.7">
                <text:p>115.7</text:p>
              </table:table-cell>
              <table:table-cell office:value-type="float" office:value="119.8">
                <text:p>119.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13.4">
                <text:p>113.4</text:p>
              </table:table-cell>
              <table:table-cell office:value-type="float" office:value="119.9">
                <text:p>119.9</text:p>
              </table:table-cell>
              <table:table-cell office:value-type="float" office:value="115.1">
                <text:p>115.1</text:p>
              </table:table-cell>
              <table:table-cell office:value-type="float" office:value="119.3">
                <text:p>119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12.9">
                <text:p>112.9</text:p>
              </table:table-cell>
              <table:table-cell office:value-type="float" office:value="119.5">
                <text:p>119.5</text:p>
              </table:table-cell>
              <table:table-cell office:value-type="float" office:value="114.7">
                <text:p>114.7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12.3">
                <text:p>112.3</text:p>
              </table:table-cell>
              <table:table-cell office:value-type="float" office:value="119">
                <text:p>119</text:p>
              </table:table-cell>
              <table:table-cell office:value-type="float" office:value="114.2">
                <text:p>114.2</text:p>
              </table:table-cell>
              <table:table-cell office:value-type="float" office:value="118.3">
                <text:p>118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11.8">
                <text:p>111.8</text:p>
              </table:table-cell>
              <table:table-cell office:value-type="float" office:value="118.6">
                <text:p>118.6</text:p>
              </table:table-cell>
              <table:table-cell office:value-type="float" office:value="113.6">
                <text:p>113.6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11.4">
                <text:p>111.4</text:p>
              </table:table-cell>
              <table:table-cell office:value-type="float" office:value="118">
                <text:p>118</text:p>
              </table:table-cell>
              <table:table-cell office:value-type="float" office:value="113.1">
                <text:p>113.1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10.9">
                <text:p>110.9</text:p>
              </table:table-cell>
              <table:table-cell office:value-type="float" office:value="117.6">
                <text:p>117.6</text:p>
              </table:table-cell>
              <table:table-cell office:value-type="float" office:value="112.7">
                <text:p>112.7</text:p>
              </table:table-cell>
              <table:table-cell office:value-type="float" office:value="116.9">
                <text:p>116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10.4">
                <text:p>110.4</text:p>
              </table:table-cell>
              <table:table-cell office:value-type="float" office:value="117.1">
                <text:p>117.1</text:p>
              </table:table-cell>
              <table:table-cell office:value-type="float" office:value="112.2">
                <text:p>112.2</text:p>
              </table:table-cell>
              <table:table-cell office:value-type="float" office:value="116.5">
                <text:p>116.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09.9">
                <text:p>109.9</text:p>
              </table:table-cell>
              <table:table-cell office:value-type="float" office:value="116.7">
                <text:p>116.7</text:p>
              </table:table-cell>
              <table:table-cell office:value-type="float" office:value="111.7">
                <text:p>111.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09.4">
                <text:p>109.4</text:p>
              </table:table-cell>
              <table:table-cell office:value-type="float" office:value="116.2">
                <text:p>116.2</text:p>
              </table:table-cell>
              <table:table-cell office:value-type="float" office:value="111.1">
                <text:p>111.1</text:p>
              </table:table-cell>
              <table:table-cell office:value-type="float" office:value="115.6">
                <text:p>115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08.9">
                <text:p>108.9</text:p>
              </table:table-cell>
              <table:table-cell office:value-type="float" office:value="115.7">
                <text:p>115.7</text:p>
              </table:table-cell>
              <table:table-cell office:value-type="float" office:value="110.7">
                <text:p>110.7</text:p>
              </table:table-cell>
              <table:table-cell office:value-type="float" office:value="115.1">
                <text:p>115.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08.5">
                <text:p>108.5</text:p>
              </table:table-cell>
              <table:table-cell office:value-type="float" office:value="115.3">
                <text:p>115.3</text:p>
              </table:table-cell>
              <table:table-cell office:value-type="float" office:value="110.2">
                <text:p>110.2</text:p>
              </table:table-cell>
              <table:table-cell office:value-type="float" office:value="114.6">
                <text:p>114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08">
                <text:p>108</text:p>
              </table:table-cell>
              <table:table-cell office:value-type="float" office:value="114.8">
                <text:p>114.8</text:p>
              </table:table-cell>
              <table:table-cell office:value-type="float" office:value="109.7">
                <text:p>109.7</text:p>
              </table:table-cell>
              <table:table-cell office:value-type="float" office:value="114.2">
                <text:p>114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07.5">
                <text:p>107.5</text:p>
              </table:table-cell>
              <table:table-cell office:value-type="float" office:value="114.3">
                <text:p>114.3</text:p>
              </table:table-cell>
              <table:table-cell office:value-type="float" office:value="109.2">
                <text:p>109.2</text:p>
              </table:table-cell>
              <table:table-cell office:value-type="float" office:value="113.8">
                <text:p>113.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07">
                <text:p>107</text:p>
              </table:table-cell>
              <table:table-cell office:value-type="float" office:value="113.9">
                <text:p>113.9</text:p>
              </table:table-cell>
              <table:table-cell office:value-type="float" office:value="108.7">
                <text:p>108.7</text:p>
              </table:table-cell>
              <table:table-cell office:value-type="float" office:value="113.3">
                <text:p>113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06.6">
                <text:p>106.6</text:p>
              </table:table-cell>
              <table:table-cell office:value-type="float" office:value="113.4">
                <text:p>113.4</text:p>
              </table:table-cell>
              <table:table-cell office:value-type="float" office:value="108.3">
                <text:p>108.3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06.1">
                <text:p>106.1</text:p>
              </table:table-cell>
              <table:table-cell office:value-type="float" office:value="113">
                <text:p>113</text:p>
              </table:table-cell>
              <table:table-cell office:value-type="float" office:value="107.8">
                <text:p>107.8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05.6">
                <text:p>105.6</text:p>
              </table:table-cell>
              <table:table-cell office:value-type="float" office:value="112.6">
                <text:p>112.6</text:p>
              </table:table-cell>
              <table:table-cell office:value-type="float" office:value="107.4">
                <text:p>107.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05.1">
                <text:p>105.1</text:p>
              </table:table-cell>
              <table:table-cell office:value-type="float" office:value="112.2">
                <text:p>112.2</text:p>
              </table:table-cell>
              <table:table-cell office:value-type="float" office:value="106.8">
                <text:p>106.8</text:p>
              </table:table-cell>
              <table:table-cell office:value-type="float" office:value="111.5">
                <text:p>111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04.7">
                <text:p>104.7</text:p>
              </table:table-cell>
              <table:table-cell office:value-type="float" office:value="111.7">
                <text:p>111.7</text:p>
              </table:table-cell>
              <table:table-cell office:value-type="float" office:value="106.4">
                <text:p>106.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04.3">
                <text:p>104.3</text:p>
              </table:table-cell>
              <table:table-cell office:value-type="float" office:value="111.2">
                <text:p>111.2</text:p>
              </table:table-cell>
              <table:table-cell office:value-type="float" office:value="105.9">
                <text:p>105.9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03.8">
                <text:p>103.8</text:p>
              </table:table-cell>
              <table:table-cell office:value-type="float" office:value="110.8">
                <text:p>110.8</text:p>
              </table:table-cell>
              <table:table-cell office:value-type="float" office:value="105.5">
                <text:p>105.5</text:p>
              </table:table-cell>
              <table:table-cell office:value-type="float" office:value="110.2">
                <text:p>110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3.3">
                <text:p>103.3</text:p>
              </table:table-cell>
              <table:table-cell office:value-type="float" office:value="110.4">
                <text:p>110.4</text:p>
              </table:table-cell>
              <table:table-cell office:value-type="float" office:value="105">
                <text:p>105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02.9">
                <text:p>102.9</text:p>
              </table:table-cell>
              <table:table-cell office:value-type="float" office:value="110">
                <text:p>110</text:p>
              </table:table-cell>
              <table:table-cell office:value-type="float" office:value="104.5">
                <text:p>104.5</text:p>
              </table:table-cell>
              <table:table-cell office:value-type="float" office:value="109.3">
                <text:p>109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02.5">
                <text:p>102.5</text:p>
              </table:table-cell>
              <table:table-cell office:value-type="float" office:value="109.4">
                <text:p>109.4</text:p>
              </table:table-cell>
              <table:table-cell office:value-type="float" office:value="104.1">
                <text:p>104.1</text:p>
              </table:table-cell>
              <table:table-cell office:value-type="float" office:value="108.8">
                <text:p>108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02">
                <text:p>102</text:p>
              </table:table-cell>
              <table:table-cell office:value-type="float" office:value="109">
                <text:p>109</text:p>
              </table:table-cell>
              <table:table-cell office:value-type="float" office:value="103.6">
                <text:p>103.6</text:p>
              </table:table-cell>
              <table:table-cell office:value-type="float" office:value="108.4">
                <text:p>108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01.5">
                <text:p>101.5</text:p>
              </table:table-cell>
              <table:table-cell office:value-type="float" office:value="108.6">
                <text:p>108.6</text:p>
              </table:table-cell>
              <table:table-cell office:value-type="float" office:value="103.2">
                <text:p>103.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01">
                <text:p>101</text:p>
              </table:table-cell>
              <table:table-cell office:value-type="float" office:value="108.2">
                <text:p>108.2</text:p>
              </table:table-cell>
              <table:table-cell office:value-type="float" office:value="102.7">
                <text:p>102.7</text:p>
              </table:table-cell>
              <table:table-cell office:value-type="float" office:value="107.6">
                <text:p>107.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00.7">
                <text:p>100.7</text:p>
              </table:table-cell>
              <table:table-cell office:value-type="float" office:value="107.8">
                <text:p>107.8</text:p>
              </table:table-cell>
              <table:table-cell office:value-type="float" office:value="102.3">
                <text:p>102.3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00.3">
                <text:p>100.3</text:p>
              </table:table-cell>
              <table:table-cell office:value-type="float" office:value="107.3">
                <text:p>107.3</text:p>
              </table:table-cell>
              <table:table-cell office:value-type="float" office:value="101.8">
                <text:p>101.8</text:p>
              </table:table-cell>
              <table:table-cell office:value-type="float" office:value="106.7">
                <text:p>106.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99.8">
                <text:p>99.8</text:p>
              </table:table-cell>
              <table:table-cell office:value-type="float" office:value="106.9">
                <text:p>106.9</text:p>
              </table:table-cell>
              <table:table-cell office:value-type="float" office:value="101.4">
                <text:p>101.4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99.3">
                <text:p>99.3</text:p>
              </table:table-cell>
              <table:table-cell office:value-type="float" office:value="106.5">
                <text:p>106.5</text:p>
              </table:table-cell>
              <table:table-cell office:value-type="float" office:value="101">
                <text:p>101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98.9">
                <text:p>98.9</text:p>
              </table:table-cell>
              <table:table-cell office:value-type="float" office:value="106.2">
                <text:p>106.2</text:p>
              </table:table-cell>
              <table:table-cell office:value-type="float" office:value="100.5">
                <text:p>100.5</text:p>
              </table:table-cell>
              <table:table-cell office:value-type="float" office:value="105.5">
                <text:p>105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98.5">
                <text:p>98.5</text:p>
              </table:table-cell>
              <table:table-cell office:value-type="float" office:value="105.7">
                <text:p>105.7</text:p>
              </table:table-cell>
              <table:table-cell office:value-type="float" office:value="100.1">
                <text:p>100.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98.1">
                <text:p>98.1</text:p>
              </table:table-cell>
              <table:table-cell office:value-type="float" office:value="105.3">
                <text:p>105.3</text:p>
              </table:table-cell>
              <table:table-cell office:value-type="float" office:value="99.7">
                <text:p>99.7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97.7">
                <text:p>97.7</text:p>
              </table:table-cell>
              <table:table-cell office:value-type="float" office:value="104.9">
                <text:p>104.9</text:p>
              </table:table-cell>
              <table:table-cell office:value-type="float" office:value="99.3">
                <text:p>99.3</text:p>
              </table:table-cell>
              <table:table-cell office:value-type="float" office:value="104.3">
                <text:p>104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97.2">
                <text:p>97.2</text:p>
              </table:table-cell>
              <table:table-cell office:value-type="float" office:value="104.5">
                <text:p>104.5</text:p>
              </table:table-cell>
              <table:table-cell office:value-type="float" office:value="98.8">
                <text:p>98.8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96.8">
                <text:p>96.8</text:p>
              </table:table-cell>
              <table:table-cell office:value-type="float" office:value="104.1">
                <text:p>104.1</text:p>
              </table:table-cell>
              <table:table-cell office:value-type="float" office:value="98.3">
                <text:p>98.3</text:p>
              </table:table-cell>
              <table:table-cell office:value-type="float" office:value="103.5">
                <text:p>103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6.4">
                <text:p>96.4</text:p>
              </table:table-cell>
              <table:table-cell office:value-type="float" office:value="103.6">
                <text:p>103.6</text:p>
              </table:table-cell>
              <table:table-cell office:value-type="float" office:value="97.9">
                <text:p>97.9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6">
                <text:p>96</text:p>
              </table:table-cell>
              <table:table-cell office:value-type="float" office:value="103.3">
                <text:p>103.3</text:p>
              </table:table-cell>
              <table:table-cell office:value-type="float" office:value="97.5">
                <text:p>97.5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95.6">
                <text:p>95.6</text:p>
              </table:table-cell>
              <table:table-cell office:value-type="float" office:value="102.9">
                <text:p>102.9</text:p>
              </table:table-cell>
              <table:table-cell office:value-type="float" office:value="97.1">
                <text:p>97.1</text:p>
              </table:table-cell>
              <table:table-cell office:value-type="float" office:value="102.2">
                <text:p>102.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95.2">
                <text:p>95.2</text:p>
              </table:table-cell>
              <table:table-cell office:value-type="float" office:value="102.5">
                <text:p>102.5</text:p>
              </table:table-cell>
              <table:table-cell office:value-type="float" office:value="96.6">
                <text:p>96.6</text:p>
              </table:table-cell>
              <table:table-cell office:value-type="float" office:value="101.9">
                <text:p>101.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4.8">
                <text:p>94.8</text:p>
              </table:table-cell>
              <table:table-cell office:value-type="float" office:value="102.1">
                <text:p>102.1</text:p>
              </table:table-cell>
              <table:table-cell office:value-type="float" office:value="96.2">
                <text:p>96.2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4.4">
                <text:p>94.4</text:p>
              </table:table-cell>
              <table:table-cell office:value-type="float" office:value="101.6">
                <text:p>101.6</text:p>
              </table:table-cell>
              <table:table-cell office:value-type="float" office:value="95.8">
                <text:p>95.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94">
                <text:p>94</text:p>
              </table:table-cell>
              <table:table-cell office:value-type="float" office:value="101.2">
                <text:p>101.2</text:p>
              </table:table-cell>
              <table:table-cell office:value-type="float" office:value="95.4">
                <text:p>95.4</text:p>
              </table:table-cell>
              <table:table-cell office:value-type="float" office:value="100.7">
                <text:p>100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93.5">
                <text:p>93.5</text:p>
              </table:table-cell>
              <table:table-cell office:value-type="float" office:value="100.9">
                <text:p>100.9</text:p>
              </table:table-cell>
              <table:table-cell office:value-type="float" office:value="95">
                <text:p>95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3.1">
                <text:p>93.1</text:p>
              </table:table-cell>
              <table:table-cell office:value-type="float" office:value="100.5">
                <text:p>100.5</text:p>
              </table:table-cell>
              <table:table-cell office:value-type="float" office:value="94.5">
                <text:p>94.5</text:p>
              </table:table-cell>
              <table:table-cell office:value-type="float" office:value="99.9">
                <text:p>99.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2.8">
                <text:p>92.8</text:p>
              </table:table-cell>
              <table:table-cell office:value-type="float" office:value="100.1">
                <text:p>100.1</text:p>
              </table:table-cell>
              <table:table-cell office:value-type="float" office:value="94.1">
                <text:p>94.1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2.4">
                <text:p>92.4</text:p>
              </table:table-cell>
              <table:table-cell office:value-type="float" office:value="99.7">
                <text:p>99.7</text:p>
              </table:table-cell>
              <table:table-cell office:value-type="float" office:value="93.8">
                <text:p>93.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91.9">
                <text:p>91.9</text:p>
              </table:table-cell>
              <table:table-cell office:value-type="float" office:value="99.3">
                <text:p>99.3</text:p>
              </table:table-cell>
              <table:table-cell office:value-type="float" office:value="93.4">
                <text:p>93.4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91.5">
                <text:p>91.5</text:p>
              </table:table-cell>
              <table:table-cell office:value-type="float" office:value="99">
                <text:p>99</text:p>
              </table:table-cell>
              <table:table-cell office:value-type="float" office:value="93">
                <text:p>93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1.2">
                <text:p>91.2</text:p>
              </table:table-cell>
              <table:table-cell office:value-type="float" office:value="98.6">
                <text:p>98.6</text:p>
              </table:table-cell>
              <table:table-cell office:value-type="float" office:value="92.5">
                <text:p>92.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90.8">
                <text:p>90.8</text:p>
              </table:table-cell>
              <table:table-cell office:value-type="float" office:value="98.2">
                <text:p>98.2</text:p>
              </table:table-cell>
              <table:table-cell office:value-type="float" office:value="92.2">
                <text:p>92.2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90.4">
                <text:p>90.4</text:p>
              </table:table-cell>
              <table:table-cell office:value-type="float" office:value="97.8">
                <text:p>97.8</text:p>
              </table:table-cell>
              <table:table-cell office:value-type="float" office:value="91.8">
                <text:p>91.8</text:p>
              </table:table-cell>
              <table:table-cell office:value-type="float" office:value="97.2">
                <text:p>97.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97.4">
                <text:p>97.4</text:p>
              </table:table-cell>
              <table:table-cell office:value-type="float" office:value="91.4">
                <text:p>91.4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9.6">
                <text:p>89.6</text:p>
              </table:table-cell>
              <table:table-cell office:value-type="float" office:value="97.1">
                <text:p>97.1</text:p>
              </table:table-cell>
              <table:table-cell office:value-type="float" office:value="91">
                <text:p>91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9.2">
                <text:p>89.2</text:p>
              </table:table-cell>
              <table:table-cell office:value-type="float" office:value="96.7">
                <text:p>96.7</text:p>
              </table:table-cell>
              <table:table-cell office:value-type="float" office:value="90.6">
                <text:p>90.6</text:p>
              </table:table-cell>
              <table:table-cell office:value-type="float" office:value="96.1">
                <text:p>96.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88.9">
                <text:p>88.9</text:p>
              </table:table-cell>
              <table:table-cell office:value-type="float" office:value="96.3">
                <text:p>96.3</text:p>
              </table:table-cell>
              <table:table-cell office:value-type="float" office:value="90.2">
                <text:p>90.2</text:p>
              </table:table-cell>
              <table:table-cell office:value-type="float" office:value="95.7">
                <text:p>95.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8.5">
                <text:p>88.5</text:p>
              </table:table-cell>
              <table:table-cell office:value-type="float" office:value="95.9">
                <text:p>95.9</text:p>
              </table:table-cell>
              <table:table-cell office:value-type="float" office:value="89.9">
                <text:p>89.9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8.1">
                <text:p>88.1</text:p>
              </table:table-cell>
              <table:table-cell office:value-type="float" office:value="95.6">
                <text:p>95.6</text:p>
              </table:table-cell>
              <table:table-cell office:value-type="float" office:value="89.5">
                <text:p>89.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7.7">
                <text:p>87.7</text:p>
              </table:table-cell>
              <table:table-cell office:value-type="float" office:value="95.3">
                <text:p>95.3</text:p>
              </table:table-cell>
              <table:table-cell office:value-type="float" office:value="89">
                <text:p>89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7.4">
                <text:p>87.4</text:p>
              </table:table-cell>
              <table:table-cell office:value-type="float" office:value="94.9">
                <text:p>94.9</text:p>
              </table:table-cell>
              <table:table-cell office:value-type="float" office:value="88.7">
                <text:p>88.7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7">
                <text:p>87</text:p>
              </table:table-cell>
              <table:table-cell office:value-type="float" office:value="94.5">
                <text:p>94.5</text:p>
              </table:table-cell>
              <table:table-cell office:value-type="float" office:value="88.3">
                <text:p>88.3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6.6">
                <text:p>86.6</text:p>
              </table:table-cell>
              <table:table-cell office:value-type="float" office:value="94.1">
                <text:p>94.1</text:p>
              </table:table-cell>
              <table:table-cell office:value-type="float" office:value="87.9">
                <text:p>87.9</text:p>
              </table:table-cell>
              <table:table-cell office:value-type="float" office:value="93.5">
                <text:p>93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6.2">
                <text:p>86.2</text:p>
              </table:table-cell>
              <table:table-cell office:value-type="float" office:value="93.8">
                <text:p>93.8</text:p>
              </table:table-cell>
              <table:table-cell office:value-type="float" office:value="87.5">
                <text:p>87.5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5.9">
                <text:p>85.9</text:p>
              </table:table-cell>
              <table:table-cell office:value-type="float" office:value="93.5">
                <text:p>93.5</text:p>
              </table:table-cell>
              <table:table-cell office:value-type="float" office:value="87.1">
                <text:p>87.1</text:p>
              </table:table-cell>
              <table:table-cell office:value-type="float" office:value="92.9">
                <text:p>92.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5.5">
                <text:p>85.5</text:p>
              </table:table-cell>
              <table:table-cell office:value-type="float" office:value="93">
                <text:p>93</text:p>
              </table:table-cell>
              <table:table-cell office:value-type="float" office:value="86.8">
                <text:p>86.8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5.2">
                <text:p>85.2</text:p>
              </table:table-cell>
              <table:table-cell office:value-type="float" office:value="92.7">
                <text:p>92.7</text:p>
              </table:table-cell>
              <table:table-cell office:value-type="float" office:value="86.4">
                <text:p>86.4</text:p>
              </table:table-cell>
              <table:table-cell office:value-type="float" office:value="92.1">
                <text:p>92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4.8">
                <text:p>84.8</text:p>
              </table:table-cell>
              <table:table-cell office:value-type="float" office:value="92.4">
                <text:p>92.4</text:p>
              </table:table-cell>
              <table:table-cell office:value-type="float" office:value="86.1">
                <text:p>86.1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84.4">
                <text:p>84.4</text:p>
              </table:table-cell>
              <table:table-cell office:value-type="float" office:value="92">
                <text:p>92</text:p>
              </table:table-cell>
              <table:table-cell office:value-type="float" office:value="85.6">
                <text:p>85.6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84.1">
                <text:p>84.1</text:p>
              </table:table-cell>
              <table:table-cell office:value-type="float" office:value="91.7">
                <text:p>91.7</text:p>
              </table:table-cell>
              <table:table-cell office:value-type="float" office:value="85.3">
                <text:p>85.3</text:p>
              </table:table-cell>
              <table:table-cell office:value-type="float" office:value="91.1">
                <text:p>91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3.8">
                <text:p>83.8</text:p>
              </table:table-cell>
              <table:table-cell office:value-type="float" office:value="91.3">
                <text:p>91.3</text:p>
              </table:table-cell>
              <table:table-cell office:value-type="float" office:value="84.9">
                <text:p>84.9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3.4">
                <text:p>83.4</text:p>
              </table:table-cell>
              <table:table-cell office:value-type="float" office:value="91">
                <text:p>91</text:p>
              </table:table-cell>
              <table:table-cell office:value-type="float" office:value="84.6">
                <text:p>84.6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3">
                <text:p>83</text:p>
              </table:table-cell>
              <table:table-cell office:value-type="float" office:value="90.6">
                <text:p>90.6</text:p>
              </table:table-cell>
              <table:table-cell office:value-type="float" office:value="84.3">
                <text:p>84.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82.7">
                <text:p>82.7</text:p>
              </table:table-cell>
              <table:table-cell office:value-type="float" office:value="90.3">
                <text:p>90.3</text:p>
              </table:table-cell>
              <table:table-cell office:value-type="float" office:value="83.8">
                <text:p>83.8</text:p>
              </table:table-cell>
              <table:table-cell office:value-type="float" office:value="89.7">
                <text:p>89.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82.3">
                <text:p>82.3</text:p>
              </table:table-cell>
              <table:table-cell office:value-type="float" office:value="89.9">
                <text:p>89.9</text:p>
              </table:table-cell>
              <table:table-cell office:value-type="float" office:value="83.5">
                <text:p>83.5</text:p>
              </table:table-cell>
              <table:table-cell office:value-type="float" office:value="89.3">
                <text:p>89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2">
                <text:p>82</text:p>
              </table:table-cell>
              <table:table-cell office:value-type="float" office:value="89.6">
                <text:p>89.6</text:p>
              </table:table-cell>
              <table:table-cell office:value-type="float" office:value="83.1">
                <text:p>83.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81.6">
                <text:p>81.6</text:p>
              </table:table-cell>
              <table:table-cell office:value-type="float" office:value="89.3">
                <text:p>89.3</text:p>
              </table:table-cell>
              <table:table-cell office:value-type="float" office:value="82.8">
                <text:p>82.8</text:p>
              </table:table-cell>
              <table:table-cell office:value-type="float" office:value="88.7">
                <text:p>88.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81.2">
                <text:p>81.2</text:p>
              </table:table-cell>
              <table:table-cell office:value-type="float" office:value="88.9">
                <text:p>88.9</text:p>
              </table:table-cell>
              <table:table-cell office:value-type="float" office:value="82.5">
                <text:p>82.5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0.9">
                <text:p>80.9</text:p>
              </table:table-cell>
              <table:table-cell office:value-type="float" office:value="88.6">
                <text:p>88.6</text:p>
              </table:table-cell>
              <table:table-cell office:value-type="float" office:value="82">
                <text:p>8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0.6">
                <text:p>80.6</text:p>
              </table:table-cell>
              <table:table-cell office:value-type="float" office:value="88.2">
                <text:p>88.2</text:p>
              </table:table-cell>
              <table:table-cell office:value-type="float" office:value="81.7">
                <text:p>81.7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80.3">
                <text:p>80.3</text:p>
              </table:table-cell>
              <table:table-cell office:value-type="float" office:value="87.9">
                <text:p>87.9</text:p>
              </table:table-cell>
              <table:table-cell office:value-type="float" office:value="81.4">
                <text:p>81.4</text:p>
              </table:table-cell>
              <table:table-cell office:value-type="float" office:value="87.3">
                <text:p>87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79.9">
                <text:p>79.9</text:p>
              </table:table-cell>
              <table:table-cell office:value-type="float" office:value="87.5">
                <text:p>87.5</text:p>
              </table:table-cell>
              <table:table-cell office:value-type="float" office:value="81.1">
                <text:p>81.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79.5">
                <text:p>79.5</text:p>
              </table:table-cell>
              <table:table-cell office:value-type="float" office:value="87.3">
                <text:p>87.3</text:p>
              </table:table-cell>
              <table:table-cell office:value-type="float" office:value="80.7">
                <text:p>80.7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79.2">
                <text:p>79.2</text:p>
              </table:table-cell>
              <table:table-cell office:value-type="float" office:value="87">
                <text:p>87</text:p>
              </table:table-cell>
              <table:table-cell office:value-type="float" office:value="80.3">
                <text:p>80.3</text:p>
              </table:table-cell>
              <table:table-cell office:value-type="float" office:value="86.3">
                <text:p>86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78.9">
                <text:p>78.9</text:p>
              </table:table-cell>
              <table:table-cell office:value-type="float" office:value="86.6">
                <text:p>86.6</text:p>
              </table:table-cell>
              <table:table-cell office:value-type="float" office:value="80">
                <text:p>8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78.6">
                <text:p>78.6</text:p>
              </table:table-cell>
              <table:table-cell office:value-type="float" office:value="86.3">
                <text:p>86.3</text:p>
              </table:table-cell>
              <table:table-cell office:value-type="float" office:value="79.7">
                <text:p>79.7</text:p>
              </table:table-cell>
              <table:table-cell office:value-type="float" office:value="85.7">
                <text:p>85.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78.2">
                <text:p>78.2</text:p>
              </table:table-cell>
              <table:table-cell office:value-type="float" office:value="86">
                <text:p>86</text:p>
              </table:table-cell>
              <table:table-cell office:value-type="float" office:value="79.4">
                <text:p>79.4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77.9">
                <text:p>77.9</text:p>
              </table:table-cell>
              <table:table-cell office:value-type="float" office:value="85.7">
                <text:p>85.7</text:p>
              </table:table-cell>
              <table:table-cell office:value-type="float" office:value="79">
                <text:p>79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77.6">
                <text:p>77.6</text:p>
              </table:table-cell>
              <table:table-cell office:value-type="float" office:value="85.3">
                <text:p>85.3</text:p>
              </table:table-cell>
              <table:table-cell office:value-type="float" office:value="78.6">
                <text:p>78.6</text:p>
              </table:table-cell>
              <table:table-cell office:value-type="float" office:value="84.7">
                <text:p>84.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77.3">
                <text:p>77.3</text:p>
              </table:table-cell>
              <table:table-cell office:value-type="float" office:value="85">
                <text:p>85</text:p>
              </table:table-cell>
              <table:table-cell office:value-type="float" office:value="78.3">
                <text:p>78.3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76.9">
                <text:p>76.9</text:p>
              </table:table-cell>
              <table:table-cell office:value-type="float" office:value="84.7">
                <text:p>84.7</text:p>
              </table:table-cell>
              <table:table-cell office:value-type="float" office:value="78">
                <text:p>78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76.6">
                <text:p>76.6</text:p>
              </table:table-cell>
              <table:table-cell office:value-type="float" office:value="84.4">
                <text:p>84.4</text:p>
              </table:table-cell>
              <table:table-cell office:value-type="float" office:value="77.7">
                <text:p>77.7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76.3">
                <text:p>76.3</text:p>
              </table:table-cell>
              <table:table-cell office:value-type="float" office:value="84.1">
                <text:p>84.1</text:p>
              </table:table-cell>
              <table:table-cell office:value-type="float" office:value="77.3">
                <text:p>77.3</text:p>
              </table:table-cell>
              <table:table-cell office:value-type="float" office:value="83.5">
                <text:p>83.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76">
                <text:p>76</text:p>
              </table:table-cell>
              <table:table-cell office:value-type="float" office:value="83.7">
                <text:p>83.7</text:p>
              </table:table-cell>
              <table:table-cell office:value-type="float" office:value="77">
                <text:p>77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75.7">
                <text:p>75.7</text:p>
              </table:table-cell>
              <table:table-cell office:value-type="float" office:value="83.4">
                <text:p>83.4</text:p>
              </table:table-cell>
              <table:table-cell office:value-type="float" office:value="76.7">
                <text:p>76.7</text:p>
              </table:table-cell>
              <table:table-cell office:value-type="float" office:value="82.9">
                <text:p>82.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75.3">
                <text:p>75.3</text:p>
              </table:table-cell>
              <table:table-cell office:value-type="float" office:value="83.1">
                <text:p>83.1</text:p>
              </table:table-cell>
              <table:table-cell office:value-type="float" office:value="76.4">
                <text:p>76.4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75">
                <text:p>75</text:p>
              </table:table-cell>
              <table:table-cell office:value-type="float" office:value="82.8">
                <text:p>82.8</text:p>
              </table:table-cell>
              <table:table-cell office:value-type="float" office:value="76">
                <text:p>76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74.7">
                <text:p>74.7</text:p>
              </table:table-cell>
              <table:table-cell office:value-type="float" office:value="82.5">
                <text:p>82.5</text:p>
              </table:table-cell>
              <table:table-cell office:value-type="float" office:value="75.7">
                <text:p>75.7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74.5">
                <text:p>74.5</text:p>
              </table:table-cell>
              <table:table-cell office:value-type="float" office:value="82.2">
                <text:p>82.2</text:p>
              </table:table-cell>
              <table:table-cell office:value-type="float" office:value="75.4">
                <text:p>75.4</text:p>
              </table:table-cell>
              <table:table-cell office:value-type="float" office:value="81.6">
                <text:p>81.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74.1">
                <text:p>74.1</text:p>
              </table:table-cell>
              <table:table-cell office:value-type="float" office:value="81.9">
                <text:p>81.9</text:p>
              </table:table-cell>
              <table:table-cell office:value-type="float" office:value="75.1">
                <text:p>75.1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73.8">
                <text:p>73.8</text:p>
              </table:table-cell>
              <table:table-cell office:value-type="float" office:value="81.6">
                <text:p>81.6</text:p>
              </table:table-cell>
              <table:table-cell office:value-type="float" office:value="74.8">
                <text:p>74.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73.5">
                <text:p>73.5</text:p>
              </table:table-cell>
              <table:table-cell office:value-type="float" office:value="81.3">
                <text:p>81.3</text:p>
              </table:table-cell>
              <table:table-cell office:value-type="float" office:value="74.4">
                <text:p>74.4</text:p>
              </table:table-cell>
              <table:table-cell office:value-type="float" office:value="80.7">
                <text:p>80.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73.2">
                <text:p>73.2</text:p>
              </table:table-cell>
              <table:table-cell office:value-type="float" office:value="80.9">
                <text:p>80.9</text:p>
              </table:table-cell>
              <table:table-cell office:value-type="float" office:value="74.2">
                <text:p>74.2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72.9">
                <text:p>72.9</text:p>
              </table:table-cell>
              <table:table-cell office:value-type="float" office:value="80.6">
                <text:p>80.6</text:p>
              </table:table-cell>
              <table:table-cell office:value-type="float" office:value="73.9">
                <text:p>73.9</text:p>
              </table:table-cell>
              <table:table-cell office:value-type="float" office:value="80.1">
                <text:p>80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72.6">
                <text:p>72.6</text:p>
              </table:table-cell>
              <table:table-cell office:value-type="float" office:value="80.4">
                <text:p>80.4</text:p>
              </table:table-cell>
              <table:table-cell office:value-type="float" office:value="73.6">
                <text:p>73.6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72.3">
                <text:p>72.3</text:p>
              </table:table-cell>
              <table:table-cell office:value-type="float" office:value="80.1">
                <text:p>80.1</text:p>
              </table:table-cell>
              <table:table-cell office:value-type="float" office:value="73.3">
                <text:p>73.3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72">
                <text:p>72</text:p>
              </table:table-cell>
              <table:table-cell office:value-type="float" office:value="79.8">
                <text:p>79.8</text:p>
              </table:table-cell>
              <table:table-cell office:value-type="float" office:value="72.9">
                <text:p>72.9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71.8">
                <text:p>71.8</text:p>
              </table:table-cell>
              <table:table-cell office:value-type="float" office:value="79.4">
                <text:p>79.4</text:p>
              </table:table-cell>
              <table:table-cell office:value-type="float" office:value="72.6">
                <text:p>72.6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71.5">
                <text:p>71.5</text:p>
              </table:table-cell>
              <table:table-cell office:value-type="float" office:value="79.2">
                <text:p>79.2</text:p>
              </table:table-cell>
              <table:table-cell office:value-type="float" office:value="72.4">
                <text:p>72.4</text:p>
              </table:table-cell>
              <table:table-cell office:value-type="float" office:value="78.6">
                <text:p>78.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71.1">
                <text:p>71.1</text:p>
              </table:table-cell>
              <table:table-cell office:value-type="float" office:value="78.9">
                <text:p>78.9</text:p>
              </table:table-cell>
              <table:table-cell office:value-type="float" office:value="72.1">
                <text:p>72.1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70.8">
                <text:p>70.8</text:p>
              </table:table-cell>
              <table:table-cell office:value-type="float" office:value="78.6">
                <text:p>78.6</text:p>
              </table:table-cell>
              <table:table-cell office:value-type="float" office:value="71.8">
                <text:p>71.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70.6">
                <text:p>70.6</text:p>
              </table:table-cell>
              <table:table-cell office:value-type="float" office:value="78.3">
                <text:p>78.3</text:p>
              </table:table-cell>
              <table:table-cell office:value-type="float" office:value="71.5">
                <text:p>71.5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70.3">
                <text:p>70.3</text:p>
              </table:table-cell>
              <table:table-cell office:value-type="float" office:value="78">
                <text:p>78</text:p>
              </table:table-cell>
              <table:table-cell office:value-type="float" office:value="71.2">
                <text:p>71.2</text:p>
              </table:table-cell>
              <table:table-cell office:value-type="float" office:value="77.4">
                <text:p>77.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70">
                <text:p>70</text:p>
              </table:table-cell>
              <table:table-cell office:value-type="float" office:value="77.7">
                <text:p>77.7</text:p>
              </table:table-cell>
              <table:table-cell office:value-type="float" office:value="70.9">
                <text:p>70.9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69.7">
                <text:p>69.7</text:p>
              </table:table-cell>
              <table:table-cell office:value-type="float" office:value="77.4">
                <text:p>77.4</text:p>
              </table:table-cell>
              <table:table-cell office:value-type="float" office:value="70.6">
                <text:p>70.6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69.5">
                <text:p>69.5</text:p>
              </table:table-cell>
              <table:table-cell office:value-type="float" office:value="77.2">
                <text:p>77.2</text:p>
              </table:table-cell>
              <table:table-cell office:value-type="float" office:value="70.3">
                <text:p>70.3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69.2">
                <text:p>69.2</text:p>
              </table:table-cell>
              <table:table-cell office:value-type="float" office:value="76.8">
                <text:p>76.8</text:p>
              </table:table-cell>
              <table:table-cell office:value-type="float" office:value="70">
                <text:p>70</text:p>
              </table:table-cell>
              <table:table-cell office:value-type="float" office:value="76.3">
                <text:p>76.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68.9">
                <text:p>68.9</text:p>
              </table:table-cell>
              <table:table-cell office:value-type="float" office:value="76.5">
                <text:p>76.5</text:p>
              </table:table-cell>
              <table:table-cell office:value-type="float" office:value="69.8">
                <text:p>69.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68.6">
                <text:p>68.6</text:p>
              </table:table-cell>
              <table:table-cell office:value-type="float" office:value="76.3">
                <text:p>76.3</text:p>
              </table:table-cell>
              <table:table-cell office:value-type="float" office:value="69.5">
                <text:p>69.5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68.3">
                <text:p>68.3</text:p>
              </table:table-cell>
              <table:table-cell office:value-type="float" office:value="76">
                <text:p>76</text:p>
              </table:table-cell>
              <table:table-cell office:value-type="float" office:value="69.2">
                <text:p>69.2</text:p>
              </table:table-cell>
              <table:table-cell office:value-type="float" office:value="75.5">
                <text:p>75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68.1">
                <text:p>68.1</text:p>
              </table:table-cell>
              <table:table-cell office:value-type="float" office:value="75.7">
                <text:p>75.7</text:p>
              </table:table-cell>
              <table:table-cell office:value-type="float" office:value="68.9">
                <text:p>68.9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67.8">
                <text:p>67.8</text:p>
              </table:table-cell>
              <table:table-cell office:value-type="float" office:value="75.4">
                <text:p>75.4</text:p>
              </table:table-cell>
              <table:table-cell office:value-type="float" office:value="68.6">
                <text:p>68.6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67.6">
                <text:p>67.6</text:p>
              </table:table-cell>
              <table:table-cell office:value-type="float" office:value="75.2">
                <text:p>75.2</text:p>
              </table:table-cell>
              <table:table-cell office:value-type="float" office:value="68.4">
                <text:p>68.4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67.2">
                <text:p>67.2</text:p>
              </table:table-cell>
              <table:table-cell office:value-type="float" office:value="74.9">
                <text:p>74.9</text:p>
              </table:table-cell>
              <table:table-cell office:value-type="float" office:value="68.1">
                <text:p>68.1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67">
                <text:p>67</text:p>
              </table:table-cell>
              <table:table-cell office:value-type="float" office:value="74.7">
                <text:p>74.7</text:p>
              </table:table-cell>
              <table:table-cell office:value-type="float" office:value="67.8">
                <text:p>67.8</text:p>
              </table:table-cell>
              <table:table-cell office:value-type="float" office:value="74.1">
                <text:p>74.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66.7">
                <text:p>66.7</text:p>
              </table:table-cell>
              <table:table-cell office:value-type="float" office:value="74.3">
                <text:p>74.3</text:p>
              </table:table-cell>
              <table:table-cell office:value-type="float" office:value="67.5">
                <text:p>67.5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66.5">
                <text:p>66.5</text:p>
              </table:table-cell>
              <table:table-cell office:value-type="float" office:value="74">
                <text:p>74</text:p>
              </table:table-cell>
              <table:table-cell office:value-type="float" office:value="67.3">
                <text:p>67.3</text:p>
              </table:table-cell>
              <table:table-cell office:value-type="float" office:value="73.5">
                <text:p>73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66.2">
                <text:p>66.2</text:p>
              </table:table-cell>
              <table:table-cell office:value-type="float" office:value="73.8">
                <text:p>73.8</text:p>
              </table:table-cell>
              <table:table-cell office:value-type="float" office:value="67">
                <text:p>67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65.9">
                <text:p>65.9</text:p>
              </table:table-cell>
              <table:table-cell office:value-type="float" office:value="73.5">
                <text:p>73.5</text:p>
              </table:table-cell>
              <table:table-cell office:value-type="float" office:value="66.8">
                <text:p>66.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65.7">
                <text:p>65.7</text:p>
              </table:table-cell>
              <table:table-cell office:value-type="float" office:value="73.3">
                <text:p>73.3</text:p>
              </table:table-cell>
              <table:table-cell office:value-type="float" office:value="66.4">
                <text:p>66.4</text:p>
              </table:table-cell>
              <table:table-cell office:value-type="float" office:value="72.7">
                <text:p>72.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65.4">
                <text:p>65.4</text:p>
              </table:table-cell>
              <table:table-cell office:value-type="float" office:value="72.9">
                <text:p>72.9</text:p>
              </table:table-cell>
              <table:table-cell office:value-type="float" office:value="66.2">
                <text:p>66.2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65.2">
                <text:p>65.2</text:p>
              </table:table-cell>
              <table:table-cell office:value-type="float" office:value="72.7">
                <text:p>72.7</text:p>
              </table:table-cell>
              <table:table-cell office:value-type="float" office:value="65.9">
                <text:p>65.9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64.9">
                <text:p>64.9</text:p>
              </table:table-cell>
              <table:table-cell office:value-type="float" office:value="72.4">
                <text:p>72.4</text:p>
              </table:table-cell>
              <table:table-cell office:value-type="float" office:value="65.7">
                <text:p>65.7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64.6">
                <text:p>64.6</text:p>
              </table:table-cell>
              <table:table-cell office:value-type="float" office:value="72.2">
                <text:p>72.2</text:p>
              </table:table-cell>
              <table:table-cell office:value-type="float" office:value="65.4">
                <text:p>65.4</text:p>
              </table:table-cell>
              <table:table-cell office:value-type="float" office:value="71.7">
                <text:p>71.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64.4">
                <text:p>64.4</text:p>
              </table:table-cell>
              <table:table-cell office:value-type="float" office:value="72">
                <text:p>72</text:p>
              </table:table-cell>
              <table:table-cell office:value-type="float" office:value="65.1">
                <text:p>65.1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64.2">
                <text:p>64.2</text:p>
              </table:table-cell>
              <table:table-cell office:value-type="float" office:value="71.6">
                <text:p>71.6</text:p>
              </table:table-cell>
              <table:table-cell office:value-type="float" office:value="64.9">
                <text:p>64.9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63.9">
                <text:p>63.9</text:p>
              </table:table-cell>
              <table:table-cell office:value-type="float" office:value="71.4">
                <text:p>71.4</text:p>
              </table:table-cell>
              <table:table-cell office:value-type="float" office:value="64.6">
                <text:p>64.6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63.6">
                <text:p>63.6</text:p>
              </table:table-cell>
              <table:table-cell office:value-type="float" office:value="71.2">
                <text:p>71.2</text:p>
              </table:table-cell>
              <table:table-cell office:value-type="float" office:value="64.4">
                <text:p>64.4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63.4">
                <text:p>63.4</text:p>
              </table:table-cell>
              <table:table-cell office:value-type="float" office:value="70.9">
                <text:p>70.9</text:p>
              </table:table-cell>
              <table:table-cell office:value-type="float" office:value="64.1">
                <text:p>64.1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63.1">
                <text:p>63.1</text:p>
              </table:table-cell>
              <table:table-cell office:value-type="float" office:value="70.7">
                <text:p>70.7</text:p>
              </table:table-cell>
              <table:table-cell office:value-type="float" office:value="63.8">
                <text:p>63.8</text:p>
              </table:table-cell>
              <table:table-cell office:value-type="float" office:value="70.1">
                <text:p>70.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62.9">
                <text:p>62.9</text:p>
              </table:table-cell>
              <table:table-cell office:value-type="float" office:value="70.4">
                <text:p>70.4</text:p>
              </table:table-cell>
              <table:table-cell office:value-type="float" office:value="63.6">
                <text:p>63.6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62.6">
                <text:p>62.6</text:p>
              </table:table-cell>
              <table:table-cell office:value-type="float" office:value="70.2">
                <text:p>70.2</text:p>
              </table:table-cell>
              <table:table-cell office:value-type="float" office:value="63.4">
                <text:p>63.4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62.4">
                <text:p>62.4</text:p>
              </table:table-cell>
              <table:table-cell office:value-type="float" office:value="69.9">
                <text:p>69.9</text:p>
              </table:table-cell>
              <table:table-cell office:value-type="float" office:value="63.1">
                <text:p>63.1</text:p>
              </table:table-cell>
              <table:table-cell office:value-type="float" office:value="69.4">
                <text:p>69.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62.1">
                <text:p>62.1</text:p>
              </table:table-cell>
              <table:table-cell office:value-type="float" office:value="69.7">
                <text:p>69.7</text:p>
              </table:table-cell>
              <table:table-cell office:value-type="float" office:value="62.8">
                <text:p>62.8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61.9">
                <text:p>61.9</text:p>
              </table:table-cell>
              <table:table-cell office:value-type="float" office:value="69.4">
                <text:p>69.4</text:p>
              </table:table-cell>
              <table:table-cell office:value-type="float" office:value="62.6">
                <text:p>62.6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61.7">
                <text:p>61.7</text:p>
              </table:table-cell>
              <table:table-cell office:value-type="float" office:value="69.1">
                <text:p>69.1</text:p>
              </table:table-cell>
              <table:table-cell office:value-type="float" office:value="62.3">
                <text:p>62.3</text:p>
              </table:table-cell>
              <table:table-cell office:value-type="float" office:value="68.7">
                <text:p>68.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61.4">
                <text:p>61.4</text:p>
              </table:table-cell>
              <table:table-cell office:value-type="float" office:value="68.9">
                <text:p>68.9</text:p>
              </table:table-cell>
              <table:table-cell office:value-type="float" office:value="62.1">
                <text:p>62.1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61.2">
                <text:p>61.2</text:p>
              </table:table-cell>
              <table:table-cell office:value-type="float" office:value="68.7">
                <text:p>68.7</text:p>
              </table:table-cell>
              <table:table-cell office:value-type="float" office:value="61.8">
                <text:p>61.8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60.9">
                <text:p>60.9</text:p>
              </table:table-cell>
              <table:table-cell office:value-type="float" office:value="68.5">
                <text:p>68.5</text:p>
              </table:table-cell>
              <table:table-cell office:value-type="float" office:value="61.5">
                <text:p>61.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60.7">
                <text:p>60.7</text:p>
              </table:table-cell>
              <table:table-cell office:value-type="float" office:value="68.2">
                <text:p>68.2</text:p>
              </table:table-cell>
              <table:table-cell office:value-type="float" office:value="61.3">
                <text:p>61.3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60.4">
                <text:p>60.4</text:p>
              </table:table-cell>
              <table:table-cell office:value-type="float" office:value="67.9">
                <text:p>67.9</text:p>
              </table:table-cell>
              <table:table-cell office:value-type="float" office:value="61.1">
                <text:p>61.1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60.2">
                <text:p>60.2</text:p>
              </table:table-cell>
              <table:table-cell office:value-type="float" office:value="67.7">
                <text:p>67.7</text:p>
              </table:table-cell>
              <table:table-cell office:value-type="float" office:value="60.9">
                <text:p>60.9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59.9">
                <text:p>59.9</text:p>
              </table:table-cell>
              <table:table-cell office:value-type="float" office:value="67.5">
                <text:p>67.5</text:p>
              </table:table-cell>
              <table:table-cell office:value-type="float" office:value="60.6">
                <text:p>60.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59.7">
                <text:p>59.7</text:p>
              </table:table-cell>
              <table:table-cell office:value-type="float" office:value="67.2">
                <text:p>67.2</text:p>
              </table:table-cell>
              <table:table-cell office:value-type="float" office:value="60.4">
                <text:p>60.4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59.5">
                <text:p>59.5</text:p>
              </table:table-cell>
              <table:table-cell office:value-type="float" office:value="67">
                <text:p>67</text:p>
              </table:table-cell>
              <table:table-cell office:value-type="float" office:value="60.1">
                <text:p>60.1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59.2">
                <text:p>59.2</text:p>
              </table:table-cell>
              <table:table-cell office:value-type="float" office:value="66.8">
                <text:p>66.8</text:p>
              </table:table-cell>
              <table:table-cell office:value-type="float" office:value="59.9">
                <text:p>59.9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59">
                <text:p>59</text:p>
              </table:table-cell>
              <table:table-cell office:value-type="float" office:value="66.5">
                <text:p>66.5</text:p>
              </table:table-cell>
              <table:table-cell office:value-type="float" office:value="59.7">
                <text:p>59.7</text:p>
              </table:table-cell>
              <table:table-cell office:value-type="float" office:value="66.1">
                <text:p>66.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58.8">
                <text:p>58.8</text:p>
              </table:table-cell>
              <table:table-cell office:value-type="float" office:value="66.3">
                <text:p>66.3</text:p>
              </table:table-cell>
              <table:table-cell office:value-type="float" office:value="59.4">
                <text:p>59.4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58.6">
                <text:p>58.6</text:p>
              </table:table-cell>
              <table:table-cell office:value-type="float" office:value="66">
                <text:p>66</text:p>
              </table:table-cell>
              <table:table-cell office:value-type="float" office:value="59.2">
                <text:p>59.2</text:p>
              </table:table-cell>
              <table:table-cell office:value-type="float" office:value="65.6">
                <text:p>65.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58.4">
                <text:p>58.4</text:p>
              </table:table-cell>
              <table:table-cell office:value-type="float" office:value="65.8">
                <text:p>65.8</text:p>
              </table:table-cell>
              <table:table-cell office:value-type="float" office:value="59">
                <text:p>59</text:p>
              </table:table-cell>
              <table:table-cell office:value-type="float" office:value="65.3">
                <text:p>65.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58.1">
                <text:p>58.1</text:p>
              </table:table-cell>
              <table:table-cell office:value-type="float" office:value="65.6">
                <text:p>65.6</text:p>
              </table:table-cell>
              <table:table-cell office:value-type="float" office:value="58.7">
                <text:p>58.7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57.9">
                <text:p>57.9</text:p>
              </table:table-cell>
              <table:table-cell office:value-type="float" office:value="65.4">
                <text:p>65.4</text:p>
              </table:table-cell>
              <table:table-cell office:value-type="float" office:value="58.5">
                <text:p>58.5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57.7">
                <text:p>57.7</text:p>
              </table:table-cell>
              <table:table-cell office:value-type="float" office:value="65.1">
                <text:p>65.1</text:p>
              </table:table-cell>
              <table:table-cell office:value-type="float" office:value="58.2">
                <text:p>58.2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57.4">
                <text:p>57.4</text:p>
              </table:table-cell>
              <table:table-cell office:value-type="float" office:value="64.9">
                <text:p>64.9</text:p>
              </table:table-cell>
              <table:table-cell office:value-type="float" office:value="58">
                <text:p>58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57.2">
                <text:p>57.2</text:p>
              </table:table-cell>
              <table:table-cell office:value-type="float" office:value="64.7">
                <text:p>64.7</text:p>
              </table:table-cell>
              <table:table-cell office:value-type="float" office:value="57.8">
                <text:p>57.8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57">
                <text:p>57</text:p>
              </table:table-cell>
              <table:table-cell office:value-type="float" office:value="64.4">
                <text:p>64.4</text:p>
              </table:table-cell>
              <table:table-cell office:value-type="float" office:value="57.6">
                <text:p>57.6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56.7">
                <text:p>56.7</text:p>
              </table:table-cell>
              <table:table-cell office:value-type="float" office:value="64.2">
                <text:p>64.2</text:p>
              </table:table-cell>
              <table:table-cell office:value-type="float" office:value="57.3">
                <text:p>57.3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56.5">
                <text:p>56.5</text:p>
              </table:table-cell>
              <table:table-cell office:value-type="float" office:value="64">
                <text:p>64</text:p>
              </table:table-cell>
              <table:table-cell office:value-type="float" office:value="57.1">
                <text:p>57.1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56.3">
                <text:p>56.3</text:p>
              </table:table-cell>
              <table:table-cell office:value-type="float" office:value="63.7">
                <text:p>63.7</text:p>
              </table:table-cell>
              <table:table-cell office:value-type="float" office:value="56.9">
                <text:p>56.9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56.1">
                <text:p>56.1</text:p>
              </table:table-cell>
              <table:table-cell office:value-type="float" office:value="63.5">
                <text:p>63.5</text:p>
              </table:table-cell>
              <table:table-cell office:value-type="float" office:value="56.6">
                <text:p>56.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55.9">
                <text:p>55.9</text:p>
              </table:table-cell>
              <table:table-cell office:value-type="float" office:value="63.3">
                <text:p>63.3</text:p>
              </table:table-cell>
              <table:table-cell office:value-type="float" office:value="56.4">
                <text:p>56.4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55.7">
                <text:p>55.7</text:p>
              </table:table-cell>
              <table:table-cell office:value-type="float" office:value="63.1">
                <text:p>63.1</text:p>
              </table:table-cell>
              <table:table-cell office:value-type="float" office:value="56.2">
                <text:p>56.2</text:p>
              </table:table-cell>
              <table:table-cell office:value-type="float" office:value="62.6">
                <text:p>62.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55.5">
                <text:p>55.5</text:p>
              </table:table-cell>
              <table:table-cell office:value-type="float" office:value="62.9">
                <text:p>62.9</text:p>
              </table:table-cell>
              <table:table-cell office:value-type="float" office:value="56">
                <text:p>56</text:p>
              </table:table-cell>
              <table:table-cell office:value-type="float" office:value="62.4">
                <text:p>62.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55.3">
                <text:p>55.3</text:p>
              </table:table-cell>
              <table:table-cell office:value-type="float" office:value="62.6">
                <text:p>62.6</text:p>
              </table:table-cell>
              <table:table-cell office:value-type="float" office:value="55.7">
                <text:p>55.7</text:p>
              </table:table-cell>
              <table:table-cell office:value-type="float" office:value="62.1">
                <text:p>62.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55">
                <text:p>55</text:p>
              </table:table-cell>
              <table:table-cell office:value-type="float" office:value="62.4">
                <text:p>62.4</text:p>
              </table:table-cell>
              <table:table-cell office:value-type="float" office:value="55.5">
                <text:p>55.5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54.8">
                <text:p>54.8</text:p>
              </table:table-cell>
              <table:table-cell office:value-type="float" office:value="62.2">
                <text:p>62.2</text:p>
              </table:table-cell>
              <table:table-cell office:value-type="float" office:value="55.3">
                <text:p>55.3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54.6">
                <text:p>54.6</text:p>
              </table:table-cell>
              <table:table-cell office:value-type="float" office:value="62">
                <text:p>62</text:p>
              </table:table-cell>
              <table:table-cell office:value-type="float" office:value="55.1">
                <text:p>55.1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54.4">
                <text:p>54.4</text:p>
              </table:table-cell>
              <table:table-cell office:value-type="float" office:value="61.8">
                <text:p>61.8</text:p>
              </table:table-cell>
              <table:table-cell office:value-type="float" office:value="54.9">
                <text:p>54.9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54.2">
                <text:p>54.2</text:p>
              </table:table-cell>
              <table:table-cell office:value-type="float" office:value="61.6">
                <text:p>61.6</text:p>
              </table:table-cell>
              <table:table-cell office:value-type="float" office:value="54.7">
                <text:p>54.7</text:p>
              </table:table-cell>
              <table:table-cell office:value-type="float" office:value="61.1">
                <text:p>61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54">
                <text:p>54</text:p>
              </table:table-cell>
              <table:table-cell office:value-type="float" office:value="61.4">
                <text:p>61.4</text:p>
              </table:table-cell>
              <table:table-cell office:value-type="float" office:value="54.5">
                <text:p>54.5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53.7">
                <text:p>53.7</text:p>
              </table:table-cell>
              <table:table-cell office:value-type="float" office:value="61.2">
                <text:p>61.2</text:p>
              </table:table-cell>
              <table:table-cell office:value-type="float" office:value="54.2">
                <text:p>54.2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53.5">
                <text:p>53.5</text:p>
              </table:table-cell>
              <table:table-cell office:value-type="float" office:value="60.9">
                <text:p>60.9</text:p>
              </table:table-cell>
              <table:table-cell office:value-type="float" office:value="54">
                <text:p>54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53.3">
                <text:p>53.3</text:p>
              </table:table-cell>
              <table:table-cell office:value-type="float" office:value="60.7">
                <text:p>60.7</text:p>
              </table:table-cell>
              <table:table-cell office:value-type="float" office:value="53.8">
                <text:p>53.8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53.1">
                <text:p>53.1</text:p>
              </table:table-cell>
              <table:table-cell office:value-type="float" office:value="60.5">
                <text:p>60.5</text:p>
              </table:table-cell>
              <table:table-cell office:value-type="float" office:value="53.6">
                <text:p>53.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52.9">
                <text:p>52.9</text:p>
              </table:table-cell>
              <table:table-cell office:value-type="float" office:value="60.3">
                <text:p>60.3</text:p>
              </table:table-cell>
              <table:table-cell office:value-type="float" office:value="53.4">
                <text:p>53.4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52.7">
                <text:p>52.7</text:p>
              </table:table-cell>
              <table:table-cell office:value-type="float" office:value="60.1">
                <text:p>60.1</text:p>
              </table:table-cell>
              <table:table-cell office:value-type="float" office:value="53.1">
                <text:p>53.1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52.5">
                <text:p>52.5</text:p>
              </table:table-cell>
              <table:table-cell office:value-type="float" office:value="59.9">
                <text:p>59.9</text:p>
              </table:table-cell>
              <table:table-cell office:value-type="float" office:value="52.9">
                <text:p>52.9</text:p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52.3">
                <text:p>52.3</text:p>
              </table:table-cell>
              <table:table-cell office:value-type="float" office:value="59.7">
                <text:p>59.7</text:p>
              </table:table-cell>
              <table:table-cell office:value-type="float" office:value="52.7">
                <text:p>52.7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52.1">
                <text:p>52.1</text:p>
              </table:table-cell>
              <table:table-cell office:value-type="float" office:value="59.5">
                <text:p>59.5</text:p>
              </table:table-cell>
              <table:table-cell office:value-type="float" office:value="52.6">
                <text:p>52.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51.9">
                <text:p>51.9</text:p>
              </table:table-cell>
              <table:table-cell office:value-type="float" office:value="59.3">
                <text:p>59.3</text:p>
              </table:table-cell>
              <table:table-cell office:value-type="float" office:value="52.4">
                <text:p>52.4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51.7">
                <text:p>51.7</text:p>
              </table:table-cell>
              <table:table-cell office:value-type="float" office:value="59.1">
                <text:p>59.1</text:p>
              </table:table-cell>
              <table:table-cell office:value-type="float" office:value="52.1">
                <text:p>52.1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51.5">
                <text:p>51.5</text:p>
              </table:table-cell>
              <table:table-cell office:value-type="float" office:value="58.8">
                <text:p>58.8</text:p>
              </table:table-cell>
              <table:table-cell office:value-type="float" office:value="51.9">
                <text:p>51.9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51.3">
                <text:p>51.3</text:p>
              </table:table-cell>
              <table:table-cell office:value-type="float" office:value="58.6">
                <text:p>58.6</text:p>
              </table:table-cell>
              <table:table-cell office:value-type="float" office:value="51.8">
                <text:p>51.8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51.1">
                <text:p>51.1</text:p>
              </table:table-cell>
              <table:table-cell office:value-type="float" office:value="58.4">
                <text:p>58.4</text:p>
              </table:table-cell>
              <table:table-cell office:value-type="float" office:value="51.6">
                <text:p>51.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50.9">
                <text:p>50.9</text:p>
              </table:table-cell>
              <table:table-cell office:value-type="float" office:value="58.3">
                <text:p>58.3</text:p>
              </table:table-cell>
              <table:table-cell office:value-type="float" office:value="51.3">
                <text:p>51.3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50.7">
                <text:p>50.7</text:p>
              </table:table-cell>
              <table:table-cell office:value-type="float" office:value="58">
                <text:p>58</text:p>
              </table:table-cell>
              <table:table-cell office:value-type="float" office:value="51.1">
                <text:p>51.1</text:p>
              </table:table-cell>
              <table:table-cell office:value-type="float" office:value="57.6">
                <text:p>57.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50.5">
                <text:p>50.5</text:p>
              </table:table-cell>
              <table:table-cell office:value-type="float" office:value="57.8">
                <text:p>57.8</text:p>
              </table:table-cell>
              <table:table-cell office:value-type="float" office:value="50.9">
                <text:p>50.9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50.3">
                <text:p>50.3</text:p>
              </table:table-cell>
              <table:table-cell office:value-type="float" office:value="57.6">
                <text:p>57.6</text:p>
              </table:table-cell>
              <table:table-cell office:value-type="float" office:value="50.8">
                <text:p>50.8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50.1">
                <text:p>50.1</text:p>
              </table:table-cell>
              <table:table-cell office:value-type="float" office:value="57.5">
                <text:p>57.5</text:p>
              </table:table-cell>
              <table:table-cell office:value-type="float" office:value="50.6">
                <text:p>50.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49.9">
                <text:p>49.9</text:p>
              </table:table-cell>
              <table:table-cell office:value-type="float" office:value="57.3">
                <text:p>57.3</text:p>
              </table:table-cell>
              <table:table-cell office:value-type="float" office:value="50.3">
                <text:p>50.3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49.7">
                <text:p>49.7</text:p>
              </table:table-cell>
              <table:table-cell office:value-type="float" office:value="57">
                <text:p>57</text:p>
              </table:table-cell>
              <table:table-cell office:value-type="float" office:value="50.1">
                <text:p>50.1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49.6">
                <text:p>49.6</text:p>
              </table:table-cell>
              <table:table-cell office:value-type="float" office:value="56.8">
                <text:p>56.8</text:p>
              </table:table-cell>
              <table:table-cell office:value-type="float" office:value="50">
                <text:p>50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49.4">
                <text:p>49.4</text:p>
              </table:table-cell>
              <table:table-cell office:value-type="float" office:value="56.7">
                <text:p>56.7</text:p>
              </table:table-cell>
              <table:table-cell office:value-type="float" office:value="49.8">
                <text:p>49.8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49.2">
                <text:p>49.2</text:p>
              </table:table-cell>
              <table:table-cell office:value-type="float" office:value="56.5">
                <text:p>56.5</text:p>
              </table:table-cell>
              <table:table-cell office:value-type="float" office:value="49.6">
                <text:p>49.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49">
                <text:p>49</text:p>
              </table:table-cell>
              <table:table-cell office:value-type="float" office:value="56.3">
                <text:p>56.3</text:p>
              </table:table-cell>
              <table:table-cell office:value-type="float" office:value="49.4">
                <text:p>49.4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48.8">
                <text:p>48.8</text:p>
              </table:table-cell>
              <table:table-cell office:value-type="float" office:value="56">
                <text:p>56</text:p>
              </table:table-cell>
              <table:table-cell office:value-type="float" office:value="49.2">
                <text:p>49.2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48.6">
                <text:p>48.6</text:p>
              </table:table-cell>
              <table:table-cell office:value-type="float" office:value="55.9">
                <text:p>55.9</text:p>
              </table:table-cell>
              <table:table-cell office:value-type="float" office:value="49">
                <text:p>49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48.4">
                <text:p>48.4</text:p>
              </table:table-cell>
              <table:table-cell office:value-type="float" office:value="55.7">
                <text:p>55.7</text:p>
              </table:table-cell>
              <table:table-cell office:value-type="float" office:value="48.8">
                <text:p>48.8</text:p>
              </table:table-cell>
              <table:table-cell office:value-type="float" office:value="55.3">
                <text:p>55.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48.2">
                <text:p>48.2</text:p>
              </table:table-cell>
              <table:table-cell office:value-type="float" office:value="55.5">
                <text:p>55.5</text:p>
              </table:table-cell>
              <table:table-cell office:value-type="float" office:value="48.6">
                <text:p>48.6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48.1">
                <text:p>48.1</text:p>
              </table:table-cell>
              <table:table-cell office:value-type="float" office:value="55.3">
                <text:p>55.3</text:p>
              </table:table-cell>
              <table:table-cell office:value-type="float" office:value="48.4">
                <text:p>48.4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47.9">
                <text:p>47.9</text:p>
              </table:table-cell>
              <table:table-cell office:value-type="float" office:value="55.1">
                <text:p>55.1</text:p>
              </table:table-cell>
              <table:table-cell office:value-type="float" office:value="48.2">
                <text:p>48.2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47.7">
                <text:p>47.7</text:p>
              </table:table-cell>
              <table:table-cell office:value-type="float" office:value="54.9">
                <text:p>54.9</text:p>
              </table:table-cell>
              <table:table-cell office:value-type="float" office:value="48.1">
                <text:p>48.1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47.5">
                <text:p>47.5</text:p>
              </table:table-cell>
              <table:table-cell office:value-type="float" office:value="54.7">
                <text:p>54.7</text:p>
              </table:table-cell>
              <table:table-cell office:value-type="float" office:value="47.9">
                <text:p>47.9</text:p>
              </table:table-cell>
              <table:table-cell office:value-type="float" office:value="54.3">
                <text:p>54.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47.3">
                <text:p>47.3</text:p>
              </table:table-cell>
              <table:table-cell office:value-type="float" office:value="54.6">
                <text:p>54.6</text:p>
              </table:table-cell>
              <table:table-cell office:value-type="float" office:value="47.7">
                <text:p>47.7</text:p>
              </table:table-cell>
              <table:table-cell office:value-type="float" office:value="54.2">
                <text:p>54.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47.2">
                <text:p>47.2</text:p>
              </table:table-cell>
              <table:table-cell office:value-type="float" office:value="54.3">
                <text:p>54.3</text:p>
              </table:table-cell>
              <table:table-cell office:value-type="float" office:value="47.5">
                <text:p>47.5</text:p>
              </table:table-cell>
              <table:table-cell office:value-type="float" office:value="53.9">
                <text:p>53.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47">
                <text:p>47</text:p>
              </table:table-cell>
              <table:table-cell office:value-type="float" office:value="54.2">
                <text:p>54.2</text:p>
              </table:table-cell>
              <table:table-cell office:value-type="float" office:value="47.3">
                <text:p>47.3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46.8">
                <text:p>46.8</text:p>
              </table:table-cell>
              <table:table-cell office:value-type="float" office:value="54">
                <text:p>54</text:p>
              </table:table-cell>
              <table:table-cell office:value-type="float" office:value="47.2">
                <text:p>47.2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46.6">
                <text:p>46.6</text:p>
              </table:table-cell>
              <table:table-cell office:value-type="float" office:value="53.8">
                <text:p>53.8</text:p>
              </table:table-cell>
              <table:table-cell office:value-type="float" office:value="46.9">
                <text:p>46.9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46.5">
                <text:p>46.5</text:p>
              </table:table-cell>
              <table:table-cell office:value-type="float" office:value="53.6">
                <text:p>53.6</text:p>
              </table:table-cell>
              <table:table-cell office:value-type="float" office:value="46.7">
                <text:p>46.7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46.3">
                <text:p>46.3</text:p>
              </table:table-cell>
              <table:table-cell office:value-type="float" office:value="53.4">
                <text:p>53.4</text:p>
              </table:table-cell>
              <table:table-cell office:value-type="float" office:value="46.6">
                <text:p>46.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46.1">
                <text:p>46.1</text:p>
              </table:table-cell>
              <table:table-cell office:value-type="float" office:value="53.2">
                <text:p>53.2</text:p>
              </table:table-cell>
              <table:table-cell office:value-type="float" office:value="46.4">
                <text:p>46.4</text:p>
              </table:table-cell>
              <table:table-cell office:value-type="float" office:value="52.8">
                <text:p>52.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45.9">
                <text:p>45.9</text:p>
              </table:table-cell>
              <table:table-cell office:value-type="float" office:value="53.1">
                <text:p>53.1</text:p>
              </table:table-cell>
              <table:table-cell office:value-type="float" office:value="46.2">
                <text:p>46.2</text:p>
              </table:table-cell>
              <table:table-cell office:value-type="float" office:value="52.7">
                <text:p>52.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45.7">
                <text:p>45.7</text:p>
              </table:table-cell>
              <table:table-cell office:value-type="float" office:value="52.9">
                <text:p>52.9</text:p>
              </table:table-cell>
              <table:table-cell office:value-type="float" office:value="46">
                <text:p>46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45.6">
                <text:p>45.6</text:p>
              </table:table-cell>
              <table:table-cell office:value-type="float" office:value="52.7">
                <text:p>52.7</text:p>
              </table:table-cell>
              <table:table-cell office:value-type="float" office:value="45.8">
                <text:p>45.8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45.4">
                <text:p>45.4</text:p>
              </table:table-cell>
              <table:table-cell office:value-type="float" office:value="52.5">
                <text:p>52.5</text:p>
              </table:table-cell>
              <table:table-cell office:value-type="float" office:value="45.7">
                <text:p>45.7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45.3">
                <text:p>45.3</text:p>
              </table:table-cell>
              <table:table-cell office:value-type="float" office:value="52.3">
                <text:p>52.3</text:p>
              </table:table-cell>
              <table:table-cell office:value-type="float" office:value="45.5">
                <text:p>45.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45.1">
                <text:p>45.1</text:p>
              </table:table-cell>
              <table:table-cell office:value-type="float" office:value="52.2">
                <text:p>52.2</text:p>
              </table:table-cell>
              <table:table-cell office:value-type="float" office:value="45.4">
                <text:p>45.4</text:p>
              </table:table-cell>
              <table:table-cell office:value-type="float" office:value="51.8">
                <text:p>51.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44.9">
                <text:p>44.9</text:p>
              </table:table-cell>
              <table:table-cell office:value-type="float" office:value="52">
                <text:p>52</text:p>
              </table:table-cell>
              <table:table-cell office:value-type="float" office:value="45.1">
                <text:p>45.1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44.8">
                <text:p>44.8</text:p>
              </table:table-cell>
              <table:table-cell office:value-type="float" office:value="51.8">
                <text:p>51.8</text:p>
              </table:table-cell>
              <table:table-cell office:value-type="float" office:value="45">
                <text:p>45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44.6">
                <text:p>44.6</text:p>
              </table:table-cell>
              <table:table-cell office:value-type="float" office:value="51.6">
                <text:p>51.6</text:p>
              </table:table-cell>
              <table:table-cell office:value-type="float" office:value="44.8">
                <text:p>44.8</text:p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44.4">
                <text:p>44.4</text:p>
              </table:table-cell>
              <table:table-cell office:value-type="float" office:value="51.4">
                <text:p>51.4</text:p>
              </table:table-cell>
              <table:table-cell office:value-type="float" office:value="44.7">
                <text:p>44.7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44.2">
                <text:p>44.2</text:p>
              </table:table-cell>
              <table:table-cell office:value-type="float" office:value="51.3">
                <text:p>51.3</text:p>
              </table:table-cell>
              <table:table-cell office:value-type="float" office:value="44.5">
                <text:p>44.5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44.1">
                <text:p>44.1</text:p>
              </table:table-cell>
              <table:table-cell office:value-type="float" office:value="51.1">
                <text:p>51.1</text:p>
              </table:table-cell>
              <table:table-cell office:value-type="float" office:value="44.3">
                <text:p>44.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43.9">
                <text:p>43.9</text:p>
              </table:table-cell>
              <table:table-cell office:value-type="float" office:value="50.9">
                <text:p>50.9</text:p>
              </table:table-cell>
              <table:table-cell office:value-type="float" office:value="44.1">
                <text:p>44.1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43.8">
                <text:p>43.8</text:p>
              </table:table-cell>
              <table:table-cell office:value-type="float" office:value="50.7">
                <text:p>50.7</text:p>
              </table:table-cell>
              <table:table-cell office:value-type="float" office:value="44">
                <text:p>44</text:p>
              </table:table-cell>
              <table:table-cell office:value-type="float" office:value="50.4">
                <text:p>50.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43.6">
                <text:p>43.6</text:p>
              </table:table-cell>
              <table:table-cell office:value-type="float" office:value="50.6">
                <text:p>50.6</text:p>
              </table:table-cell>
              <table:table-cell office:value-type="float" office:value="43.9">
                <text:p>43.9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43.4">
                <text:p>43.4</text:p>
              </table:table-cell>
              <table:table-cell office:value-type="float" office:value="50.4">
                <text:p>50.4</text:p>
              </table:table-cell>
              <table:table-cell office:value-type="float" office:value="43.6">
                <text:p>43.6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43.2">
                <text:p>43.2</text:p>
              </table:table-cell>
              <table:table-cell office:value-type="float" office:value="50.2">
                <text:p>50.2</text:p>
              </table:table-cell>
              <table:table-cell office:value-type="float" office:value="43.5">
                <text:p>43.5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43.1">
                <text:p>43.1</text:p>
              </table:table-cell>
              <table:table-cell office:value-type="float" office:value="50.1">
                <text:p>50.1</text:p>
              </table:table-cell>
              <table:table-cell office:value-type="float" office:value="43.3">
                <text:p>43.3</text:p>
              </table:table-cell>
              <table:table-cell office:value-type="float" office:value="49.7">
                <text:p>49.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42.9">
                <text:p>42.9</text:p>
              </table:table-cell>
              <table:table-cell office:value-type="float" office:value="49.9">
                <text:p>49.9</text:p>
              </table:table-cell>
              <table:table-cell office:value-type="float" office:value="43.2">
                <text:p>43.2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42.8">
                <text:p>42.8</text:p>
              </table:table-cell>
              <table:table-cell office:value-type="float" office:value="49.8">
                <text:p>49.8</text:p>
              </table:table-cell>
              <table:table-cell office:value-type="float" office:value="43">
                <text:p>43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42.6">
                <text:p>42.6</text:p>
              </table:table-cell>
              <table:table-cell office:value-type="float" office:value="49.6">
                <text:p>49.6</text:p>
              </table:table-cell>
              <table:table-cell office:value-type="float" office:value="42.8">
                <text:p>42.8</text:p>
              </table:table-cell>
              <table:table-cell office:value-type="float" office:value="49.2">
                <text:p>49.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42.5">
                <text:p>42.5</text:p>
              </table:table-cell>
              <table:table-cell office:value-type="float" office:value="49.4">
                <text:p>49.4</text:p>
              </table:table-cell>
              <table:table-cell office:value-type="float" office:value="42.7">
                <text:p>42.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42.3">
                <text:p>42.3</text:p>
              </table:table-cell>
              <table:table-cell office:value-type="float" office:value="49.2">
                <text:p>49.2</text:p>
              </table:table-cell>
              <table:table-cell office:value-type="float" office:value="42.5">
                <text:p>42.5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42.1">
                <text:p>42.1</text:p>
              </table:table-cell>
              <table:table-cell office:value-type="float" office:value="49.1">
                <text:p>49.1</text:p>
              </table:table-cell>
              <table:table-cell office:value-type="float" office:value="42.4">
                <text:p>42.4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42">
                <text:p>42</text:p>
              </table:table-cell>
              <table:table-cell office:value-type="float" office:value="48.9">
                <text:p>48.9</text:p>
              </table:table-cell>
              <table:table-cell office:value-type="float" office:value="42.2">
                <text:p>42.2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41.8">
                <text:p>41.8</text:p>
              </table:table-cell>
              <table:table-cell office:value-type="float" office:value="48.7">
                <text:p>48.7</text:p>
              </table:table-cell>
              <table:table-cell office:value-type="float" office:value="42">
                <text:p>42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41.7">
                <text:p>41.7</text:p>
              </table:table-cell>
              <table:table-cell office:value-type="float" office:value="48.5">
                <text:p>48.5</text:p>
              </table:table-cell>
              <table:table-cell office:value-type="float" office:value="41.9">
                <text:p>41.9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41.6">
                <text:p>41.6</text:p>
              </table:table-cell>
              <table:table-cell office:value-type="float" office:value="48.4">
                <text:p>48.4</text:p>
              </table:table-cell>
              <table:table-cell office:value-type="float" office:value="41.7">
                <text:p>41.7</text:p>
              </table:table-cell>
              <table:table-cell office:value-type="float" office:value="48.1">
                <text:p>48.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41.3">
                <text:p>41.3</text:p>
              </table:table-cell>
              <table:table-cell office:value-type="float" office:value="48.2">
                <text:p>48.2</text:p>
              </table:table-cell>
              <table:table-cell office:value-type="float" office:value="41.6">
                <text:p>41.6</text:p>
              </table:table-cell>
              <table:table-cell office:value-type="float" office:value="47.9">
                <text:p>47.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41.2">
                <text:p>41.2</text:p>
              </table:table-cell>
              <table:table-cell office:value-type="float" office:value="48.1">
                <text:p>48.1</text:p>
              </table:table-cell>
              <table:table-cell office:value-type="float" office:value="41.4">
                <text:p>41.4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41.1">
                <text:p>41.1</text:p>
              </table:table-cell>
              <table:table-cell office:value-type="float" office:value="47.9">
                <text:p>47.9</text:p>
              </table:table-cell>
              <table:table-cell office:value-type="float" office:value="41.2">
                <text:p>41.2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40.9">
                <text:p>40.9</text:p>
              </table:table-cell>
              <table:table-cell office:value-type="float" office:value="47.7">
                <text:p>47.7</text:p>
              </table:table-cell>
              <table:table-cell office:value-type="float" office:value="41.1">
                <text:p>41.1</text:p>
              </table:table-cell>
              <table:table-cell office:value-type="float" office:value="47.4">
                <text:p>47.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40.8">
                <text:p>40.8</text:p>
              </table:table-cell>
              <table:table-cell office:value-type="float" office:value="47.6">
                <text:p>47.6</text:p>
              </table:table-cell>
              <table:table-cell office:value-type="float" office:value="40.9">
                <text:p>40.9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40.6">
                <text:p>40.6</text:p>
              </table:table-cell>
              <table:table-cell office:value-type="float" office:value="47.5">
                <text:p>47.5</text:p>
              </table:table-cell>
              <table:table-cell office:value-type="float" office:value="40.7">
                <text:p>40.7</text:p>
              </table:table-cell>
              <table:table-cell office:value-type="float" office:value="47.1">
                <text:p>47.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40.5">
                <text:p>40.5</text:p>
              </table:table-cell>
              <table:table-cell office:value-type="float" office:value="47.3">
                <text:p>47.3</text:p>
              </table:table-cell>
              <table:table-cell office:value-type="float" office:value="40.6">
                <text:p>40.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40.3">
                <text:p>40.3</text:p>
              </table:table-cell>
              <table:table-cell office:value-type="float" office:value="47.1">
                <text:p>47.1</text:p>
              </table:table-cell>
              <table:table-cell office:value-type="float" office:value="40.4">
                <text:p>40.4</text:p>
              </table:table-cell>
              <table:table-cell office:value-type="float" office:value="46.8">
                <text:p>46.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40.2">
                <text:p>40.2</text:p>
              </table:table-cell>
              <table:table-cell office:value-type="float" office:value="46.9">
                <text:p>46.9</text:p>
              </table:table-cell>
              <table:table-cell office:value-type="float" office:value="40.3">
                <text:p>40.3</text:p>
              </table:table-cell>
              <table:table-cell office:value-type="float" office:value="46.6">
                <text:p>46.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40">
                <text:p>40</text:p>
              </table:table-cell>
              <table:table-cell office:value-type="float" office:value="46.8">
                <text:p>46.8</text:p>
              </table:table-cell>
              <table:table-cell office:value-type="float" office:value="40.2">
                <text:p>40.2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39.8">
                <text:p>39.8</text:p>
              </table:table-cell>
              <table:table-cell office:value-type="float" office:value="46.7">
                <text:p>46.7</text:p>
              </table:table-cell>
              <table:table-cell office:value-type="float" office:value="40">
                <text:p>40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9.7">
                <text:p>39.7</text:p>
              </table:table-cell>
              <table:table-cell office:value-type="float" office:value="46.5">
                <text:p>46.5</text:p>
              </table:table-cell>
              <table:table-cell office:value-type="float" office:value="39.8">
                <text:p>39.8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9.6">
                <text:p>39.6</text:p>
              </table:table-cell>
              <table:table-cell office:value-type="float" office:value="46.3">
                <text:p>46.3</text:p>
              </table:table-cell>
              <table:table-cell office:value-type="float" office:value="39.7">
                <text:p>39.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39.4">
                <text:p>39.4</text:p>
              </table:table-cell>
              <table:table-cell office:value-type="float" office:value="46.2">
                <text:p>46.2</text:p>
              </table:table-cell>
              <table:table-cell office:value-type="float" office:value="39.5">
                <text:p>39.5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39.2">
                <text:p>39.2</text:p>
              </table:table-cell>
              <table:table-cell office:value-type="float" office:value="46">
                <text:p>46</text:p>
              </table:table-cell>
              <table:table-cell office:value-type="float" office:value="39.4">
                <text:p>39.4</text:p>
              </table:table-cell>
              <table:table-cell office:value-type="float" office:value="45.7">
                <text:p>45.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39.1">
                <text:p>39.1</text:p>
              </table:table-cell>
              <table:table-cell office:value-type="float" office:value="45.9">
                <text:p>45.9</text:p>
              </table:table-cell>
              <table:table-cell office:value-type="float" office:value="39.2">
                <text:p>39.2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39">
                <text:p>39</text:p>
              </table:table-cell>
              <table:table-cell office:value-type="float" office:value="45.7">
                <text:p>45.7</text:p>
              </table:table-cell>
              <table:table-cell office:value-type="float" office:value="39.1">
                <text:p>39.1</text:p>
              </table:table-cell>
              <table:table-cell office:value-type="float" office:value="45.4">
                <text:p>45.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38.8">
                <text:p>38.8</text:p>
              </table:table-cell>
              <table:table-cell office:value-type="float" office:value="45.6">
                <text:p>45.6</text:p>
              </table:table-cell>
              <table:table-cell office:value-type="float" office:value="38.9">
                <text:p>38.9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8.7">
                <text:p>38.7</text:p>
              </table:table-cell>
              <table:table-cell office:value-type="float" office:value="45.4">
                <text:p>45.4</text:p>
              </table:table-cell>
              <table:table-cell office:value-type="float" office:value="38.8">
                <text:p>38.8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38.5">
                <text:p>38.5</text:p>
              </table:table-cell>
              <table:table-cell office:value-type="float" office:value="45.3">
                <text:p>45.3</text:p>
              </table:table-cell>
              <table:table-cell office:value-type="float" office:value="38.6">
                <text:p>38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8.4">
                <text:p>38.4</text:p>
              </table:table-cell>
              <table:table-cell office:value-type="float" office:value="45.1">
                <text:p>45.1</text:p>
              </table:table-cell>
              <table:table-cell office:value-type="float" office:value="38.5">
                <text:p>38.5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38.3">
                <text:p>38.3</text:p>
              </table:table-cell>
              <table:table-cell office:value-type="float" office:value="44.9">
                <text:p>44.9</text:p>
              </table:table-cell>
              <table:table-cell office:value-type="float" office:value="38.3">
                <text:p>38.3</text:p>
              </table:table-cell>
              <table:table-cell office:value-type="float" office:value="44.6">
                <text:p>44.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38.2">
                <text:p>38.2</text:p>
              </table:table-cell>
              <table:table-cell office:value-type="float" office:value="44.8">
                <text:p>44.8</text:p>
              </table:table-cell>
              <table:table-cell office:value-type="float" office:value="38.2">
                <text:p>38.2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38">
                <text:p>38</text:p>
              </table:table-cell>
              <table:table-cell office:value-type="float" office:value="44.7">
                <text:p>44.7</text:p>
              </table:table-cell>
              <table:table-cell office:value-type="float" office:value="38.1">
                <text:p>38.1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7.8">
                <text:p>37.8</text:p>
              </table:table-cell>
              <table:table-cell office:value-type="float" office:value="44.5">
                <text:p>44.5</text:p>
              </table:table-cell>
              <table:table-cell office:value-type="float" office:value="37.9">
                <text:p>37.9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37.7">
                <text:p>37.7</text:p>
              </table:table-cell>
              <table:table-cell office:value-type="float" office:value="44.4">
                <text:p>44.4</text:p>
              </table:table-cell>
              <table:table-cell office:value-type="float" office:value="37.7">
                <text:p>37.7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7.6">
                <text:p>37.6</text:p>
              </table:table-cell>
              <table:table-cell office:value-type="float" office:value="44.2">
                <text:p>44.2</text:p>
              </table:table-cell>
              <table:table-cell office:value-type="float" office:value="37.6">
                <text:p>37.6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7.4">
                <text:p>37.4</text:p>
              </table:table-cell>
              <table:table-cell office:value-type="float" office:value="44.1">
                <text:p>44.1</text:p>
              </table:table-cell>
              <table:table-cell office:value-type="float" office:value="37.5">
                <text:p>37.5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7.2">
                <text:p>37.2</text:p>
              </table:table-cell>
              <table:table-cell office:value-type="float" office:value="43.9">
                <text:p>43.9</text:p>
              </table:table-cell>
              <table:table-cell office:value-type="float" office:value="37.4">
                <text:p>37.4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37.1">
                <text:p>37.1</text:p>
              </table:table-cell>
              <table:table-cell office:value-type="float" office:value="43.8">
                <text:p>43.8</text:p>
              </table:table-cell>
              <table:table-cell office:value-type="float" office:value="37.2">
                <text:p>37.2</text:p>
              </table:table-cell>
              <table:table-cell office:value-type="float" office:value="43.5">
                <text:p>43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7">
                <text:p>37</text:p>
              </table:table-cell>
              <table:table-cell office:value-type="float" office:value="43.6">
                <text:p>43.6</text:p>
              </table:table-cell>
              <table:table-cell office:value-type="float" office:value="37.1">
                <text:p>37.1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6.9">
                <text:p>36.9</text:p>
              </table:table-cell>
              <table:table-cell office:value-type="float" office:value="43.5">
                <text:p>43.5</text:p>
              </table:table-cell>
              <table:table-cell office:value-type="float" office:value="36.9">
                <text:p>36.9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36.8">
                <text:p>36.8</text:p>
              </table:table-cell>
              <table:table-cell office:value-type="float" office:value="43.3">
                <text:p>43.3</text:p>
              </table:table-cell>
              <table:table-cell office:value-type="float" office:value="36.8">
                <text:p>36.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36.6">
                <text:p>36.6</text:p>
              </table:table-cell>
              <table:table-cell office:value-type="float" office:value="43.2">
                <text:p>43.2</text:p>
              </table:table-cell>
              <table:table-cell office:value-type="float" office:value="36.6">
                <text:p>36.6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36.4">
                <text:p>36.4</text:p>
              </table:table-cell>
              <table:table-cell office:value-type="float" office:value="43">
                <text:p>43</text:p>
              </table:table-cell>
              <table:table-cell office:value-type="float" office:value="36.5">
                <text:p>36.5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6.3">
                <text:p>36.3</text:p>
              </table:table-cell>
              <table:table-cell office:value-type="float" office:value="42.9">
                <text:p>42.9</text:p>
              </table:table-cell>
              <table:table-cell office:value-type="float" office:value="36.4">
                <text:p>36.4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6.2">
                <text:p>36.2</text:p>
              </table:table-cell>
              <table:table-cell office:value-type="float" office:value="42.8">
                <text:p>42.8</text:p>
              </table:table-cell>
              <table:table-cell office:value-type="float" office:value="36.2">
                <text:p>36.2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6.1">
                <text:p>36.1</text:p>
              </table:table-cell>
              <table:table-cell office:value-type="float" office:value="42.6">
                <text:p>42.6</text:p>
              </table:table-cell>
              <table:table-cell office:value-type="float" office:value="36.1">
                <text:p>36.1</text:p>
              </table:table-cell>
              <table:table-cell office:value-type="float" office:value="42.3">
                <text:p>42.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35.9">
                <text:p>35.9</text:p>
              </table:table-cell>
              <table:table-cell office:value-type="float" office:value="42.5">
                <text:p>42.5</text:p>
              </table:table-cell>
              <table:table-cell office:value-type="float" office:value="35.9">
                <text:p>35.9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35.8">
                <text:p>35.8</text:p>
              </table:table-cell>
              <table:table-cell office:value-type="float" office:value="42.3">
                <text:p>42.3</text:p>
              </table:table-cell>
              <table:table-cell office:value-type="float" office:value="35.8">
                <text:p>35.8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35.7">
                <text:p>35.7</text:p>
              </table:table-cell>
              <table:table-cell office:value-type="float" office:value="42.2">
                <text:p>42.2</text:p>
              </table:table-cell>
              <table:table-cell office:value-type="float" office:value="35.7">
                <text:p>35.7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35.6">
                <text:p>35.6</text:p>
              </table:table-cell>
              <table:table-cell office:value-type="float" office:value="42.1">
                <text:p>42.1</text:p>
              </table:table-cell>
              <table:table-cell office:value-type="float" office:value="35.6">
                <text:p>35.6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35.4">
                <text:p>35.4</text:p>
              </table:table-cell>
              <table:table-cell office:value-type="float" office:value="41.9">
                <text:p>41.9</text:p>
              </table:table-cell>
              <table:table-cell office:value-type="float" office:value="35.5">
                <text:p>35.5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35.3">
                <text:p>35.3</text:p>
              </table:table-cell>
              <table:table-cell office:value-type="float" office:value="41.8">
                <text:p>41.8</text:p>
              </table:table-cell>
              <table:table-cell office:value-type="float" office:value="35.3">
                <text:p>35.3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35.2">
                <text:p>35.2</text:p>
              </table:table-cell>
              <table:table-cell office:value-type="float" office:value="41.6">
                <text:p>41.6</text:p>
              </table:table-cell>
              <table:table-cell office:value-type="float" office:value="35.2">
                <text:p>35.2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35.1">
                <text:p>35.1</text:p>
              </table:table-cell>
              <table:table-cell office:value-type="float" office:value="41.5">
                <text:p>41.5</text:p>
              </table:table-cell>
              <table:table-cell office:value-type="float" office:value="35.1">
                <text:p>35.1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34.9">
                <text:p>34.9</text:p>
              </table:table-cell>
              <table:table-cell office:value-type="float" office:value="41.4">
                <text:p>41.4</text:p>
              </table:table-cell>
              <table:table-cell office:value-type="float" office:value="35">
                <text:p>35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34.8">
                <text:p>34.8</text:p>
              </table:table-cell>
              <table:table-cell office:value-type="float" office:value="41.3">
                <text:p>41.3</text:p>
              </table:table-cell>
              <table:table-cell office:value-type="float" office:value="34.8">
                <text:p>34.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34.6">
                <text:p>34.6</text:p>
              </table:table-cell>
              <table:table-cell office:value-type="float" office:value="41.1">
                <text:p>41.1</text:p>
              </table:table-cell>
              <table:table-cell office:value-type="float" office:value="34.6">
                <text:p>34.6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34.5">
                <text:p>34.5</text:p>
              </table:table-cell>
              <table:table-cell office:value-type="float" office:value="40.9">
                <text:p>40.9</text:p>
              </table:table-cell>
              <table:table-cell office:value-type="float" office:value="34.5">
                <text:p>34.5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4.4">
                <text:p>34.4</text:p>
              </table:table-cell>
              <table:table-cell office:value-type="float" office:value="40.8">
                <text:p>40.8</text:p>
              </table:table-cell>
              <table:table-cell office:value-type="float" office:value="34.4">
                <text:p>34.4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4.3">
                <text:p>34.3</text:p>
              </table:table-cell>
              <table:table-cell office:value-type="float" office:value="40.7">
                <text:p>40.7</text:p>
              </table:table-cell>
              <table:table-cell office:value-type="float" office:value="34.3">
                <text:p>34.3</text:p>
              </table:table-cell>
              <table:table-cell office:value-type="float" office:value="40.4">
                <text:p>40.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34.1">
                <text:p>34.1</text:p>
              </table:table-cell>
              <table:table-cell office:value-type="float" office:value="40.6">
                <text:p>40.6</text:p>
              </table:table-cell>
              <table:table-cell office:value-type="float" office:value="34.1">
                <text:p>34.1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34">
                <text:p>34</text:p>
              </table:table-cell>
              <table:table-cell office:value-type="float" office:value="40.4">
                <text:p>40.4</text:p>
              </table:table-cell>
              <table:table-cell office:value-type="float" office:value="34">
                <text:p>34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33.9">
                <text:p>33.9</text:p>
              </table:table-cell>
              <table:table-cell office:value-type="float" office:value="40.3">
                <text:p>40.3</text:p>
              </table:table-cell>
              <table:table-cell office:value-type="float" office:value="33.9">
                <text:p>33.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33.8">
                <text:p>33.8</text:p>
              </table:table-cell>
              <table:table-cell office:value-type="float" office:value="40.1">
                <text:p>40.1</text:p>
              </table:table-cell>
              <table:table-cell office:value-type="float" office:value="33.8">
                <text:p>33.8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3.6">
                <text:p>33.6</text:p>
              </table:table-cell>
              <table:table-cell office:value-type="float" office:value="40">
                <text:p>40</text:p>
              </table:table-cell>
              <table:table-cell office:value-type="float" office:value="33.7">
                <text:p>33.7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33.5">
                <text:p>33.5</text:p>
              </table:table-cell>
              <table:table-cell office:value-type="float" office:value="39.9">
                <text:p>39.9</text:p>
              </table:table-cell>
              <table:table-cell office:value-type="float" office:value="33.5">
                <text:p>33.5</text:p>
              </table:table-cell>
              <table:table-cell office:value-type="float" office:value="39.7">
                <text:p>39.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33.4">
                <text:p>33.4</text:p>
              </table:table-cell>
              <table:table-cell office:value-type="float" office:value="39.7">
                <text:p>39.7</text:p>
              </table:table-cell>
              <table:table-cell office:value-type="float" office:value="33.4">
                <text:p>33.4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33.3">
                <text:p>33.3</text:p>
              </table:table-cell>
              <table:table-cell office:value-type="float" office:value="39.6">
                <text:p>39.6</text:p>
              </table:table-cell>
              <table:table-cell office:value-type="float" office:value="33.3">
                <text:p>33.3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33.2">
                <text:p>33.2</text:p>
              </table:table-cell>
              <table:table-cell office:value-type="float" office:value="39.5">
                <text:p>39.5</text:p>
              </table:table-cell>
              <table:table-cell office:value-type="float" office:value="33.2">
                <text:p>33.2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33">
                <text:p>33</text:p>
              </table:table-cell>
              <table:table-cell office:value-type="float" office:value="39.4">
                <text:p>39.4</text:p>
              </table:table-cell>
              <table:table-cell office:value-type="float" office:value="33">
                <text:p>33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32.9">
                <text:p>32.9</text:p>
              </table:table-cell>
              <table:table-cell office:value-type="float" office:value="39.2">
                <text:p>39.2</text:p>
              </table:table-cell>
              <table:table-cell office:value-type="float" office:value="32.9">
                <text:p>32.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32.8">
                <text:p>32.8</text:p>
              </table:table-cell>
              <table:table-cell office:value-type="float" office:value="39.1">
                <text:p>39.1</text:p>
              </table:table-cell>
              <table:table-cell office:value-type="float" office:value="32.8">
                <text:p>32.8</text:p>
              </table:table-cell>
              <table:table-cell office:value-type="float" office:value="38.8">
                <text:p>38.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32.7">
                <text:p>32.7</text:p>
              </table:table-cell>
              <table:table-cell office:value-type="float" office:value="38.9">
                <text:p>38.9</text:p>
              </table:table-cell>
              <table:table-cell office:value-type="float" office:value="32.7">
                <text:p>32.7</text:p>
              </table:table-cell>
              <table:table-cell office:value-type="float" office:value="38.7">
                <text:p>38.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32.6">
                <text:p>32.6</text:p>
              </table:table-cell>
              <table:table-cell office:value-type="float" office:value="38.8">
                <text:p>38.8</text:p>
              </table:table-cell>
              <table:table-cell office:value-type="float" office:value="32.6">
                <text:p>32.6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32.5">
                <text:p>32.5</text:p>
              </table:table-cell>
              <table:table-cell office:value-type="float" office:value="38.7">
                <text:p>38.7</text:p>
              </table:table-cell>
              <table:table-cell office:value-type="float" office:value="32.4">
                <text:p>32.4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32.3">
                <text:p>32.3</text:p>
              </table:table-cell>
              <table:table-cell office:value-type="float" office:value="38.5">
                <text:p>38.5</text:p>
              </table:table-cell>
              <table:table-cell office:value-type="float" office:value="32.3">
                <text:p>32.3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32.2">
                <text:p>32.2</text:p>
              </table:table-cell>
              <table:table-cell office:value-type="float" office:value="38.4">
                <text:p>38.4</text:p>
              </table:table-cell>
              <table:table-cell office:value-type="float" office:value="32.2">
                <text:p>32.2</text:p>
              </table:table-cell>
              <table:table-cell office:value-type="float" office:value="38.2">
                <text:p>38.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32.1">
                <text:p>32.1</text:p>
              </table:table-cell>
              <table:table-cell office:value-type="float" office:value="38.3">
                <text:p>38.3</text:p>
              </table:table-cell>
              <table:table-cell office:value-type="float" office:value="32.1">
                <text:p>32.1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32">
                <text:p>32</text:p>
              </table:table-cell>
              <table:table-cell office:value-type="float" office:value="38.2">
                <text:p>38.2</text:p>
              </table:table-cell>
              <table:table-cell office:value-type="float" office:value="31.9">
                <text:p>31.9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31.9">
                <text:p>31.9</text:p>
              </table:table-cell>
              <table:table-cell office:value-type="float" office:value="38.1">
                <text:p>38.1</text:p>
              </table:table-cell>
              <table:table-cell office:value-type="float" office:value="31.8">
                <text:p>31.8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31.8">
                <text:p>31.8</text:p>
              </table:table-cell>
              <table:table-cell office:value-type="float" office:value="37.9">
                <text:p>37.9</text:p>
              </table:table-cell>
              <table:table-cell office:value-type="float" office:value="31.7">
                <text:p>31.7</text:p>
              </table:table-cell>
              <table:table-cell office:value-type="float" office:value="37.7">
                <text:p>37.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31.7">
                <text:p>31.7</text:p>
              </table:table-cell>
              <table:table-cell office:value-type="float" office:value="37.8">
                <text:p>37.8</text:p>
              </table:table-cell>
              <table:table-cell office:value-type="float" office:value="31.6">
                <text:p>31.6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31.5">
                <text:p>31.5</text:p>
              </table:table-cell>
              <table:table-cell office:value-type="float" office:value="37.7">
                <text:p>37.7</text:p>
              </table:table-cell>
              <table:table-cell office:value-type="float" office:value="31.5">
                <text:p>31.5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31.4">
                <text:p>31.4</text:p>
              </table:table-cell>
              <table:table-cell office:value-type="float" office:value="37.6">
                <text:p>37.6</text:p>
              </table:table-cell>
              <table:table-cell office:value-type="float" office:value="31.3">
                <text:p>31.3</text:p>
              </table:table-cell>
              <table:table-cell office:value-type="float" office:value="37.4">
                <text:p>37.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31.3">
                <text:p>31.3</text:p>
              </table:table-cell>
              <table:table-cell office:value-type="float" office:value="37.5">
                <text:p>37.5</text:p>
              </table:table-cell>
              <table:table-cell office:value-type="float" office:value="31.2">
                <text:p>31.2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31.2">
                <text:p>31.2</text:p>
              </table:table-cell>
              <table:table-cell office:value-type="float" office:value="37.3">
                <text:p>37.3</text:p>
              </table:table-cell>
              <table:table-cell office:value-type="float" office:value="31.1">
                <text:p>31.1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31.1">
                <text:p>31.1</text:p>
              </table:table-cell>
              <table:table-cell office:value-type="float" office:value="37.2">
                <text:p>37.2</text:p>
              </table:table-cell>
              <table:table-cell office:value-type="float" office:value="31">
                <text:p>3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31">
                <text:p>31</text:p>
              </table:table-cell>
              <table:table-cell office:value-type="float" office:value="37.1">
                <text:p>37.1</text:p>
              </table:table-cell>
              <table:table-cell office:value-type="float" office:value="30.9">
                <text:p>30.9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30.9">
                <text:p>30.9</text:p>
              </table:table-cell>
              <table:table-cell office:value-type="float" office:value="37">
                <text:p>37</text:p>
              </table:table-cell>
              <table:table-cell office:value-type="float" office:value="30.8">
                <text:p>30.8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30.8">
                <text:p>30.8</text:p>
              </table:table-cell>
              <table:table-cell office:value-type="float" office:value="36.8">
                <text:p>36.8</text:p>
              </table:table-cell>
              <table:table-cell office:value-type="float" office:value="30.7">
                <text:p>30.7</text:p>
              </table:table-cell>
              <table:table-cell office:value-type="float" office:value="36.6">
                <text:p>36.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30.7">
                <text:p>30.7</text:p>
              </table:table-cell>
              <table:table-cell office:value-type="float" office:value="36.7">
                <text:p>36.7</text:p>
              </table:table-cell>
              <table:table-cell office:value-type="float" office:value="30.6">
                <text:p>30.6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30.6">
                <text:p>30.6</text:p>
              </table:table-cell>
              <table:table-cell office:value-type="float" office:value="36.6">
                <text:p>36.6</text:p>
              </table:table-cell>
              <table:table-cell office:value-type="float" office:value="30.5">
                <text:p>30.5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30.4">
                <text:p>30.4</text:p>
              </table:table-cell>
              <table:table-cell office:value-type="float" office:value="36.5">
                <text:p>36.5</text:p>
              </table:table-cell>
              <table:table-cell office:value-type="float" office:value="30.3">
                <text:p>30.3</text:p>
              </table:table-cell>
              <table:table-cell office:value-type="float" office:value="36.3">
                <text:p>36.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30.3">
                <text:p>30.3</text:p>
              </table:table-cell>
              <table:table-cell office:value-type="float" office:value="36.4">
                <text:p>36.4</text:p>
              </table:table-cell>
              <table:table-cell office:value-type="float" office:value="30.2">
                <text:p>30.2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30.2">
                <text:p>30.2</text:p>
              </table:table-cell>
              <table:table-cell office:value-type="float" office:value="36.2">
                <text:p>36.2</text:p>
              </table:table-cell>
              <table:table-cell office:value-type="float" office:value="30.1">
                <text:p>30.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30.1">
                <text:p>30.1</text:p>
              </table:table-cell>
              <table:table-cell office:value-type="float" office:value="36.1">
                <text:p>36.1</text:p>
              </table:table-cell>
              <table:table-cell office:value-type="float" office:value="30">
                <text:p>30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29.9">
                <text:p>29.9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9.9">
                <text:p>29.9</text:p>
              </table:table-cell>
              <table:table-cell office:value-type="float" office:value="35.9">
                <text:p>35.9</text:p>
              </table:table-cell>
              <table:table-cell office:value-type="float" office:value="29.8">
                <text:p>29.8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9.8">
                <text:p>29.8</text:p>
              </table:table-cell>
              <table:table-cell office:value-type="float" office:value="35.8">
                <text:p>35.8</text:p>
              </table:table-cell>
              <table:table-cell office:value-type="float" office:value="29.7">
                <text:p>29.7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9.7">
                <text:p>29.7</text:p>
              </table:table-cell>
              <table:table-cell office:value-type="float" office:value="35.6">
                <text:p>35.6</text:p>
              </table:table-cell>
              <table:table-cell office:value-type="float" office:value="29.6">
                <text:p>29.6</text:p>
              </table:table-cell>
              <table:table-cell office:value-type="float" office:value="35.4">
                <text:p>35.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9.6">
                <text:p>29.6</text:p>
              </table:table-cell>
              <table:table-cell office:value-type="float" office:value="35.5">
                <text:p>35.5</text:p>
              </table:table-cell>
              <table:table-cell office:value-type="float" office:value="29.5">
                <text:p>29.5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9.5">
                <text:p>29.5</text:p>
              </table:table-cell>
              <table:table-cell office:value-type="float" office:value="35.4">
                <text:p>35.4</text:p>
              </table:table-cell>
              <table:table-cell office:value-type="float" office:value="29.4">
                <text:p>29.4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9.4">
                <text:p>29.4</text:p>
              </table:table-cell>
              <table:table-cell office:value-type="float" office:value="35.4">
                <text:p>35.4</text:p>
              </table:table-cell>
              <table:table-cell office:value-type="float" office:value="29.2">
                <text:p>29.2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9.3">
                <text:p>29.3</text:p>
              </table:table-cell>
              <table:table-cell office:value-type="float" office:value="35.2">
                <text:p>35.2</text:p>
              </table:table-cell>
              <table:table-cell office:value-type="float" office:value="29.1">
                <text:p>29.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9.2">
                <text:p>29.2</text:p>
              </table:table-cell>
              <table:table-cell office:value-type="float" office:value="35.1">
                <text:p>35.1</text:p>
              </table:table-cell>
              <table:table-cell office:value-type="float" office:value="29">
                <text:p>29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9.1">
                <text:p>29.1</text:p>
              </table:table-cell>
              <table:table-cell office:value-type="float" office:value="35">
                <text:p>35</text:p>
              </table:table-cell>
              <table:table-cell office:value-type="float" office:value="28.9">
                <text:p>28.9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8.9">
                <text:p>28.9</text:p>
              </table:table-cell>
              <table:table-cell office:value-type="float" office:value="34.9">
                <text:p>34.9</text:p>
              </table:table-cell>
              <table:table-cell office:value-type="float" office:value="28.8">
                <text:p>28.8</text:p>
              </table:table-cell>
              <table:table-cell office:value-type="float" office:value="34.7">
                <text:p>34.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8.8">
                <text:p>28.8</text:p>
              </table:table-cell>
              <table:table-cell office:value-type="float" office:value="34.8">
                <text:p>34.8</text:p>
              </table:table-cell>
              <table:table-cell office:value-type="float" office:value="28.7">
                <text:p>28.7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8.7">
                <text:p>28.7</text:p>
              </table:table-cell>
              <table:table-cell office:value-type="float" office:value="34.6">
                <text:p>34.6</text:p>
              </table:table-cell>
              <table:table-cell office:value-type="float" office:value="28.6">
                <text:p>28.6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8.7">
                <text:p>28.7</text:p>
              </table:table-cell>
              <table:table-cell office:value-type="float" office:value="34.5">
                <text:p>34.5</text:p>
              </table:table-cell>
              <table:table-cell office:value-type="float" office:value="28.5">
                <text:p>28.5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8.6">
                <text:p>28.6</text:p>
              </table:table-cell>
              <table:table-cell office:value-type="float" office:value="34.4">
                <text:p>34.4</text:p>
              </table:table-cell>
              <table:table-cell office:value-type="float" office:value="28.4">
                <text:p>28.4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8.4">
                <text:p>28.4</text:p>
              </table:table-cell>
              <table:table-cell office:value-type="float" office:value="34.3">
                <text:p>34.3</text:p>
              </table:table-cell>
              <table:table-cell office:value-type="float" office:value="28.3">
                <text:p>28.3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8.3">
                <text:p>28.3</text:p>
              </table:table-cell>
              <table:table-cell office:value-type="float" office:value="34.2">
                <text:p>34.2</text:p>
              </table:table-cell>
              <table:table-cell office:value-type="float" office:value="28.2">
                <text:p>28.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8.2">
                <text:p>28.2</text:p>
              </table:table-cell>
              <table:table-cell office:value-type="float" office:value="34.1">
                <text:p>34.1</text:p>
              </table:table-cell>
              <table:table-cell office:value-type="float" office:value="28.1">
                <text:p>28.1</text:p>
              </table:table-cell>
              <table:table-cell office:value-type="float" office:value="33.9">
                <text:p>33.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8.2">
                <text:p>28.2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33.8">
                <text:p>33.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8">
                <text:p>28</text:p>
              </table:table-cell>
              <table:table-cell office:value-type="float" office:value="33.9">
                <text:p>33.9</text:p>
              </table:table-cell>
              <table:table-cell office:value-type="float" office:value="27.9">
                <text:p>27.9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7.9">
                <text:p>27.9</text:p>
              </table:table-cell>
              <table:table-cell office:value-type="float" office:value="33.8">
                <text:p>33.8</text:p>
              </table:table-cell>
              <table:table-cell office:value-type="float" office:value="27.8">
                <text:p>27.8</text:p>
              </table:table-cell>
              <table:table-cell office:value-type="float" office:value="33.6">
                <text:p>33.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7.8">
                <text:p>27.8</text:p>
              </table:table-cell>
              <table:table-cell office:value-type="float" office:value="33.6">
                <text:p>33.6</text:p>
              </table:table-cell>
              <table:table-cell office:value-type="float" office:value="27.7">
                <text:p>27.7</text:p>
              </table:table-cell>
              <table:table-cell office:value-type="float" office:value="33.5">
                <text:p>33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7.8">
                <text:p>27.8</text:p>
              </table:table-cell>
              <table:table-cell office:value-type="float" office:value="33.5">
                <text:p>33.5</text:p>
              </table:table-cell>
              <table:table-cell office:value-type="float" office:value="27.6">
                <text:p>27.6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7.7">
                <text:p>27.7</text:p>
              </table:table-cell>
              <table:table-cell office:value-type="float" office:value="33.5">
                <text:p>33.5</text:p>
              </table:table-cell>
              <table:table-cell office:value-type="float" office:value="27.5">
                <text:p>27.5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7.5">
                <text:p>27.5</text:p>
              </table:table-cell>
              <table:table-cell office:value-type="float" office:value="33.4">
                <text:p>33.4</text:p>
              </table:table-cell>
              <table:table-cell office:value-type="float" office:value="27.4">
                <text:p>27.4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7.4">
                <text:p>27.4</text:p>
              </table:table-cell>
              <table:table-cell office:value-type="float" office:value="33.3">
                <text:p>33.3</text:p>
              </table:table-cell>
              <table:table-cell office:value-type="float" office:value="27.3">
                <text:p>27.3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7.4">
                <text:p>27.4</text:p>
              </table:table-cell>
              <table:table-cell office:value-type="float" office:value="33.1">
                <text:p>33.1</text:p>
              </table:table-cell>
              <table:table-cell office:value-type="float" office:value="27.2">
                <text:p>27.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27.3">
                <text:p>27.3</text:p>
              </table:table-cell>
              <table:table-cell office:value-type="float" office:value="33">
                <text:p>33</text:p>
              </table:table-cell>
              <table:table-cell office:value-type="float" office:value="27.1">
                <text:p>27.1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27.2">
                <text:p>27.2</text:p>
              </table:table-cell>
              <table:table-cell office:value-type="float" office:value="32.9">
                <text:p>32.9</text:p>
              </table:table-cell>
              <table:table-cell office:value-type="float" office:value="27">
                <text:p>27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27.1">
                <text:p>27.1</text:p>
              </table:table-cell>
              <table:table-cell office:value-type="float" office:value="32.8">
                <text:p>32.8</text:p>
              </table:table-cell>
              <table:table-cell office:value-type="float" office:value="26.9">
                <text:p>26.9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27">
                <text:p>27</text:p>
              </table:table-cell>
              <table:table-cell office:value-type="float" office:value="32.7">
                <text:p>32.7</text:p>
              </table:table-cell>
              <table:table-cell office:value-type="float" office:value="26.8">
                <text:p>26.8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26.9">
                <text:p>26.9</text:p>
              </table:table-cell>
              <table:table-cell office:value-type="float" office:value="32.6">
                <text:p>32.6</text:p>
              </table:table-cell>
              <table:table-cell office:value-type="float" office:value="26.8">
                <text:p>26.8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26.9">
                <text:p>26.9</text:p>
              </table:table-cell>
              <table:table-cell office:value-type="float" office:value="32.5">
                <text:p>32.5</text:p>
              </table:table-cell>
              <table:table-cell office:value-type="float" office:value="26.7">
                <text:p>26.7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26.8">
                <text:p>26.8</text:p>
              </table:table-cell>
              <table:table-cell office:value-type="float" office:value="32.4">
                <text:p>32.4</text:p>
              </table:table-cell>
              <table:table-cell office:value-type="float" office:value="26.6">
                <text:p>26.6</text:p>
              </table:table-cell>
              <table:table-cell office:value-type="float" office:value="32.2">
                <text:p>32.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26.7">
                <text:p>26.7</text:p>
              </table:table-cell>
              <table:table-cell office:value-type="float" office:value="32.3">
                <text:p>32.3</text:p>
              </table:table-cell>
              <table:table-cell office:value-type="float" office:value="26.5">
                <text:p>26.5</text:p>
              </table:table-cell>
              <table:table-cell office:value-type="float" office:value="32.1">
                <text:p>32.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26.6">
                <text:p>26.6</text:p>
              </table:table-cell>
              <table:table-cell office:value-type="float" office:value="32.2">
                <text:p>32.2</text:p>
              </table:table-cell>
              <table:table-cell office:value-type="float" office:value="26.4">
                <text:p>26.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26.5">
                <text:p>26.5</text:p>
              </table:table-cell>
              <table:table-cell office:value-type="float" office:value="32.1">
                <text:p>32.1</text:p>
              </table:table-cell>
              <table:table-cell office:value-type="float" office:value="26.3">
                <text:p>26.3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26.4">
                <text:p>26.4</text:p>
              </table:table-cell>
              <table:table-cell office:value-type="float" office:value="32">
                <text:p>32</text:p>
              </table:table-cell>
              <table:table-cell office:value-type="float" office:value="26.2">
                <text:p>26.2</text:p>
              </table:table-cell>
              <table:table-cell office:value-type="float" office:value="31.8">
                <text:p>31.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26.3">
                <text:p>26.3</text:p>
              </table:table-cell>
              <table:table-cell office:value-type="float" office:value="31.9">
                <text:p>31.9</text:p>
              </table:table-cell>
              <table:table-cell office:value-type="float" office:value="26.1">
                <text:p>26.1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26.2">
                <text:p>26.2</text:p>
              </table:table-cell>
              <table:table-cell office:value-type="float" office:value="31.8">
                <text:p>31.8</text:p>
              </table:table-cell>
              <table:table-cell office:value-type="float" office:value="26">
                <text:p>26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26.1">
                <text:p>26.1</text:p>
              </table:table-cell>
              <table:table-cell office:value-type="float" office:value="31.7">
                <text:p>31.7</text:p>
              </table:table-cell>
              <table:table-cell office:value-type="float" office:value="25.9">
                <text:p>25.9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26">
                <text:p>26</text:p>
              </table:table-cell>
              <table:table-cell office:value-type="float" office:value="31.6">
                <text:p>31.6</text:p>
              </table:table-cell>
              <table:table-cell office:value-type="float" office:value="25.8">
                <text:p>25.8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25.9">
                <text:p>25.9</text:p>
              </table:table-cell>
              <table:table-cell office:value-type="float" office:value="31.5">
                <text:p>31.5</text:p>
              </table:table-cell>
              <table:table-cell office:value-type="float" office:value="25.7">
                <text:p>25.7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25.8">
                <text:p>25.8</text:p>
              </table:table-cell>
              <table:table-cell office:value-type="float" office:value="31.4">
                <text:p>31.4</text:p>
              </table:table-cell>
              <table:table-cell office:value-type="float" office:value="25.6">
                <text:p>25.6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25.7">
                <text:p>25.7</text:p>
              </table:table-cell>
              <table:table-cell office:value-type="float" office:value="31.3">
                <text:p>31.3</text:p>
              </table:table-cell>
              <table:table-cell office:value-type="float" office:value="25.6">
                <text:p>25.6</text:p>
              </table:table-cell>
              <table:table-cell office:value-type="float" office:value="31.1">
                <text:p>31.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25.7">
                <text:p>25.7</text:p>
              </table:table-cell>
              <table:table-cell office:value-type="float" office:value="31.2">
                <text:p>31.2</text:p>
              </table:table-cell>
              <table:table-cell office:value-type="float" office:value="25.5">
                <text:p>25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25.6">
                <text:p>25.6</text:p>
              </table:table-cell>
              <table:table-cell office:value-type="float" office:value="31.1">
                <text:p>31.1</text:p>
              </table:table-cell>
              <table:table-cell office:value-type="float" office:value="25.4">
                <text:p>25.4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25.5">
                <text:p>25.5</text:p>
              </table:table-cell>
              <table:table-cell office:value-type="float" office:value="31">
                <text:p>31</text:p>
              </table:table-cell>
              <table:table-cell office:value-type="float" office:value="25.3">
                <text:p>25.3</text:p>
              </table:table-cell>
              <table:table-cell office:value-type="float" office:value="30.8">
                <text:p>30.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25.4">
                <text:p>25.4</text:p>
              </table:table-cell>
              <table:table-cell office:value-type="float" office:value="30.9">
                <text:p>30.9</text:p>
              </table:table-cell>
              <table:table-cell office:value-type="float" office:value="25.2">
                <text:p>25.2</text:p>
              </table:table-cell>
              <table:table-cell office:value-type="float" office:value="30.7">
                <text:p>30.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25.3">
                <text:p>25.3</text:p>
              </table:table-cell>
              <table:table-cell office:value-type="float" office:value="30.8">
                <text:p>30.8</text:p>
              </table:table-cell>
              <table:table-cell office:value-type="float" office:value="25.2">
                <text:p>25.2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25.3">
                <text:p>25.3</text:p>
              </table:table-cell>
              <table:table-cell office:value-type="float" office:value="30.7">
                <text:p>30.7</text:p>
              </table:table-cell>
              <table:table-cell office:value-type="float" office:value="25.1">
                <text:p>25.1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25.2">
                <text:p>25.2</text:p>
              </table:table-cell>
              <table:table-cell office:value-type="float" office:value="30.6">
                <text:p>30.6</text:p>
              </table:table-cell>
              <table:table-cell office:value-type="float" office:value="25.1">
                <text:p>25.1</text:p>
              </table:table-cell>
              <table:table-cell office:value-type="float" office:value="30.4">
                <text:p>30.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25.1">
                <text:p>25.1</text:p>
              </table:table-cell>
              <table:table-cell office:value-type="float" office:value="30.5">
                <text:p>30.5</text:p>
              </table:table-cell>
              <table:table-cell office:value-type="float" office:value="25">
                <text:p>25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25.1">
                <text:p>25.1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25">
                <text:p>25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29.8">
                <text:p>29.8</text:p>
              </table:table-cell>
              <table:table-cell office:value-type="float" office:value="NaN">
                <text:p>NaN</text:p>
              </table:table-cell>
              <table:table-cell office:value-type="float" office:value="29.7">
                <text:p>29.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29.7">
                <text:p>29.7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29.4">
                <text:p>29.4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29.4">
                <text:p>29.4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8.9">
                <text:p>28.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28.9">
                <text:p>28.9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28.8">
                <text:p>28.8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28.8">
                <text:p>28.8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28.4">
                <text:p>28.4</text:p>
              </table:table-cell>
              <table:table-cell office:value-type="float" office:value="NaN">
                <text:p>NaN</text:p>
              </table:table-cell>
              <table:table-cell office:value-type="float" office:value="28.3">
                <text:p>28.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28.4">
                <text:p>28.4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28.3">
                <text:p>28.3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28.1">
                <text:p>28.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7.9">
                <text:p>27.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27.4">
                <text:p>27.4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27.1">
                <text:p>27.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27.1">
                <text:p>27.1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26.9">
                <text:p>26.9</text:p>
              </table:table-cell>
              <table:table-cell office:value-type="float" office:value="NaN">
                <text:p>NaN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26.9">
                <text:p>26.9</text:p>
              </table:table-cell>
              <table:table-cell office:value-type="float" office:value="NaN">
                <text:p>NaN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26.8">
                <text:p>26.8</text:p>
              </table:table-cell>
              <table:table-cell office:value-type="float" office:value="NaN">
                <text:p>NaN</text:p>
              </table:table-cell>
              <table:table-cell office:value-type="float" office:value="26.7">
                <text:p>26.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26.7">
                <text:p>26.7</text:p>
              </table:table-cell>
              <table:table-cell office:value-type="float" office:value="NaN">
                <text:p>NaN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26.6">
                <text:p>26.6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26.6">
                <text:p>26.6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26.2">
                <text:p>26.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26.1">
                <text:p>26.1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26.1">
                <text:p>26.1</text:p>
              </table:table-cell>
              <table:table-cell office:value-type="float" office:value="NaN">
                <text:p>NaN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25.9">
                <text:p>25.9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25.5">
                <text:p>25.5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25.3">
                <text:p>25.3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24.9">
                <text:p>2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